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2" style:family="table-cell" style:parent-style-name="Default" style:data-style-name="N100"/>
    <style:style style:name="T1" style:family="text">
      <style:text-properties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a i hora</text:p>
          </table:table-cell>
          <table:table-cell office:value-type="string">
            <text:p>tipus</text:p>
          </table:table-cell>
          <table:table-cell office:value-type="string">
            <text:p>UTMx</text:p>
          </table:table-cell>
          <table:table-cell office:value-type="string">
            <text:p>UTMy</text:p>
          </table:table-cell>
          <table:table-cell office:value-type="string">
            <text:p>latitud</text:p>
          </table:table-cell>
          <table:table-cell office:value-type="string">
            <text:p>longitud</text:p>
          </table:table-cell>
          <table:table-cell table:style-name="ce1" office:value-type="string">
            <text:p><text:span text:style-name="T1">Amplitud(kA)</text:span></text:p>
          </table:table-cell>
          <table:table-cell office:value-type="string">
            <text:p>Risetime</text:p>
          </table:table-cell>
          <table:table-cell/>
        </table:table-row>
        <table:table-row table:style-name="ro2">
          <table:table-cell office:value-type="string">
            <text:p>2013-11-17 01:08:14.464866</text:p>
          </table:table-cell>
          <table:table-cell office:value-type="string">
            <text:p>nt</text:p>
          </table:table-cell>
          <table:table-cell office:value-type="string">
            <text:p>837812.51</text:p>
          </table:table-cell>
          <table:table-cell office:value-type="string">
            <text:p>4333940.3</text:p>
          </table:table-cell>
          <table:table-cell office:value-type="string">
            <text:p>39.0885400</text:p>
          </table:table-cell>
          <table:table-cell office:value-type="string">
            <text:p>6.9052806</text:p>
          </table:table-cell>
          <table:table-cell office:value-type="string">
            <text:p>-214.5630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09:45.490369</text:p>
          </table:table-cell>
          <table:table-cell office:value-type="string">
            <text:p>nt</text:p>
          </table:table-cell>
          <table:table-cell office:value-type="string">
            <text:p>757914.95</text:p>
          </table:table-cell>
          <table:table-cell office:value-type="string">
            <text:p>4441378.9</text:p>
          </table:table-cell>
          <table:table-cell office:value-type="string">
            <text:p>40.0825270</text:p>
          </table:table-cell>
          <table:table-cell office:value-type="string">
            <text:p>6.0247726</text:p>
          </table:table-cell>
          <table:table-cell office:value-type="string">
            <text:p><text:s/>101.58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10:42.130141</text:p>
          </table:table-cell>
          <table:table-cell office:value-type="string">
            <text:p>nt</text:p>
          </table:table-cell>
          <table:table-cell office:value-type="string">
            <text:p>406408.36</text:p>
          </table:table-cell>
          <table:table-cell office:value-type="string">
            <text:p>4527107.8</text:p>
          </table:table-cell>
          <table:table-cell office:value-type="string">
            <text:p>40.8890000</text:p>
          </table:table-cell>
          <table:table-cell office:value-type="string">
            <text:p>1.8890812</text:p>
          </table:table-cell>
          <table:table-cell table:style-name="ce2" office:value-type="string">
            <text:p><text:s text:c="3"/>9.3610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10:42.18388</text:p>
          </table:table-cell>
          <table:table-cell office:value-type="string">
            <text:p>nt</text:p>
          </table:table-cell>
          <table:table-cell office:value-type="string">
            <text:p>411069.73</text:p>
          </table:table-cell>
          <table:table-cell office:value-type="string">
            <text:p>4528550.2</text:p>
          </table:table-cell>
          <table:table-cell office:value-type="string">
            <text:p>40.9025100</text:p>
          </table:table-cell>
          <table:table-cell office:value-type="string">
            <text:p>1.9441953</text:p>
          </table:table-cell>
          <table:table-cell office:value-type="string">
            <text:p><text:s text:c="2"/>72.871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10:42.771957</text:p>
          </table:table-cell>
          <table:table-cell office:value-type="string">
            <text:p>nt</text:p>
          </table:table-cell>
          <table:table-cell office:value-type="string">
            <text:p>423257.53</text:p>
          </table:table-cell>
          <table:table-cell office:value-type="string">
            <text:p>4536485.8</text:p>
          </table:table-cell>
          <table:table-cell office:value-type="string">
            <text:p>40.9752200</text:p>
          </table:table-cell>
          <table:table-cell office:value-type="string">
            <text:p>2.0878906</text:p>
          </table:table-cell>
          <table:table-cell table:style-name="ce2" office:value-type="string">
            <text:p><text:s text:c="3"/>6.10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16:04.600467</text:p>
          </table:table-cell>
          <table:table-cell office:value-type="string">
            <text:p>nt</text:p>
          </table:table-cell>
          <table:table-cell office:value-type="string">
            <text:p>849897.29</text:p>
          </table:table-cell>
          <table:table-cell office:value-type="string">
            <text:p>4332699.8</text:p>
          </table:table-cell>
          <table:table-cell office:value-type="string">
            <text:p>39.0726300</text:p>
          </table:table-cell>
          <table:table-cell office:value-type="string">
            <text:p>7.0440297</text:p>
          </table:table-cell>
          <table:table-cell office:value-type="string">
            <text:p>-162.301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17:04.461124</text:p>
          </table:table-cell>
          <table:table-cell office:value-type="string">
            <text:p>nt</text:p>
          </table:table-cell>
          <table:table-cell office:value-type="string">
            <text:p>754530.04</text:p>
          </table:table-cell>
          <table:table-cell office:value-type="string">
            <text:p>4449418.4</text:p>
          </table:table-cell>
          <table:table-cell office:value-type="string">
            <text:p>40.1558880</text:p>
          </table:table-cell>
          <table:table-cell office:value-type="string">
            <text:p>5.9882940</text:p>
          </table:table-cell>
          <table:table-cell office:value-type="string">
            <text:p><text:s/>131.8120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0:22.083761</text:p>
          </table:table-cell>
          <table:table-cell office:value-type="string">
            <text:p>nt</text:p>
          </table:table-cell>
          <table:table-cell office:value-type="string">
            <text:p>418590.17</text:p>
          </table:table-cell>
          <table:table-cell office:value-type="string">
            <text:p>4287639.6</text:p>
          </table:table-cell>
          <table:table-cell office:value-type="string">
            <text:p>38.7330300</text:p>
          </table:table-cell>
          <table:table-cell office:value-type="string">
            <text:p>2.0634040</text:p>
          </table:table-cell>
          <table:table-cell office:value-type="string">
            <text:p>-150.109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1:05.338443</text:p>
          </table:table-cell>
          <table:table-cell office:value-type="string">
            <text:p>nt</text:p>
          </table:table-cell>
          <table:table-cell office:value-type="string">
            <text:p>805200.64</text:p>
          </table:table-cell>
          <table:table-cell office:value-type="string">
            <text:p>4415231.3</text:p>
          </table:table-cell>
          <table:table-cell office:value-type="string">
            <text:p>39.8316100</text:p>
          </table:table-cell>
          <table:table-cell office:value-type="string">
            <text:p>6.5661410</text:p>
          </table:table-cell>
          <table:table-cell office:value-type="string">
            <text:p><text:s/>312.780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1:19.654241</text:p>
          </table:table-cell>
          <table:table-cell office:value-type="string">
            <text:p>nt</text:p>
          </table:table-cell>
          <table:table-cell office:value-type="string">
            <text:p>417737.06</text:p>
          </table:table-cell>
          <table:table-cell office:value-type="string">
            <text:p>4292364.6</text:p>
          </table:table-cell>
          <table:table-cell office:value-type="string">
            <text:p>38.7755240</text:p>
          </table:table-cell>
          <table:table-cell office:value-type="string">
            <text:p>2.0530280</text:p>
          </table:table-cell>
          <table:table-cell office:value-type="string">
            <text:p><text:s/>-70.115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2:17.753625</text:p>
          </table:table-cell>
          <table:table-cell office:value-type="string">
            <text:p>nt</text:p>
          </table:table-cell>
          <table:table-cell office:value-type="string">
            <text:p>418745.82</text:p>
          </table:table-cell>
          <table:table-cell office:value-type="string">
            <text:p>4295525.7</text:p>
          </table:table-cell>
          <table:table-cell office:value-type="string">
            <text:p>38.8041000</text:p>
          </table:table-cell>
          <table:table-cell office:value-type="string">
            <text:p>2.0642667</text:p>
          </table:table-cell>
          <table:table-cell office:value-type="string">
            <text:p>-103.581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3:26.571892</text:p>
          </table:table-cell>
          <table:table-cell office:value-type="string">
            <text:p>nt</text:p>
          </table:table-cell>
          <table:table-cell office:value-type="string">
            <text:p>419525.83</text:p>
          </table:table-cell>
          <table:table-cell office:value-type="string">
            <text:p>4293080.9</text:p>
          </table:table-cell>
          <table:table-cell office:value-type="string">
            <text:p>38.7821430</text:p>
          </table:table-cell>
          <table:table-cell office:value-type="string">
            <text:p>2.0735335</text:p>
          </table:table-cell>
          <table:table-cell office:value-type="string">
            <text:p><text:s/>-77.848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25:21.905603</text:p>
          </table:table-cell>
          <table:table-cell office:value-type="string">
            <text:p>nt</text:p>
          </table:table-cell>
          <table:table-cell office:value-type="string">
            <text:p>420189.39</text:p>
          </table:table-cell>
          <table:table-cell office:value-type="string">
            <text:p>4293329.1</text:p>
          </table:table-cell>
          <table:table-cell office:value-type="string">
            <text:p>38.7844400</text:p>
          </table:table-cell>
          <table:table-cell office:value-type="string">
            <text:p>2.0811431</text:p>
          </table:table-cell>
          <table:table-cell office:value-type="string">
            <text:p><text:s/>-71.928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31:07.597395</text:p>
          </table:table-cell>
          <table:table-cell office:value-type="string">
            <text:p>nt</text:p>
          </table:table-cell>
          <table:table-cell office:value-type="string">
            <text:p>423133.46</text:p>
          </table:table-cell>
          <table:table-cell office:value-type="string">
            <text:p>4268367.1</text:p>
          </table:table-cell>
          <table:table-cell office:value-type="string">
            <text:p>38.5597800</text:p>
          </table:table-cell>
          <table:table-cell office:value-type="string">
            <text:p>2.1177993</text:p>
          </table:table-cell>
          <table:table-cell office:value-type="string">
            <text:p>-131.350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31:30.847965</text:p>
          </table:table-cell>
          <table:table-cell office:value-type="string">
            <text:p>nt</text:p>
          </table:table-cell>
          <table:table-cell office:value-type="string">
            <text:p>684869.41</text:p>
          </table:table-cell>
          <table:table-cell office:value-type="string">
            <text:p>4092472.6</text:p>
          </table:table-cell>
          <table:table-cell office:value-type="string">
            <text:p>36.9596060</text:p>
          </table:table-cell>
          <table:table-cell office:value-type="string">
            <text:p>5.0764256</text:p>
          </table:table-cell>
          <table:table-cell office:value-type="string">
            <text:p><text:s/>-69.412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35:43.118667</text:p>
          </table:table-cell>
          <table:table-cell office:value-type="string">
            <text:p>nt</text:p>
          </table:table-cell>
          <table:table-cell office:value-type="string">
            <text:p>422356.55</text:p>
          </table:table-cell>
          <table:table-cell office:value-type="string">
            <text:p>4290078.0</text:p>
          </table:table-cell>
          <table:table-cell office:value-type="string">
            <text:p>38.7553400</text:p>
          </table:table-cell>
          <table:table-cell office:value-type="string">
            <text:p>2.1064563</text:p>
          </table:table-cell>
          <table:table-cell office:value-type="string">
            <text:p>-111.3520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37:14.372734</text:p>
          </table:table-cell>
          <table:table-cell office:value-type="string">
            <text:p>nt</text:p>
          </table:table-cell>
          <table:table-cell office:value-type="string">
            <text:p>782586.36</text:p>
          </table:table-cell>
          <table:table-cell office:value-type="string">
            <text:p>4444679.9</text:p>
          </table:table-cell>
          <table:table-cell office:value-type="string">
            <text:p>40.1043050</text:p>
          </table:table-cell>
          <table:table-cell office:value-type="string">
            <text:p>6.3151183</text:p>
          </table:table-cell>
          <table:table-cell office:value-type="string">
            <text:p><text:s/>142.746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37:57.791208</text:p>
          </table:table-cell>
          <table:table-cell office:value-type="string">
            <text:p>nt</text:p>
          </table:table-cell>
          <table:table-cell office:value-type="string">
            <text:p>653355.23</text:p>
          </table:table-cell>
          <table:table-cell office:value-type="string">
            <text:p>4627248.3</text:p>
          </table:table-cell>
          <table:table-cell office:value-type="string">
            <text:p>41.7815360</text:p>
          </table:table-cell>
          <table:table-cell office:value-type="string">
            <text:p>4.8453030</text:p>
          </table:table-cell>
          <table:table-cell office:value-type="string">
            <text:p><text:s/>-15.614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45:22.039649</text:p>
          </table:table-cell>
          <table:table-cell office:value-type="string">
            <text:p>nt</text:p>
          </table:table-cell>
          <table:table-cell office:value-type="string">
            <text:p>647310.36</text:p>
          </table:table-cell>
          <table:table-cell office:value-type="string">
            <text:p>4630906.1</text:p>
          </table:table-cell>
          <table:table-cell office:value-type="string">
            <text:p>41.8156100</text:p>
          </table:table-cell>
          <table:table-cell office:value-type="string">
            <text:p>4.7735080</text:p>
          </table:table-cell>
          <table:table-cell office:value-type="string">
            <text:p>-119.23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46:22.959763</text:p>
          </table:table-cell>
          <table:table-cell office:value-type="string">
            <text:p>nt</text:p>
          </table:table-cell>
          <table:table-cell office:value-type="string">
            <text:p>806700.27</text:p>
          </table:table-cell>
          <table:table-cell office:value-type="string">
            <text:p>4422029.9</text:p>
          </table:table-cell>
          <table:table-cell office:value-type="string">
            <text:p>39.8922040</text:p>
          </table:table-cell>
          <table:table-cell office:value-type="string">
            <text:p>6.5868170</text:p>
          </table:table-cell>
          <table:table-cell office:value-type="string">
            <text:p><text:s/>202.70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50:02.236188</text:p>
          </table:table-cell>
          <table:table-cell office:value-type="string">
            <text:p>nt</text:p>
          </table:table-cell>
          <table:table-cell office:value-type="string">
            <text:p>648848.09</text:p>
          </table:table-cell>
          <table:table-cell office:value-type="string">
            <text:p>4633993.5</text:p>
          </table:table-cell>
          <table:table-cell office:value-type="string">
            <text:p>41.8431170</text:p>
          </table:table-cell>
          <table:table-cell office:value-type="string">
            <text:p>4.7927880</text:p>
          </table:table-cell>
          <table:table-cell office:value-type="string">
            <text:p>-155.4190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59:07.209802</text:p>
          </table:table-cell>
          <table:table-cell office:value-type="string">
            <text:p>nt</text:p>
          </table:table-cell>
          <table:table-cell office:value-type="string">
            <text:p>877821.06</text:p>
          </table:table-cell>
          <table:table-cell office:value-type="string">
            <text:p>4317892.5</text:p>
          </table:table-cell>
          <table:table-cell office:value-type="string">
            <text:p>38.9279600</text:p>
          </table:table-cell>
          <table:table-cell office:value-type="string">
            <text:p>7.3577414</text:p>
          </table:table-cell>
          <table:table-cell office:value-type="string">
            <text:p><text:s/>-95.756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00:18.262888</text:p>
          </table:table-cell>
          <table:table-cell office:value-type="string">
            <text:p>nt</text:p>
          </table:table-cell>
          <table:table-cell office:value-type="string">
            <text:p>863450.29</text:p>
          </table:table-cell>
          <table:table-cell office:value-type="string">
            <text:p>4337426.0</text:p>
          </table:table-cell>
          <table:table-cell office:value-type="string">
            <text:p>39.1095700</text:p>
          </table:table-cell>
          <table:table-cell office:value-type="string">
            <text:p>7.2028110</text:p>
          </table:table-cell>
          <table:table-cell office:value-type="string">
            <text:p><text:s/>-73.741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01:06.961377</text:p>
          </table:table-cell>
          <table:table-cell office:value-type="string">
            <text:p>nt</text:p>
          </table:table-cell>
          <table:table-cell office:value-type="string">
            <text:p>807567.10</text:p>
          </table:table-cell>
          <table:table-cell office:value-type="string">
            <text:p>4435165.4</text:p>
          </table:table-cell>
          <table:table-cell office:value-type="string">
            <text:p>40.0100020</text:p>
          </table:table-cell>
          <table:table-cell office:value-type="string">
            <text:p>6.6031356</text:p>
          </table:table-cell>
          <table:table-cell office:value-type="string">
            <text:p><text:s/>130.24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03:32.517592</text:p>
          </table:table-cell>
          <table:table-cell office:value-type="string">
            <text:p>nt</text:p>
          </table:table-cell>
          <table:table-cell office:value-type="string">
            <text:p>759377.33</text:p>
          </table:table-cell>
          <table:table-cell office:value-type="string">
            <text:p>4485608.4</text:p>
          </table:table-cell>
          <table:table-cell office:value-type="string">
            <text:p>40.4799800</text:p>
          </table:table-cell>
          <table:table-cell office:value-type="string">
            <text:p>6.0598030</text:p>
          </table:table-cell>
          <table:table-cell office:value-type="string">
            <text:p>-134.21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3:48.579048</text:p>
          </table:table-cell>
          <table:table-cell office:value-type="string">
            <text:p>nt</text:p>
          </table:table-cell>
          <table:table-cell office:value-type="string">
            <text:p>457351.79</text:p>
          </table:table-cell>
          <table:table-cell office:value-type="string">
            <text:p>4536465.2</text:p>
          </table:table-cell>
          <table:table-cell office:value-type="string">
            <text:p>40.9775280</text:p>
          </table:table-cell>
          <table:table-cell office:value-type="string">
            <text:p>2.4930923</text:p>
          </table:table-cell>
          <table:table-cell office:value-type="string">
            <text:p><text:s text:c="2"/>31.598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3:48.769477</text:p>
          </table:table-cell>
          <table:table-cell office:value-type="string">
            <text:p>nt</text:p>
          </table:table-cell>
          <table:table-cell office:value-type="string">
            <text:p>458749.61</text:p>
          </table:table-cell>
          <table:table-cell office:value-type="string">
            <text:p>4532495.3</text:p>
          </table:table-cell>
          <table:table-cell office:value-type="string">
            <text:p>40.9418400</text:p>
          </table:table-cell>
          <table:table-cell office:value-type="string">
            <text:p>2.5099704</text:p>
          </table:table-cell>
          <table:table-cell office:value-type="string">
            <text:p><text:s/>-15.336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4:57.205526</text:p>
          </table:table-cell>
          <table:table-cell office:value-type="string">
            <text:p>nt</text:p>
          </table:table-cell>
          <table:table-cell office:value-type="string">
            <text:p>484937.61</text:p>
          </table:table-cell>
          <table:table-cell office:value-type="string">
            <text:p>4533655.1</text:p>
          </table:table-cell>
          <table:table-cell office:value-type="string">
            <text:p>40.9531900</text:p>
          </table:table-cell>
          <table:table-cell office:value-type="string">
            <text:p>2.8210370</text:p>
          </table:table-cell>
          <table:table-cell office:value-type="string">
            <text:p><text:s/>-77.885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4:57.422627</text:p>
          </table:table-cell>
          <table:table-cell office:value-type="string">
            <text:p>nt</text:p>
          </table:table-cell>
          <table:table-cell office:value-type="string">
            <text:p>484309.84</text:p>
          </table:table-cell>
          <table:table-cell office:value-type="string">
            <text:p>4534675.3</text:p>
          </table:table-cell>
          <table:table-cell office:value-type="string">
            <text:p>40.9623680</text:p>
          </table:table-cell>
          <table:table-cell office:value-type="string">
            <text:p>2.8135524</text:p>
          </table:table-cell>
          <table:table-cell office:value-type="string">
            <text:p><text:s text:c="2"/>-6.419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9:54.645188</text:p>
          </table:table-cell>
          <table:table-cell office:value-type="string">
            <text:p>nt</text:p>
          </table:table-cell>
          <table:table-cell office:value-type="string">
            <text:p>452737.10</text:p>
          </table:table-cell>
          <table:table-cell office:value-type="string">
            <text:p>4536261.6</text:p>
          </table:table-cell>
          <table:table-cell office:value-type="string">
            <text:p>40.9754400</text:p>
          </table:table-cell>
          <table:table-cell office:value-type="string">
            <text:p>2.4382610</text:p>
          </table:table-cell>
          <table:table-cell office:value-type="string">
            <text:p><text:s text:c="2"/>21.497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9:54.865156</text:p>
          </table:table-cell>
          <table:table-cell office:value-type="string">
            <text:p>nt</text:p>
          </table:table-cell>
          <table:table-cell office:value-type="string">
            <text:p>452209.65</text:p>
          </table:table-cell>
          <table:table-cell office:value-type="string">
            <text:p>4544177.3</text:p>
          </table:table-cell>
          <table:table-cell office:value-type="string">
            <text:p>41.0467100</text:p>
          </table:table-cell>
          <table:table-cell office:value-type="string">
            <text:p>2.4313796</text:p>
          </table:table-cell>
          <table:table-cell office:value-type="string">
            <text:p><text:s/>-12.11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29:54.971506</text:p>
          </table:table-cell>
          <table:table-cell office:value-type="string">
            <text:p>nt</text:p>
          </table:table-cell>
          <table:table-cell office:value-type="string">
            <text:p>454051.69</text:p>
          </table:table-cell>
          <table:table-cell office:value-type="string">
            <text:p>4541539.5</text:p>
          </table:table-cell>
          <table:table-cell office:value-type="string">
            <text:p>41.0230560</text:p>
          </table:table-cell>
          <table:table-cell office:value-type="string">
            <text:p>2.4534922</text:p>
          </table:table-cell>
          <table:table-cell office:value-type="string">
            <text:p><text:s text:c="2"/>-8.417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35:28.738743</text:p>
          </table:table-cell>
          <table:table-cell office:value-type="string">
            <text:p>nt</text:p>
          </table:table-cell>
          <table:table-cell office:value-type="string">
            <text:p>467775.92</text:p>
          </table:table-cell>
          <table:table-cell office:value-type="string">
            <text:p>4543356.0</text:p>
          </table:table-cell>
          <table:table-cell office:value-type="string">
            <text:p>41.0400770</text:p>
          </table:table-cell>
          <table:table-cell office:value-type="string">
            <text:p>2.6166286</text:p>
          </table:table-cell>
          <table:table-cell table:style-name="ce2" office:value-type="string">
            <text:p><text:s text:c="3"/>7.585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2:44:59.090166</text:p>
          </table:table-cell>
          <table:table-cell office:value-type="string">
            <text:p>nt</text:p>
          </table:table-cell>
          <table:table-cell office:value-type="string">
            <text:p>875798.45</text:p>
          </table:table-cell>
          <table:table-cell office:value-type="string">
            <text:p>4319014.4</text:p>
          </table:table-cell>
          <table:table-cell office:value-type="string">
            <text:p>38.9389080</text:p>
          </table:table-cell>
          <table:table-cell office:value-type="string">
            <text:p>7.3350900</text:p>
          </table:table-cell>
          <table:table-cell office:value-type="string">
            <text:p><text:s/>-56.1105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07:04.770018</text:p>
          </table:table-cell>
          <table:table-cell office:value-type="string">
            <text:p>nt</text:p>
          </table:table-cell>
          <table:table-cell office:value-type="string">
            <text:p>471858.54</text:p>
          </table:table-cell>
          <table:table-cell office:value-type="string">
            <text:p>4542183.1</text:p>
          </table:table-cell>
          <table:table-cell office:value-type="string">
            <text:p>41.0296630</text:p>
          </table:table-cell>
          <table:table-cell office:value-type="string">
            <text:p>2.6652524</text:p>
          </table:table-cell>
          <table:table-cell office:value-type="string">
            <text:p><text:s text:c="2"/>18.5000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12:02.32602</text:p>
          </table:table-cell>
          <table:table-cell office:value-type="string">
            <text:p>nt</text:p>
          </table:table-cell>
          <table:table-cell office:value-type="string">
            <text:p>446639.83</text:p>
          </table:table-cell>
          <table:table-cell office:value-type="string">
            <text:p>4559278.1</text:p>
          </table:table-cell>
          <table:table-cell office:value-type="string">
            <text:p>41.1823800</text:p>
          </table:table-cell>
          <table:table-cell office:value-type="string">
            <text:p>2.3638005</text:p>
          </table:table-cell>
          <table:table-cell office:value-type="string">
            <text:p><text:s/>173.622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15:59.189605</text:p>
          </table:table-cell>
          <table:table-cell office:value-type="string">
            <text:p>nt</text:p>
          </table:table-cell>
          <table:table-cell office:value-type="string">
            <text:p>446238.09</text:p>
          </table:table-cell>
          <table:table-cell office:value-type="string">
            <text:p>4551798.1</text:p>
          </table:table-cell>
          <table:table-cell office:value-type="string">
            <text:p>41.1149800</text:p>
          </table:table-cell>
          <table:table-cell office:value-type="string">
            <text:p>2.3596668</text:p>
          </table:table-cell>
          <table:table-cell office:value-type="string">
            <text:p><text:s text:c="2"/>42.920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19:54.176914</text:p>
          </table:table-cell>
          <table:table-cell office:value-type="string">
            <text:p>nt</text:p>
          </table:table-cell>
          <table:table-cell office:value-type="string">
            <text:p>457939.00</text:p>
          </table:table-cell>
          <table:table-cell office:value-type="string">
            <text:p>4551498.3</text:p>
          </table:table-cell>
          <table:table-cell office:value-type="string">
            <text:p>41.1129700</text:p>
          </table:table-cell>
          <table:table-cell office:value-type="string">
            <text:p>2.4990456</text:p>
          </table:table-cell>
          <table:table-cell office:value-type="string">
            <text:p><text:s text:c="2"/>-4.865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20:49.410976</text:p>
          </table:table-cell>
          <table:table-cell office:value-type="string">
            <text:p>nt</text:p>
          </table:table-cell>
          <table:table-cell office:value-type="string">
            <text:p>465610.99</text:p>
          </table:table-cell>
          <table:table-cell office:value-type="string">
            <text:p>4550960.9</text:p>
          </table:table-cell>
          <table:table-cell office:value-type="string">
            <text:p>41.1084900</text:p>
          </table:table-cell>
          <table:table-cell office:value-type="string">
            <text:p>2.5904481</text:p>
          </table:table-cell>
          <table:table-cell table:style-name="ce2" office:value-type="string">
            <text:p><text:s text:c="2"/>11.52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20:49.741768</text:p>
          </table:table-cell>
          <table:table-cell office:value-type="string">
            <text:p>nt</text:p>
          </table:table-cell>
          <table:table-cell office:value-type="string">
            <text:p>460691.20</text:p>
          </table:table-cell>
          <table:table-cell office:value-type="string">
            <text:p>4551756.1</text:p>
          </table:table-cell>
          <table:table-cell office:value-type="string">
            <text:p>41.1154300</text:p>
          </table:table-cell>
          <table:table-cell office:value-type="string">
            <text:p>2.5318072</text:p>
          </table:table-cell>
          <table:table-cell office:value-type="string">
            <text:p><text:s text:c="2"/>-6.38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23:36.434535</text:p>
          </table:table-cell>
          <table:table-cell office:value-type="string">
            <text:p>nt</text:p>
          </table:table-cell>
          <table:table-cell office:value-type="string">
            <text:p>459766.88</text:p>
          </table:table-cell>
          <table:table-cell office:value-type="string">
            <text:p>4550003.7</text:p>
          </table:table-cell>
          <table:table-cell office:value-type="string">
            <text:p>41.0996000</text:p>
          </table:table-cell>
          <table:table-cell office:value-type="string">
            <text:p>2.5209131</text:p>
          </table:table-cell>
          <table:table-cell office:value-type="string">
            <text:p><text:s text:c="2"/>14.0045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23:36.764853</text:p>
          </table:table-cell>
          <table:table-cell office:value-type="string">
            <text:p>nt</text:p>
          </table:table-cell>
          <table:table-cell office:value-type="string">
            <text:p>423839.14</text:p>
          </table:table-cell>
          <table:table-cell office:value-type="string">
            <text:p>4562098.0</text:p>
          </table:table-cell>
          <table:table-cell office:value-type="string">
            <text:p>41.2059560</text:p>
          </table:table-cell>
          <table:table-cell office:value-type="string">
            <text:p>2.0916305</text:p>
          </table:table-cell>
          <table:table-cell office:value-type="string">
            <text:p><text:s text:c="2"/>24.087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2:28.28289</text:p>
          </table:table-cell>
          <table:table-cell office:value-type="string">
            <text:p>nt</text:p>
          </table:table-cell>
          <table:table-cell office:value-type="string">
            <text:p>450628.74</text:p>
          </table:table-cell>
          <table:table-cell office:value-type="string">
            <text:p>4398434.9</text:p>
          </table:table-cell>
          <table:table-cell office:value-type="string">
            <text:p>39.7337000</text:p>
          </table:table-cell>
          <table:table-cell office:value-type="string">
            <text:p>2.4238690</text:p>
          </table:table-cell>
          <table:table-cell office:value-type="string">
            <text:p><text:s/>-55.111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7:39.052866</text:p>
          </table:table-cell>
          <table:table-cell office:value-type="string">
            <text:p>nt</text:p>
          </table:table-cell>
          <table:table-cell office:value-type="string">
            <text:p>438821.39</text:p>
          </table:table-cell>
          <table:table-cell office:value-type="string">
            <text:p>4472359.4</text:p>
          </table:table-cell>
          <table:table-cell office:value-type="string">
            <text:p>40.3989000</text:p>
          </table:table-cell>
          <table:table-cell office:value-type="string">
            <text:p>2.2791078</text:p>
          </table:table-cell>
          <table:table-cell table:style-name="ce2" office:value-type="string">
            <text:p><text:s text:c="2"/>11.80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7:39.053183</text:p>
          </table:table-cell>
          <table:table-cell office:value-type="string">
            <text:p>nt</text:p>
          </table:table-cell>
          <table:table-cell office:value-type="string">
            <text:p>452299.97</text:p>
          </table:table-cell>
          <table:table-cell office:value-type="string">
            <text:p>4399652.6</text:p>
          </table:table-cell>
          <table:table-cell office:value-type="string">
            <text:p>39.7447660</text:p>
          </table:table-cell>
          <table:table-cell office:value-type="string">
            <text:p>2.4432820</text:p>
          </table:table-cell>
          <table:table-cell office:value-type="string">
            <text:p>-192.344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7:39.096372</text:p>
          </table:table-cell>
          <table:table-cell office:value-type="string">
            <text:p>nt</text:p>
          </table:table-cell>
          <table:table-cell office:value-type="string">
            <text:p>450726.03</text:p>
          </table:table-cell>
          <table:table-cell office:value-type="string">
            <text:p>4402578.2</text:p>
          </table:table-cell>
          <table:table-cell office:value-type="string">
            <text:p>39.7710340</text:p>
          </table:table-cell>
          <table:table-cell office:value-type="string">
            <text:p>2.4246938</text:p>
          </table:table-cell>
          <table:table-cell office:value-type="string">
            <text:p><text:s/>-77.10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7:39.104847</text:p>
          </table:table-cell>
          <table:table-cell office:value-type="string">
            <text:p>nt</text:p>
          </table:table-cell>
          <table:table-cell office:value-type="string">
            <text:p>460502.74</text:p>
          </table:table-cell>
          <table:table-cell office:value-type="string">
            <text:p>4387410.6</text:p>
          </table:table-cell>
          <table:table-cell office:value-type="string">
            <text:p>39.6348880</text:p>
          </table:table-cell>
          <table:table-cell office:value-type="string">
            <text:p>2.5397482</text:p>
          </table:table-cell>
          <table:table-cell office:value-type="string">
            <text:p><text:s/>-20.313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7:39.111065</text:p>
          </table:table-cell>
          <table:table-cell office:value-type="string">
            <text:p>nt</text:p>
          </table:table-cell>
          <table:table-cell office:value-type="string">
            <text:p>449996.71</text:p>
          </table:table-cell>
          <table:table-cell office:value-type="string">
            <text:p>4403698.2</text:p>
          </table:table-cell>
          <table:table-cell office:value-type="string">
            <text:p>39.7810820</text:p>
          </table:table-cell>
          <table:table-cell office:value-type="string">
            <text:p>2.4160936</text:p>
          </table:table-cell>
          <table:table-cell office:value-type="string">
            <text:p><text:s/>-20.091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1.66732</text:p>
          </table:table-cell>
          <table:table-cell office:value-type="string">
            <text:p>nt</text:p>
          </table:table-cell>
          <table:table-cell office:value-type="string">
            <text:p>451663.41</text:p>
          </table:table-cell>
          <table:table-cell office:value-type="string">
            <text:p>4402368.2</text:p>
          </table:table-cell>
          <table:table-cell office:value-type="string">
            <text:p>39.7691960</text:p>
          </table:table-cell>
          <table:table-cell office:value-type="string">
            <text:p>2.4356532</text:p>
          </table:table-cell>
          <table:table-cell office:value-type="string">
            <text:p><text:s text:c="2"/>34.76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1.667798</text:p>
          </table:table-cell>
          <table:table-cell office:value-type="string">
            <text:p>nt</text:p>
          </table:table-cell>
          <table:table-cell office:value-type="string">
            <text:p>453536.35</text:p>
          </table:table-cell>
          <table:table-cell office:value-type="string">
            <text:p>4398534.5</text:p>
          </table:table-cell>
          <table:table-cell office:value-type="string">
            <text:p>39.7347600</text:p>
          </table:table-cell>
          <table:table-cell office:value-type="string">
            <text:p>2.4577904</text:p>
          </table:table-cell>
          <table:table-cell office:value-type="string">
            <text:p>-208.754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1.687889</text:p>
          </table:table-cell>
          <table:table-cell office:value-type="string">
            <text:p>nt</text:p>
          </table:table-cell>
          <table:table-cell office:value-type="string">
            <text:p>451710.72</text:p>
          </table:table-cell>
          <table:table-cell office:value-type="string">
            <text:p>4401079.7</text:p>
          </table:table-cell>
          <table:table-cell office:value-type="string">
            <text:p>39.7575900</text:p>
          </table:table-cell>
          <table:table-cell office:value-type="string">
            <text:p>2.4363003</text:p>
          </table:table-cell>
          <table:table-cell office:value-type="string">
            <text:p><text:s/>-46.76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1.707671</text:p>
          </table:table-cell>
          <table:table-cell office:value-type="string">
            <text:p>nt</text:p>
          </table:table-cell>
          <table:table-cell office:value-type="string">
            <text:p>452955.44</text:p>
          </table:table-cell>
          <table:table-cell office:value-type="string">
            <text:p>4399376.3</text:p>
          </table:table-cell>
          <table:table-cell office:value-type="string">
            <text:p>39.7423130</text:p>
          </table:table-cell>
          <table:table-cell office:value-type="string">
            <text:p>2.4509516</text:p>
          </table:table-cell>
          <table:table-cell office:value-type="string">
            <text:p><text:s/>-23.66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1.721628</text:p>
          </table:table-cell>
          <table:table-cell office:value-type="string">
            <text:p>nt</text:p>
          </table:table-cell>
          <table:table-cell office:value-type="string">
            <text:p>452108.49</text:p>
          </table:table-cell>
          <table:table-cell office:value-type="string">
            <text:p>4404014.6</text:p>
          </table:table-cell>
          <table:table-cell office:value-type="string">
            <text:p>39.7840540</text:p>
          </table:table-cell>
          <table:table-cell office:value-type="string">
            <text:p>2.4407294</text:p>
          </table:table-cell>
          <table:table-cell office:value-type="string">
            <text:p><text:s/>-14.652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39:32.583286</text:p>
          </table:table-cell>
          <table:table-cell office:value-type="string">
            <text:p>nt</text:p>
          </table:table-cell>
          <table:table-cell office:value-type="string">
            <text:p>453970.66</text:p>
          </table:table-cell>
          <table:table-cell office:value-type="string">
            <text:p>4404717.0</text:p>
          </table:table-cell>
          <table:table-cell office:value-type="string">
            <text:p>39.7904850</text:p>
          </table:table-cell>
          <table:table-cell office:value-type="string">
            <text:p>2.4624255</text:p>
          </table:table-cell>
          <table:table-cell office:value-type="string">
            <text:p><text:s/>-14.393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44:16.369706</text:p>
          </table:table-cell>
          <table:table-cell office:value-type="string">
            <text:p>nt</text:p>
          </table:table-cell>
          <table:table-cell office:value-type="string">
            <text:p>452856.74</text:p>
          </table:table-cell>
          <table:table-cell office:value-type="string">
            <text:p>4407661.2</text:p>
          </table:table-cell>
          <table:table-cell office:value-type="string">
            <text:p>39.8169500</text:p>
          </table:table-cell>
          <table:table-cell office:value-type="string">
            <text:p>2.4492050</text:p>
          </table:table-cell>
          <table:table-cell office:value-type="string">
            <text:p><text:s text:c="2"/>45.4175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45:54.876578</text:p>
          </table:table-cell>
          <table:table-cell office:value-type="string">
            <text:p>nt</text:p>
          </table:table-cell>
          <table:table-cell office:value-type="string">
            <text:p>493242.47</text:p>
          </table:table-cell>
          <table:table-cell office:value-type="string">
            <text:p>4559457.1</text:p>
          </table:table-cell>
          <table:table-cell office:value-type="string">
            <text:p>41.1857220</text:p>
          </table:table-cell>
          <table:table-cell office:value-type="string">
            <text:p>2.9194274</text:p>
          </table:table-cell>
          <table:table-cell office:value-type="string">
            <text:p><text:s/>-14.208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48:02.718452</text:p>
          </table:table-cell>
          <table:table-cell office:value-type="string">
            <text:p>nt</text:p>
          </table:table-cell>
          <table:table-cell office:value-type="string">
            <text:p>928010.61</text:p>
          </table:table-cell>
          <table:table-cell office:value-type="string">
            <text:p>4308160.6</text:p>
          </table:table-cell>
          <table:table-cell office:value-type="string">
            <text:p>38.8175740</text:p>
          </table:table-cell>
          <table:table-cell office:value-type="string">
            <text:p>7.9286885</text:p>
          </table:table-cell>
          <table:table-cell office:value-type="string">
            <text:p><text:s/>-63.6215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3:52:53.45962</text:p>
          </table:table-cell>
          <table:table-cell office:value-type="string">
            <text:p>nt</text:p>
          </table:table-cell>
          <table:table-cell office:value-type="string">
            <text:p>896806.23</text:p>
          </table:table-cell>
          <table:table-cell office:value-type="string">
            <text:p>4406861.5</text:p>
          </table:table-cell>
          <table:table-cell office:value-type="string">
            <text:p>39.7186620</text:p>
          </table:table-cell>
          <table:table-cell office:value-type="string">
            <text:p>7.6285530</text:p>
          </table:table-cell>
          <table:table-cell office:value-type="string">
            <text:p><text:s text:c="2"/>69.578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03:43.361035</text:p>
          </table:table-cell>
          <table:table-cell office:value-type="string">
            <text:p>nt</text:p>
          </table:table-cell>
          <table:table-cell office:value-type="string">
            <text:p>488042.38</text:p>
          </table:table-cell>
          <table:table-cell office:value-type="string">
            <text:p>4574396.8</text:p>
          </table:table-cell>
          <table:table-cell office:value-type="string">
            <text:p>41.3202320</text:p>
          </table:table-cell>
          <table:table-cell office:value-type="string">
            <text:p>2.8571320</text:p>
          </table:table-cell>
          <table:table-cell table:style-name="ce2" office:value-type="string">
            <text:p><text:s text:c="2"/>12.9685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03:43.369632</text:p>
          </table:table-cell>
          <table:table-cell office:value-type="string">
            <text:p>nt</text:p>
          </table:table-cell>
          <table:table-cell office:value-type="string">
            <text:p>492132.73</text:p>
          </table:table-cell>
          <table:table-cell office:value-type="string">
            <text:p>4571591.5</text:p>
          </table:table-cell>
          <table:table-cell office:value-type="string">
            <text:p>41.2950130</text:p>
          </table:table-cell>
          <table:table-cell office:value-type="string">
            <text:p>2.9060392</text:p>
          </table:table-cell>
          <table:table-cell table:style-name="ce2" office:value-type="string">
            <text:p><text:s text:c="3"/>9.213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03:43.690183</text:p>
          </table:table-cell>
          <table:table-cell office:value-type="string">
            <text:p>nt</text:p>
          </table:table-cell>
          <table:table-cell office:value-type="string">
            <text:p>475487.65</text:p>
          </table:table-cell>
          <table:table-cell office:value-type="string">
            <text:p>4570599.0</text:p>
          </table:table-cell>
          <table:table-cell office:value-type="string">
            <text:p>41.2857400</text:p>
          </table:table-cell>
          <table:table-cell office:value-type="string">
            <text:p>2.7072842</text:p>
          </table:table-cell>
          <table:table-cell office:value-type="string">
            <text:p><text:s text:c="2"/>-7.17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08:07.239035</text:p>
          </table:table-cell>
          <table:table-cell office:value-type="string">
            <text:p>nt</text:p>
          </table:table-cell>
          <table:table-cell office:value-type="string">
            <text:p>479443.17</text:p>
          </table:table-cell>
          <table:table-cell office:value-type="string">
            <text:p>4572686.9</text:p>
          </table:table-cell>
          <table:table-cell office:value-type="string">
            <text:p>41.3046570</text:p>
          </table:table-cell>
          <table:table-cell office:value-type="string">
            <text:p>2.7544484</text:p>
          </table:table-cell>
          <table:table-cell table:style-name="ce2" office:value-type="string">
            <text:p><text:s text:c="3"/>5.531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08:07.262923</text:p>
          </table:table-cell>
          <table:table-cell office:value-type="string">
            <text:p>nt</text:p>
          </table:table-cell>
          <table:table-cell office:value-type="string">
            <text:p>473586.99</text:p>
          </table:table-cell>
          <table:table-cell office:value-type="string">
            <text:p>4577846.9</text:p>
          </table:table-cell>
          <table:table-cell office:value-type="string">
            <text:p>41.3509640</text:p>
          </table:table-cell>
          <table:table-cell office:value-type="string">
            <text:p>2.6842728</text:p>
          </table:table-cell>
          <table:table-cell table:style-name="ce2" office:value-type="string">
            <text:p><text:s text:c="3"/>4.255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11:01.542814</text:p>
          </table:table-cell>
          <table:table-cell office:value-type="string">
            <text:p>nt</text:p>
          </table:table-cell>
          <table:table-cell office:value-type="string">
            <text:p>472312.61</text:p>
          </table:table-cell>
          <table:table-cell office:value-type="string">
            <text:p>4578936.2</text:p>
          </table:table-cell>
          <table:table-cell office:value-type="string">
            <text:p>41.3607330</text:p>
          </table:table-cell>
          <table:table-cell office:value-type="string">
            <text:p>2.6689901</text:p>
          </table:table-cell>
          <table:table-cell table:style-name="ce2" office:value-type="string">
            <text:p><text:s text:c="2"/>10.471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15:23.532787</text:p>
          </table:table-cell>
          <table:table-cell office:value-type="string">
            <text:p>nt</text:p>
          </table:table-cell>
          <table:table-cell office:value-type="string">
            <text:p>463719.55</text:p>
          </table:table-cell>
          <table:table-cell office:value-type="string">
            <text:p>4573281.7</text:p>
          </table:table-cell>
          <table:table-cell office:value-type="string">
            <text:p>41.3094600</text:p>
          </table:table-cell>
          <table:table-cell office:value-type="string">
            <text:p>2.5665980</text:p>
          </table:table-cell>
          <table:table-cell office:value-type="string">
            <text:p><text:s/>-15.965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13:21.783213</text:p>
          </table:table-cell>
          <table:table-cell office:value-type="string">
            <text:p>nt</text:p>
          </table:table-cell>
          <table:table-cell office:value-type="string">
            <text:p>480560.14</text:p>
          </table:table-cell>
          <table:table-cell office:value-type="string">
            <text:p>4583114.6</text:p>
          </table:table-cell>
          <table:table-cell office:value-type="string">
            <text:p>41.3986100</text:p>
          </table:table-cell>
          <table:table-cell office:value-type="string">
            <text:p>2.7674565</text:p>
          </table:table-cell>
          <table:table-cell table:style-name="ce2" office:value-type="string">
            <text:p><text:s text:c="3"/>7.2520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22:04.627643</text:p>
          </table:table-cell>
          <table:table-cell office:value-type="string">
            <text:p>nt</text:p>
          </table:table-cell>
          <table:table-cell office:value-type="string">
            <text:p>484247.92</text:p>
          </table:table-cell>
          <table:table-cell office:value-type="string">
            <text:p>4583803.5</text:p>
          </table:table-cell>
          <table:table-cell office:value-type="string">
            <text:p>41.4048960</text:p>
          </table:table-cell>
          <table:table-cell office:value-type="string">
            <text:p>2.8115523</text:p>
          </table:table-cell>
          <table:table-cell office:value-type="string">
            <text:p><text:s text:c="2"/>-4.976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26:40.709601</text:p>
          </table:table-cell>
          <table:table-cell office:value-type="string">
            <text:p>nt</text:p>
          </table:table-cell>
          <table:table-cell office:value-type="string">
            <text:p>430575.16</text:p>
          </table:table-cell>
          <table:table-cell office:value-type="string">
            <text:p>4577668.4</text:p>
          </table:table-cell>
          <table:table-cell office:value-type="string">
            <text:p>41.3467980</text:p>
          </table:table-cell>
          <table:table-cell office:value-type="string">
            <text:p>2.1701882</text:p>
          </table:table-cell>
          <table:table-cell office:value-type="string">
            <text:p><text:s/>-13.301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32:32.393353</text:p>
          </table:table-cell>
          <table:table-cell office:value-type="string">
            <text:p>nt</text:p>
          </table:table-cell>
          <table:table-cell office:value-type="string">
            <text:p>497251.06</text:p>
          </table:table-cell>
          <table:table-cell office:value-type="string">
            <text:p>4571200.3</text:p>
          </table:table-cell>
          <table:table-cell office:value-type="string">
            <text:p>41.2915230</text:p>
          </table:table-cell>
          <table:table-cell office:value-type="string">
            <text:p>2.9671705</text:p>
          </table:table-cell>
          <table:table-cell office:value-type="string">
            <text:p><text:s/>-10.2675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32:38.553955</text:p>
          </table:table-cell>
          <table:table-cell office:value-type="string">
            <text:p>nt</text:p>
          </table:table-cell>
          <table:table-cell office:value-type="string">
            <text:p>430602.03</text:p>
          </table:table-cell>
          <table:table-cell office:value-type="string">
            <text:p>4571708.3</text:p>
          </table:table-cell>
          <table:table-cell office:value-type="string">
            <text:p>41.2931200</text:p>
          </table:table-cell>
          <table:table-cell office:value-type="string">
            <text:p>2.1711898</text:p>
          </table:table-cell>
          <table:table-cell office:value-type="string">
            <text:p><text:s text:c="2"/>24.549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34:00.903456</text:p>
          </table:table-cell>
          <table:table-cell office:value-type="string">
            <text:p>nt</text:p>
          </table:table-cell>
          <table:table-cell office:value-type="string">
            <text:p>495626.30</text:p>
          </table:table-cell>
          <table:table-cell office:value-type="string">
            <text:p>4572327.1</text:p>
          </table:table-cell>
          <table:table-cell office:value-type="string">
            <text:p>41.3016660</text:p>
          </table:table-cell>
          <table:table-cell office:value-type="string">
            <text:p>2.9477584</text:p>
          </table:table-cell>
          <table:table-cell table:style-name="ce2" office:value-type="string">
            <text:p><text:s text:c="3"/>5.30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0:19.559655</text:p>
          </table:table-cell>
          <table:table-cell office:value-type="string">
            <text:p>nt</text:p>
          </table:table-cell>
          <table:table-cell office:value-type="string">
            <text:p>387999.19</text:p>
          </table:table-cell>
          <table:table-cell office:value-type="string">
            <text:p>4565234.3</text:p>
          </table:table-cell>
          <table:table-cell office:value-type="string">
            <text:p>41.2300340</text:p>
          </table:table-cell>
          <table:table-cell office:value-type="string">
            <text:p>1.6636866</text:p>
          </table:table-cell>
          <table:table-cell table:style-name="ce2" office:value-type="string">
            <text:p><text:s text:c="3"/>5.457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0:19.580337</text:p>
          </table:table-cell>
          <table:table-cell office:value-type="string">
            <text:p>nt</text:p>
          </table:table-cell>
          <table:table-cell office:value-type="string">
            <text:p>390381.75</text:p>
          </table:table-cell>
          <table:table-cell office:value-type="string">
            <text:p>4566622.3</text:p>
          </table:table-cell>
          <table:table-cell office:value-type="string">
            <text:p>41.2428600</text:p>
          </table:table-cell>
          <table:table-cell office:value-type="string">
            <text:p>1.6918572</text:p>
          </table:table-cell>
          <table:table-cell office:value-type="string">
            <text:p><text:s/>197.747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0:19.703354</text:p>
          </table:table-cell>
          <table:table-cell office:value-type="string">
            <text:p>nt</text:p>
          </table:table-cell>
          <table:table-cell office:value-type="string">
            <text:p>381482.73</text:p>
          </table:table-cell>
          <table:table-cell office:value-type="string">
            <text:p>4569839.3</text:p>
          </table:table-cell>
          <table:table-cell office:value-type="string">
            <text:p>41.2705730</text:p>
          </table:table-cell>
          <table:table-cell office:value-type="string">
            <text:p>1.5850644</text:p>
          </table:table-cell>
          <table:table-cell office:value-type="string">
            <text:p><text:s text:c="2"/>-6.678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0:19.748797</text:p>
          </table:table-cell>
          <table:table-cell office:value-type="string">
            <text:p>nt</text:p>
          </table:table-cell>
          <table:table-cell office:value-type="string">
            <text:p>381475.84</text:p>
          </table:table-cell>
          <table:table-cell office:value-type="string">
            <text:p>4569411.5</text:p>
          </table:table-cell>
          <table:table-cell office:value-type="string">
            <text:p>41.2667200</text:p>
          </table:table-cell>
          <table:table-cell office:value-type="string">
            <text:p>1.5850654</text:p>
          </table:table-cell>
          <table:table-cell office:value-type="string">
            <text:p><text:s/>-10.600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2:53.128261</text:p>
          </table:table-cell>
          <table:table-cell office:value-type="string">
            <text:p>nt</text:p>
          </table:table-cell>
          <table:table-cell office:value-type="string">
            <text:p>415944.00</text:p>
          </table:table-cell>
          <table:table-cell office:value-type="string">
            <text:p>4578670.0</text:p>
          </table:table-cell>
          <table:table-cell office:value-type="string">
            <text:p>41.3544240</text:p>
          </table:table-cell>
          <table:table-cell office:value-type="string">
            <text:p>1.9951917</text:p>
          </table:table-cell>
          <table:table-cell office:value-type="string">
            <text:p><text:s text:c="2"/>14.5965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6:16.250774</text:p>
          </table:table-cell>
          <table:table-cell office:value-type="string">
            <text:p>nt</text:p>
          </table:table-cell>
          <table:table-cell office:value-type="string">
            <text:p>364293.18</text:p>
          </table:table-cell>
          <table:table-cell office:value-type="string">
            <text:p>4589243.5</text:p>
          </table:table-cell>
          <table:table-cell office:value-type="string">
            <text:p>41.4425800</text:p>
          </table:table-cell>
          <table:table-cell office:value-type="string">
            <text:p>1.3755792</text:p>
          </table:table-cell>
          <table:table-cell office:value-type="string">
            <text:p><text:s/>127.5580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6:16.342379</text:p>
          </table:table-cell>
          <table:table-cell office:value-type="string">
            <text:p>nt</text:p>
          </table:table-cell>
          <table:table-cell office:value-type="string">
            <text:p>353764.90</text:p>
          </table:table-cell>
          <table:table-cell office:value-type="string">
            <text:p>4588052.4</text:p>
          </table:table-cell>
          <table:table-cell office:value-type="string">
            <text:p>41.4300080</text:p>
          </table:table-cell>
          <table:table-cell office:value-type="string">
            <text:p>1.2498975</text:p>
          </table:table-cell>
          <table:table-cell table:style-name="ce2" office:value-type="string">
            <text:p><text:s text:c="3"/>6.863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6:28.943689</text:p>
          </table:table-cell>
          <table:table-cell office:value-type="string">
            <text:p>nt</text:p>
          </table:table-cell>
          <table:table-cell office:value-type="string">
            <text:p>426619.77</text:p>
          </table:table-cell>
          <table:table-cell office:value-type="string">
            <text:p>4573148.6</text:p>
          </table:table-cell>
          <table:table-cell office:value-type="string">
            <text:p>41.3057400</text:p>
          </table:table-cell>
          <table:table-cell office:value-type="string">
            <text:p>2.1234617</text:p>
          </table:table-cell>
          <table:table-cell office:value-type="string">
            <text:p><text:s text:c="2"/>43.012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7:44.392615</text:p>
          </table:table-cell>
          <table:table-cell office:value-type="string">
            <text:p>nt</text:p>
          </table:table-cell>
          <table:table-cell office:value-type="string">
            <text:p>424880.03</text:p>
          </table:table-cell>
          <table:table-cell office:value-type="string">
            <text:p>4576868.2</text:p>
          </table:table-cell>
          <table:table-cell office:value-type="string">
            <text:p>41.3390800</text:p>
          </table:table-cell>
          <table:table-cell office:value-type="string">
            <text:p>2.1022230</text:p>
          </table:table-cell>
          <table:table-cell table:style-name="ce2" office:value-type="string">
            <text:p><text:s text:c="2"/>11.914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00.592391</text:p>
          </table:table-cell>
          <table:table-cell office:value-type="string">
            <text:p>nt</text:p>
          </table:table-cell>
          <table:table-cell office:value-type="string">
            <text:p>426583.04</text:p>
          </table:table-cell>
          <table:table-cell office:value-type="string">
            <text:p>4574556.5</text:p>
          </table:table-cell>
          <table:table-cell office:value-type="string">
            <text:p>41.3184170</text:p>
          </table:table-cell>
          <table:table-cell office:value-type="string">
            <text:p>2.1228530</text:p>
          </table:table-cell>
          <table:table-cell office:value-type="string">
            <text:p><text:s text:c="2"/>51.28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00.895782</text:p>
          </table:table-cell>
          <table:table-cell office:value-type="string">
            <text:p>nt</text:p>
          </table:table-cell>
          <table:table-cell office:value-type="string">
            <text:p>426573.19</text:p>
          </table:table-cell>
          <table:table-cell office:value-type="string">
            <text:p>4574293.2</text:p>
          </table:table-cell>
          <table:table-cell office:value-type="string">
            <text:p>41.3160440</text:p>
          </table:table-cell>
          <table:table-cell office:value-type="string">
            <text:p>2.1227672</text:p>
          </table:table-cell>
          <table:table-cell office:value-type="string">
            <text:p><text:s/>-17.908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43.364113</text:p>
          </table:table-cell>
          <table:table-cell office:value-type="string">
            <text:p>nt</text:p>
          </table:table-cell>
          <table:table-cell office:value-type="string">
            <text:p>425754.90</text:p>
          </table:table-cell>
          <table:table-cell office:value-type="string">
            <text:p>4574213.8</text:p>
          </table:table-cell>
          <table:table-cell office:value-type="string">
            <text:p>41.3152540</text:p>
          </table:table-cell>
          <table:table-cell office:value-type="string">
            <text:p>2.1130018</text:p>
          </table:table-cell>
          <table:table-cell office:value-type="string">
            <text:p><text:s text:c="2"/>55.463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43.602739</text:p>
          </table:table-cell>
          <table:table-cell office:value-type="string">
            <text:p>nt</text:p>
          </table:table-cell>
          <table:table-cell office:value-type="string">
            <text:p>417853.49</text:p>
          </table:table-cell>
          <table:table-cell office:value-type="string">
            <text:p>4585890.2</text:p>
          </table:table-cell>
          <table:table-cell office:value-type="string">
            <text:p>41.4196470</text:p>
          </table:table-cell>
          <table:table-cell office:value-type="string">
            <text:p>2.0170357</text:p>
          </table:table-cell>
          <table:table-cell office:value-type="string">
            <text:p><text:s/>-77.3855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43.794151</text:p>
          </table:table-cell>
          <table:table-cell office:value-type="string">
            <text:p>nt</text:p>
          </table:table-cell>
          <table:table-cell office:value-type="string">
            <text:p>418695.62</text:p>
          </table:table-cell>
          <table:table-cell office:value-type="string">
            <text:p>4583457.5</text:p>
          </table:table-cell>
          <table:table-cell office:value-type="string">
            <text:p>41.3978230</text:p>
          </table:table-cell>
          <table:table-cell office:value-type="string">
            <text:p>2.0274380</text:p>
          </table:table-cell>
          <table:table-cell office:value-type="string">
            <text:p><text:s/>-11.969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49:43.802062</text:p>
          </table:table-cell>
          <table:table-cell office:value-type="string">
            <text:p>nt</text:p>
          </table:table-cell>
          <table:table-cell office:value-type="string">
            <text:p>419676.99</text:p>
          </table:table-cell>
          <table:table-cell office:value-type="string">
            <text:p>4583438.1</text:p>
          </table:table-cell>
          <table:table-cell office:value-type="string">
            <text:p>41.3977470</text:p>
          </table:table-cell>
          <table:table-cell office:value-type="string">
            <text:p>2.0391781</text:p>
          </table:table-cell>
          <table:table-cell office:value-type="string">
            <text:p><text:s/>-14.15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1:15.778578</text:p>
          </table:table-cell>
          <table:table-cell office:value-type="string">
            <text:p>nt</text:p>
          </table:table-cell>
          <table:table-cell office:value-type="string">
            <text:p>422473.65</text:p>
          </table:table-cell>
          <table:table-cell office:value-type="string">
            <text:p>4574139.9</text:p>
          </table:table-cell>
          <table:table-cell office:value-type="string">
            <text:p>41.3142800</text:p>
          </table:table-cell>
          <table:table-cell office:value-type="string">
            <text:p>2.0738153</text:p>
          </table:table-cell>
          <table:table-cell office:value-type="string">
            <text:p><text:s text:c="2"/>15.1700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7:03.770048</text:p>
          </table:table-cell>
          <table:table-cell office:value-type="string">
            <text:p>nt</text:p>
          </table:table-cell>
          <table:table-cell office:value-type="string">
            <text:p>383050.72</text:p>
          </table:table-cell>
          <table:table-cell office:value-type="string">
            <text:p>4566194.9</text:p>
          </table:table-cell>
          <table:table-cell office:value-type="string">
            <text:p>41.2379840</text:p>
          </table:table-cell>
          <table:table-cell office:value-type="string">
            <text:p>1.6044774</text:p>
          </table:table-cell>
          <table:table-cell table:style-name="ce2" office:value-type="string">
            <text:p><text:s text:c="3"/>7.159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7:03.770586</text:p>
          </table:table-cell>
          <table:table-cell office:value-type="string">
            <text:p>nt</text:p>
          </table:table-cell>
          <table:table-cell office:value-type="string">
            <text:p>383292.08</text:p>
          </table:table-cell>
          <table:table-cell office:value-type="string">
            <text:p>4562344.5</text:p>
          </table:table-cell>
          <table:table-cell office:value-type="string">
            <text:p>41.2033460</text:p>
          </table:table-cell>
          <table:table-cell office:value-type="string">
            <text:p>1.6080922</text:p>
          </table:table-cell>
          <table:table-cell table:style-name="ce2" office:value-type="string">
            <text:p><text:s text:c="2"/>10.08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3:51.904848</text:p>
          </table:table-cell>
          <table:table-cell office:value-type="string">
            <text:p>nt</text:p>
          </table:table-cell>
          <table:table-cell office:value-type="string">
            <text:p>372336.46</text:p>
          </table:table-cell>
          <table:table-cell office:value-type="string">
            <text:p>4573355.7</text:p>
          </table:table-cell>
          <table:table-cell office:value-type="string">
            <text:p>41.3008420</text:p>
          </table:table-cell>
          <table:table-cell office:value-type="string">
            <text:p>1.4751690</text:p>
          </table:table-cell>
          <table:table-cell office:value-type="string">
            <text:p><text:s text:c="2"/>15.02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3:51.966241</text:p>
          </table:table-cell>
          <table:table-cell office:value-type="string">
            <text:p>nt</text:p>
          </table:table-cell>
          <table:table-cell office:value-type="string">
            <text:p>383782.10</text:p>
          </table:table-cell>
          <table:table-cell office:value-type="string">
            <text:p>4565596.4</text:p>
          </table:table-cell>
          <table:table-cell office:value-type="string">
            <text:p>41.2327000</text:p>
          </table:table-cell>
          <table:table-cell office:value-type="string">
            <text:p>1.6133163</text:p>
          </table:table-cell>
          <table:table-cell office:value-type="string">
            <text:p><text:s/>-13.819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4:53:51.992806</text:p>
          </table:table-cell>
          <table:table-cell office:value-type="string">
            <text:p>nt</text:p>
          </table:table-cell>
          <table:table-cell office:value-type="string">
            <text:p>383904.64</text:p>
          </table:table-cell>
          <table:table-cell office:value-type="string">
            <text:p>4565305.7</text:p>
          </table:table-cell>
          <table:table-cell office:value-type="string">
            <text:p>41.2301000</text:p>
          </table:table-cell>
          <table:table-cell office:value-type="string">
            <text:p>1.6148332</text:p>
          </table:table-cell>
          <table:table-cell office:value-type="string">
            <text:p><text:s/>-23.55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1:02.025738</text:p>
          </table:table-cell>
          <table:table-cell office:value-type="string">
            <text:p>nt</text:p>
          </table:table-cell>
          <table:table-cell office:value-type="string">
            <text:p>418383.26</text:p>
          </table:table-cell>
          <table:table-cell office:value-type="string">
            <text:p>4583542.8</text:p>
          </table:table-cell>
          <table:table-cell office:value-type="string">
            <text:p>41.3985600</text:p>
          </table:table-cell>
          <table:table-cell office:value-type="string">
            <text:p>2.0236905</text:p>
          </table:table-cell>
          <table:table-cell office:value-type="string">
            <text:p><text:s text:c="2"/>89.76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4:05.63773</text:p>
          </table:table-cell>
          <table:table-cell office:value-type="string">
            <text:p>nt</text:p>
          </table:table-cell>
          <table:table-cell office:value-type="string">
            <text:p>415592.66</text:p>
          </table:table-cell>
          <table:table-cell office:value-type="string">
            <text:p>4584438.7</text:p>
          </table:table-cell>
          <table:table-cell office:value-type="string">
            <text:p>41.4063400</text:p>
          </table:table-cell>
          <table:table-cell office:value-type="string">
            <text:p>1.9901891</text:p>
          </table:table-cell>
          <table:table-cell office:value-type="string">
            <text:p><text:s text:c="2"/>13.67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5:09.273515</text:p>
          </table:table-cell>
          <table:table-cell office:value-type="string">
            <text:p>nt</text:p>
          </table:table-cell>
          <table:table-cell office:value-type="string">
            <text:p>419013.23</text:p>
          </table:table-cell>
          <table:table-cell office:value-type="string">
            <text:p>4577115.6</text:p>
          </table:table-cell>
          <table:table-cell office:value-type="string">
            <text:p>41.3407400</text:p>
          </table:table-cell>
          <table:table-cell office:value-type="string">
            <text:p>2.0320837</text:p>
          </table:table-cell>
          <table:table-cell table:style-name="ce2" office:value-type="string">
            <text:p><text:s text:c="3"/>9.361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8:37.352963</text:p>
          </table:table-cell>
          <table:table-cell office:value-type="string">
            <text:p>nt</text:p>
          </table:table-cell>
          <table:table-cell office:value-type="string">
            <text:p>409566.06</text:p>
          </table:table-cell>
          <table:table-cell office:value-type="string">
            <text:p>4581735.4</text:p>
          </table:table-cell>
          <table:table-cell office:value-type="string">
            <text:p>41.3813400</text:p>
          </table:table-cell>
          <table:table-cell office:value-type="string">
            <text:p>1.9185051</text:p>
          </table:table-cell>
          <table:table-cell office:value-type="string">
            <text:p><text:s text:c="2"/>-5.957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8:37.353848</text:p>
          </table:table-cell>
          <table:table-cell office:value-type="string">
            <text:p>nt</text:p>
          </table:table-cell>
          <table:table-cell office:value-type="string">
            <text:p>403246.43</text:p>
          </table:table-cell>
          <table:table-cell office:value-type="string">
            <text:p>4579566.5</text:p>
          </table:table-cell>
          <table:table-cell office:value-type="string">
            <text:p>41.3610730</text:p>
          </table:table-cell>
          <table:table-cell office:value-type="string">
            <text:p>1.8432893</text:p>
          </table:table-cell>
          <table:table-cell table:style-name="ce2" office:value-type="string">
            <text:p><text:s text:c="3"/>9.9900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8:37.384211</text:p>
          </table:table-cell>
          <table:table-cell office:value-type="string">
            <text:p>nt</text:p>
          </table:table-cell>
          <table:table-cell office:value-type="string">
            <text:p>409796.62</text:p>
          </table:table-cell>
          <table:table-cell office:value-type="string">
            <text:p>4588451.9</text:p>
          </table:table-cell>
          <table:table-cell office:value-type="string">
            <text:p>41.4418530</text:p>
          </table:table-cell>
          <table:table-cell office:value-type="string">
            <text:p>1.9202607</text:p>
          </table:table-cell>
          <table:table-cell office:value-type="string">
            <text:p><text:s text:c="2"/>-8.4175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08:37.430504</text:p>
          </table:table-cell>
          <table:table-cell office:value-type="string">
            <text:p>nt</text:p>
          </table:table-cell>
          <table:table-cell office:value-type="string">
            <text:p>412741.75</text:p>
          </table:table-cell>
          <table:table-cell office:value-type="string">
            <text:p>4582020.9</text:p>
          </table:table-cell>
          <table:table-cell office:value-type="string">
            <text:p>41.3842620</text:p>
          </table:table-cell>
          <table:table-cell office:value-type="string">
            <text:p>1.9564357</text:p>
          </table:table-cell>
          <table:table-cell office:value-type="string">
            <text:p><text:s text:c="2"/>60.051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0:52.168201</text:p>
          </table:table-cell>
          <table:table-cell office:value-type="string">
            <text:p>nt</text:p>
          </table:table-cell>
          <table:table-cell office:value-type="string">
            <text:p>579419.17</text:p>
          </table:table-cell>
          <table:table-cell office:value-type="string">
            <text:p>4534753.4</text:p>
          </table:table-cell>
          <table:table-cell office:value-type="string">
            <text:p>40.9593600</text:p>
          </table:table-cell>
          <table:table-cell office:value-type="string">
            <text:p>3.9436965</text:p>
          </table:table-cell>
          <table:table-cell office:value-type="string">
            <text:p>-106.560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3:30.339131</text:p>
          </table:table-cell>
          <table:table-cell office:value-type="string">
            <text:p>nt</text:p>
          </table:table-cell>
          <table:table-cell office:value-type="string">
            <text:p>470218.55</text:p>
          </table:table-cell>
          <table:table-cell office:value-type="string">
            <text:p>4595779.4</text:p>
          </table:table-cell>
          <table:table-cell office:value-type="string">
            <text:p>41.5123670</text:p>
          </table:table-cell>
          <table:table-cell office:value-type="string">
            <text:p>2.6431255</text:p>
          </table:table-cell>
          <table:table-cell office:value-type="string">
            <text:p><text:s text:c="2"/>-4.66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3:30.472253</text:p>
          </table:table-cell>
          <table:table-cell office:value-type="string">
            <text:p>nt</text:p>
          </table:table-cell>
          <table:table-cell office:value-type="string">
            <text:p>473878.98</text:p>
          </table:table-cell>
          <table:table-cell office:value-type="string">
            <text:p>4594135.8</text:p>
          </table:table-cell>
          <table:table-cell office:value-type="string">
            <text:p>41.4976900</text:p>
          </table:table-cell>
          <table:table-cell office:value-type="string">
            <text:p>2.6870594</text:p>
          </table:table-cell>
          <table:table-cell office:value-type="string">
            <text:p><text:s text:c="2"/>-8.195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5:49.505375</text:p>
          </table:table-cell>
          <table:table-cell office:value-type="string">
            <text:p>nt</text:p>
          </table:table-cell>
          <table:table-cell office:value-type="string">
            <text:p>515996.39</text:p>
          </table:table-cell>
          <table:table-cell office:value-type="string">
            <text:p>4584017.6</text:p>
          </table:table-cell>
          <table:table-cell office:value-type="string">
            <text:p>41.4068200</text:p>
          </table:table-cell>
          <table:table-cell office:value-type="string">
            <text:p>3.1913762</text:p>
          </table:table-cell>
          <table:table-cell office:value-type="string">
            <text:p><text:s text:c="2"/>14.263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8:59.891063</text:p>
          </table:table-cell>
          <table:table-cell office:value-type="string">
            <text:p>nt</text:p>
          </table:table-cell>
          <table:table-cell office:value-type="string">
            <text:p>411727.33</text:p>
          </table:table-cell>
          <table:table-cell office:value-type="string">
            <text:p>4581702.4</text:p>
          </table:table-cell>
          <table:table-cell office:value-type="string">
            <text:p>41.3812830</text:p>
          </table:table-cell>
          <table:table-cell office:value-type="string">
            <text:p>1.9443521</text:p>
          </table:table-cell>
          <table:table-cell office:value-type="string">
            <text:p><text:s text:c="2"/>15.70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18:59.892586</text:p>
          </table:table-cell>
          <table:table-cell office:value-type="string">
            <text:p>nt</text:p>
          </table:table-cell>
          <table:table-cell office:value-type="string">
            <text:p>411805.07</text:p>
          </table:table-cell>
          <table:table-cell office:value-type="string">
            <text:p>4581651.5</text:p>
          </table:table-cell>
          <table:table-cell office:value-type="string">
            <text:p>41.3808330</text:p>
          </table:table-cell>
          <table:table-cell office:value-type="string">
            <text:p>1.9452891</text:p>
          </table:table-cell>
          <table:table-cell office:value-type="string">
            <text:p><text:s/>-84.138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0:48.005811</text:p>
          </table:table-cell>
          <table:table-cell office:value-type="string">
            <text:p>nt</text:p>
          </table:table-cell>
          <table:table-cell office:value-type="string">
            <text:p>496804.67</text:p>
          </table:table-cell>
          <table:table-cell office:value-type="string">
            <text:p>4588524.0</text:p>
          </table:table-cell>
          <table:table-cell office:value-type="string">
            <text:p>41.4475630</text:p>
          </table:table-cell>
          <table:table-cell office:value-type="string">
            <text:p>2.9617481</text:p>
          </table:table-cell>
          <table:table-cell office:value-type="string">
            <text:p>-236.893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0:48.220082</text:p>
          </table:table-cell>
          <table:table-cell office:value-type="string">
            <text:p>nt</text:p>
          </table:table-cell>
          <table:table-cell office:value-type="string">
            <text:p>498324.61</text:p>
          </table:table-cell>
          <table:table-cell office:value-type="string">
            <text:p>4589445.1</text:p>
          </table:table-cell>
          <table:table-cell office:value-type="string">
            <text:p>41.4558640</text:p>
          </table:table-cell>
          <table:table-cell office:value-type="string">
            <text:p>2.9799410</text:p>
          </table:table-cell>
          <table:table-cell office:value-type="string">
            <text:p><text:s text:c="2"/>-6.789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2:44.605348</text:p>
          </table:table-cell>
          <table:table-cell office:value-type="string">
            <text:p>nt</text:p>
          </table:table-cell>
          <table:table-cell office:value-type="string">
            <text:p>497709.61</text:p>
          </table:table-cell>
          <table:table-cell office:value-type="string">
            <text:p>4589805.6</text:p>
          </table:table-cell>
          <table:table-cell office:value-type="string">
            <text:p>41.4591100</text:p>
          </table:table-cell>
          <table:table-cell office:value-type="string">
            <text:p>2.9725764</text:p>
          </table:table-cell>
          <table:table-cell office:value-type="string">
            <text:p><text:s text:c="2"/>-6.23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3:16.018988</text:p>
          </table:table-cell>
          <table:table-cell office:value-type="string">
            <text:p>nt</text:p>
          </table:table-cell>
          <table:table-cell office:value-type="string">
            <text:p>408410.50</text:p>
          </table:table-cell>
          <table:table-cell office:value-type="string">
            <text:p>4583300.7</text:p>
          </table:table-cell>
          <table:table-cell office:value-type="string">
            <text:p>41.3953060</text:p>
          </table:table-cell>
          <table:table-cell office:value-type="string">
            <text:p>1.9044516</text:p>
          </table:table-cell>
          <table:table-cell office:value-type="string">
            <text:p><text:s/>-23.347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3:16.022834</text:p>
          </table:table-cell>
          <table:table-cell office:value-type="string">
            <text:p>nt</text:p>
          </table:table-cell>
          <table:table-cell office:value-type="string">
            <text:p>408477.36</text:p>
          </table:table-cell>
          <table:table-cell office:value-type="string">
            <text:p>4583414.7</text:p>
          </table:table-cell>
          <table:table-cell office:value-type="string">
            <text:p>41.3963400</text:p>
          </table:table-cell>
          <table:table-cell office:value-type="string">
            <text:p>1.9052339</text:p>
          </table:table-cell>
          <table:table-cell office:value-type="string">
            <text:p><text:s text:c="2"/>-8.251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5:28.5817</text:p>
          </table:table-cell>
          <table:table-cell office:value-type="string">
            <text:p>nt</text:p>
          </table:table-cell>
          <table:table-cell office:value-type="string">
            <text:p>497077.69</text:p>
          </table:table-cell>
          <table:table-cell office:value-type="string">
            <text:p>4591714.3</text:p>
          </table:table-cell>
          <table:table-cell office:value-type="string">
            <text:p>41.4763000</text:p>
          </table:table-cell>
          <table:table-cell office:value-type="string">
            <text:p>2.9650010</text:p>
          </table:table-cell>
          <table:table-cell office:value-type="string">
            <text:p>-156.62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25:28.602343</text:p>
          </table:table-cell>
          <table:table-cell office:value-type="string">
            <text:p>nt</text:p>
          </table:table-cell>
          <table:table-cell office:value-type="string">
            <text:p>496566.03</text:p>
          </table:table-cell>
          <table:table-cell office:value-type="string">
            <text:p>4591465.9</text:p>
          </table:table-cell>
          <table:table-cell office:value-type="string">
            <text:p>41.4740600</text:p>
          </table:table-cell>
          <table:table-cell office:value-type="string">
            <text:p>2.9588745</text:p>
          </table:table-cell>
          <table:table-cell table:style-name="ce2" office:value-type="string">
            <text:p><text:s text:c="3"/>8.806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5:10.176312</text:p>
          </table:table-cell>
          <table:table-cell office:value-type="string">
            <text:p>nt</text:p>
          </table:table-cell>
          <table:table-cell office:value-type="string">
            <text:p>495602.31</text:p>
          </table:table-cell>
          <table:table-cell office:value-type="string">
            <text:p>4594620.7</text:p>
          </table:table-cell>
          <table:table-cell office:value-type="string">
            <text:p>41.5024720</text:p>
          </table:table-cell>
          <table:table-cell office:value-type="string">
            <text:p>2.9473100</text:p>
          </table:table-cell>
          <table:table-cell table:style-name="ce2" office:value-type="string">
            <text:p><text:s text:c="3"/>6.049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5:10.434487</text:p>
          </table:table-cell>
          <table:table-cell office:value-type="string">
            <text:p>nt</text:p>
          </table:table-cell>
          <table:table-cell office:value-type="string">
            <text:p>489778.22</text:p>
          </table:table-cell>
          <table:table-cell office:value-type="string">
            <text:p>4599609.1</text:p>
          </table:table-cell>
          <table:table-cell office:value-type="string">
            <text:p>41.5473500</text:p>
          </table:table-cell>
          <table:table-cell office:value-type="string">
            <text:p>2.8774452</text:p>
          </table:table-cell>
          <table:table-cell office:value-type="string">
            <text:p><text:s/>-10.58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5:10.510501</text:p>
          </table:table-cell>
          <table:table-cell office:value-type="string">
            <text:p>nt</text:p>
          </table:table-cell>
          <table:table-cell office:value-type="string">
            <text:p>492348.13</text:p>
          </table:table-cell>
          <table:table-cell office:value-type="string">
            <text:p>4599293.6</text:p>
          </table:table-cell>
          <table:table-cell office:value-type="string">
            <text:p>41.5445370</text:p>
          </table:table-cell>
          <table:table-cell office:value-type="string">
            <text:p>2.9082613</text:p>
          </table:table-cell>
          <table:table-cell office:value-type="string">
            <text:p><text:s text:c="2"/>-9.67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5:10.528219</text:p>
          </table:table-cell>
          <table:table-cell office:value-type="string">
            <text:p>nt</text:p>
          </table:table-cell>
          <table:table-cell office:value-type="string">
            <text:p>489402.03</text:p>
          </table:table-cell>
          <table:table-cell office:value-type="string">
            <text:p>4599827.3</text:p>
          </table:table-cell>
          <table:table-cell office:value-type="string">
            <text:p>41.5493100</text:p>
          </table:table-cell>
          <table:table-cell office:value-type="string">
            <text:p>2.8729310</text:p>
          </table:table-cell>
          <table:table-cell office:value-type="string">
            <text:p><text:s/>-10.98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5:10.623148</text:p>
          </table:table-cell>
          <table:table-cell office:value-type="string">
            <text:p>nt</text:p>
          </table:table-cell>
          <table:table-cell office:value-type="string">
            <text:p>488699.51</text:p>
          </table:table-cell>
          <table:table-cell office:value-type="string">
            <text:p>4599444.5</text:p>
          </table:table-cell>
          <table:table-cell office:value-type="string">
            <text:p>41.5458530</text:p>
          </table:table-cell>
          <table:table-cell office:value-type="string">
            <text:p>2.8645150</text:p>
          </table:table-cell>
          <table:table-cell office:value-type="string">
            <text:p><text:s text:c="2"/>-7.25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8:34.025647</text:p>
          </table:table-cell>
          <table:table-cell office:value-type="string">
            <text:p>nt</text:p>
          </table:table-cell>
          <table:table-cell office:value-type="string">
            <text:p>503673.60</text:p>
          </table:table-cell>
          <table:table-cell office:value-type="string">
            <text:p>4594037.6</text:p>
          </table:table-cell>
          <table:table-cell office:value-type="string">
            <text:p>41.4972230</text:p>
          </table:table-cell>
          <table:table-cell office:value-type="string">
            <text:p>3.0440110</text:p>
          </table:table-cell>
          <table:table-cell office:value-type="string">
            <text:p><text:s text:c="2"/>16.65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38:34.027527</text:p>
          </table:table-cell>
          <table:table-cell office:value-type="string">
            <text:p>nt</text:p>
          </table:table-cell>
          <table:table-cell office:value-type="string">
            <text:p>474512.67</text:p>
          </table:table-cell>
          <table:table-cell office:value-type="string">
            <text:p>4592518.9</text:p>
          </table:table-cell>
          <table:table-cell office:value-type="string">
            <text:p>41.4831470</text:p>
          </table:table-cell>
          <table:table-cell office:value-type="string">
            <text:p>2.6947196</text:p>
          </table:table-cell>
          <table:table-cell table:style-name="ce2" office:value-type="string">
            <text:p><text:s text:c="2"/>10.7485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41:20.043266</text:p>
          </table:table-cell>
          <table:table-cell office:value-type="string">
            <text:p>nt</text:p>
          </table:table-cell>
          <table:table-cell office:value-type="string">
            <text:p>498797.10</text:p>
          </table:table-cell>
          <table:table-cell office:value-type="string">
            <text:p>4597895.6</text:p>
          </table:table-cell>
          <table:table-cell office:value-type="string">
            <text:p>41.5319800</text:p>
          </table:table-cell>
          <table:table-cell office:value-type="string">
            <text:p>2.9855812</text:p>
          </table:table-cell>
          <table:table-cell office:value-type="string">
            <text:p><text:s text:c="2"/>17.815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41:20.043951</text:p>
          </table:table-cell>
          <table:table-cell office:value-type="string">
            <text:p>nt</text:p>
          </table:table-cell>
          <table:table-cell office:value-type="string">
            <text:p>489835.11</text:p>
          </table:table-cell>
          <table:table-cell office:value-type="string">
            <text:p>4597638.6</text:p>
          </table:table-cell>
          <table:table-cell office:value-type="string">
            <text:p>41.5296020</text:p>
          </table:table-cell>
          <table:table-cell office:value-type="string">
            <text:p>2.8781605</text:p>
          </table:table-cell>
          <table:table-cell office:value-type="string">
            <text:p>-173.992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46:16.570356</text:p>
          </table:table-cell>
          <table:table-cell office:value-type="string">
            <text:p>nt</text:p>
          </table:table-cell>
          <table:table-cell office:value-type="string">
            <text:p>490587.08</text:p>
          </table:table-cell>
          <table:table-cell office:value-type="string">
            <text:p>4598157.3</text:p>
          </table:table-cell>
          <table:table-cell office:value-type="string">
            <text:p>41.5342830</text:p>
          </table:table-cell>
          <table:table-cell office:value-type="string">
            <text:p>2.8871658</text:p>
          </table:table-cell>
          <table:table-cell table:style-name="ce2" office:value-type="string">
            <text:p><text:s text:c="3"/>9.379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5:46:16.830713</text:p>
          </table:table-cell>
          <table:table-cell office:value-type="string">
            <text:p>nt</text:p>
          </table:table-cell>
          <table:table-cell office:value-type="string">
            <text:p>485011.33</text:p>
          </table:table-cell>
          <table:table-cell office:value-type="string">
            <text:p>4605188.7</text:p>
          </table:table-cell>
          <table:table-cell office:value-type="string">
            <text:p>41.5975300</text:p>
          </table:table-cell>
          <table:table-cell office:value-type="string">
            <text:p>2.8201530</text:p>
          </table:table-cell>
          <table:table-cell office:value-type="string">
            <text:p><text:s text:c="2"/>-7.88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01:08.825965</text:p>
          </table:table-cell>
          <table:table-cell office:value-type="string">
            <text:p>nt</text:p>
          </table:table-cell>
          <table:table-cell office:value-type="string">
            <text:p>527753.90</text:p>
          </table:table-cell>
          <table:table-cell office:value-type="string">
            <text:p>4609282.9</text:p>
          </table:table-cell>
          <table:table-cell office:value-type="string">
            <text:p>41.6340640</text:p>
          </table:table-cell>
          <table:table-cell office:value-type="string">
            <text:p>3.3332030</text:p>
          </table:table-cell>
          <table:table-cell office:value-type="string">
            <text:p><text:s/>110.186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07:13.60184</text:p>
          </table:table-cell>
          <table:table-cell office:value-type="string">
            <text:p>nt</text:p>
          </table:table-cell>
          <table:table-cell office:value-type="string">
            <text:p>525839.54</text:p>
          </table:table-cell>
          <table:table-cell office:value-type="string">
            <text:p>4607239.4</text:p>
          </table:table-cell>
          <table:table-cell office:value-type="string">
            <text:p>41.6157230</text:p>
          </table:table-cell>
          <table:table-cell office:value-type="string">
            <text:p>3.3101320</text:p>
          </table:table-cell>
          <table:table-cell office:value-type="string">
            <text:p><text:s/>-10.80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10:12.217694</text:p>
          </table:table-cell>
          <table:table-cell office:value-type="string">
            <text:p>nt</text:p>
          </table:table-cell>
          <table:table-cell office:value-type="string">
            <text:p>526754.94</text:p>
          </table:table-cell>
          <table:table-cell office:value-type="string">
            <text:p>4614860.4</text:p>
          </table:table-cell>
          <table:table-cell office:value-type="string">
            <text:p>41.6843340</text:p>
          </table:table-cell>
          <table:table-cell office:value-type="string">
            <text:p>3.3214598</text:p>
          </table:table-cell>
          <table:table-cell table:style-name="ce2" office:value-type="string">
            <text:p><text:s text:c="3"/>8.066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16:12.563683</text:p>
          </table:table-cell>
          <table:table-cell office:value-type="string">
            <text:p>nt</text:p>
          </table:table-cell>
          <table:table-cell office:value-type="string">
            <text:p>496992.92</text:p>
          </table:table-cell>
          <table:table-cell office:value-type="string">
            <text:p>4612378.1</text:p>
          </table:table-cell>
          <table:table-cell office:value-type="string">
            <text:p>41.6624200</text:p>
          </table:table-cell>
          <table:table-cell office:value-type="string">
            <text:p>2.9638822</text:p>
          </table:table-cell>
          <table:table-cell office:value-type="string">
            <text:p><text:s/>-11.100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19:09.917977</text:p>
          </table:table-cell>
          <table:table-cell office:value-type="string">
            <text:p>nt</text:p>
          </table:table-cell>
          <table:table-cell office:value-type="string">
            <text:p>533937.86</text:p>
          </table:table-cell>
          <table:table-cell office:value-type="string">
            <text:p>4613634.6</text:p>
          </table:table-cell>
          <table:table-cell office:value-type="string">
            <text:p>41.6730200</text:p>
          </table:table-cell>
          <table:table-cell office:value-type="string">
            <text:p>3.4076908</text:p>
          </table:table-cell>
          <table:table-cell office:value-type="string">
            <text:p><text:s/>-13.486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0:30.888856</text:p>
          </table:table-cell>
          <table:table-cell office:value-type="string">
            <text:p>nt</text:p>
          </table:table-cell>
          <table:table-cell office:value-type="string">
            <text:p>550630.70</text:p>
          </table:table-cell>
          <table:table-cell office:value-type="string">
            <text:p>4620065.5</text:p>
          </table:table-cell>
          <table:table-cell office:value-type="string">
            <text:p>41.7300530</text:p>
          </table:table-cell>
          <table:table-cell office:value-type="string">
            <text:p>3.6087565</text:p>
          </table:table-cell>
          <table:table-cell office:value-type="string">
            <text:p><text:s text:c="2"/>13.061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1:56.059416</text:p>
          </table:table-cell>
          <table:table-cell office:value-type="string">
            <text:p>nt</text:p>
          </table:table-cell>
          <table:table-cell office:value-type="string">
            <text:p>518519.12</text:p>
          </table:table-cell>
          <table:table-cell office:value-type="string">
            <text:p>4619194.7</text:p>
          </table:table-cell>
          <table:table-cell office:value-type="string">
            <text:p>41.7236060</text:p>
          </table:table-cell>
          <table:table-cell office:value-type="string">
            <text:p>3.2226422</text:p>
          </table:table-cell>
          <table:table-cell office:value-type="string">
            <text:p><text:s/>-14.633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1:56.129742</text:p>
          </table:table-cell>
          <table:table-cell office:value-type="string">
            <text:p>nt</text:p>
          </table:table-cell>
          <table:table-cell office:value-type="string">
            <text:p>522761.02</text:p>
          </table:table-cell>
          <table:table-cell office:value-type="string">
            <text:p>4619056.1</text:p>
          </table:table-cell>
          <table:table-cell office:value-type="string">
            <text:p>41.7222480</text:p>
          </table:table-cell>
          <table:table-cell office:value-type="string">
            <text:p>3.2736337</text:p>
          </table:table-cell>
          <table:table-cell office:value-type="string">
            <text:p><text:s text:c="2"/>-8.769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2:47.204084</text:p>
          </table:table-cell>
          <table:table-cell office:value-type="string">
            <text:p>nt</text:p>
          </table:table-cell>
          <table:table-cell office:value-type="string">
            <text:p>522265.54</text:p>
          </table:table-cell>
          <table:table-cell office:value-type="string">
            <text:p>4619721.6</text:p>
          </table:table-cell>
          <table:table-cell office:value-type="string">
            <text:p>41.7282560</text:p>
          </table:table-cell>
          <table:table-cell office:value-type="string">
            <text:p>3.2677020</text:p>
          </table:table-cell>
          <table:table-cell office:value-type="string">
            <text:p><text:s text:c="2"/>24.179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3:33.688538</text:p>
          </table:table-cell>
          <table:table-cell office:value-type="string">
            <text:p>nt</text:p>
          </table:table-cell>
          <table:table-cell office:value-type="string">
            <text:p>555029.09</text:p>
          </table:table-cell>
          <table:table-cell office:value-type="string">
            <text:p>4618763.0</text:p>
          </table:table-cell>
          <table:table-cell office:value-type="string">
            <text:p>41.7180300</text:p>
          </table:table-cell>
          <table:table-cell office:value-type="string">
            <text:p>3.6615167</text:p>
          </table:table-cell>
          <table:table-cell office:value-type="string">
            <text:p><text:s text:c="2"/>18.777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4:18.701393</text:p>
          </table:table-cell>
          <table:table-cell office:value-type="string">
            <text:p>nt</text:p>
          </table:table-cell>
          <table:table-cell office:value-type="string">
            <text:p>522444.21</text:p>
          </table:table-cell>
          <table:table-cell office:value-type="string">
            <text:p>4621451.1</text:p>
          </table:table-cell>
          <table:table-cell office:value-type="string">
            <text:p>41.7438280</text:p>
          </table:table-cell>
          <table:table-cell office:value-type="string">
            <text:p>3.2699153</text:p>
          </table:table-cell>
          <table:table-cell office:value-type="string">
            <text:p><text:s/>-14.4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4:19.099885</text:p>
          </table:table-cell>
          <table:table-cell office:value-type="string">
            <text:p>nt</text:p>
          </table:table-cell>
          <table:table-cell office:value-type="string">
            <text:p>531245.15</text:p>
          </table:table-cell>
          <table:table-cell office:value-type="string">
            <text:p>4606526.0</text:p>
          </table:table-cell>
          <table:table-cell office:value-type="string">
            <text:p>41.6091040</text:p>
          </table:table-cell>
          <table:table-cell office:value-type="string">
            <text:p>3.3749730</text:p>
          </table:table-cell>
          <table:table-cell office:value-type="string">
            <text:p><text:s text:c="2"/>-9.823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6:07.779829</text:p>
          </table:table-cell>
          <table:table-cell office:value-type="string">
            <text:p>nt</text:p>
          </table:table-cell>
          <table:table-cell office:value-type="string">
            <text:p>523089.33</text:p>
          </table:table-cell>
          <table:table-cell office:value-type="string">
            <text:p>4622894.9</text:p>
          </table:table-cell>
          <table:table-cell office:value-type="string">
            <text:p>41.7568130</text:p>
          </table:table-cell>
          <table:table-cell office:value-type="string">
            <text:p>3.2777295</text:p>
          </table:table-cell>
          <table:table-cell office:value-type="string">
            <text:p><text:s/>-13.098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6:07.882591</text:p>
          </table:table-cell>
          <table:table-cell office:value-type="string">
            <text:p>nt</text:p>
          </table:table-cell>
          <table:table-cell office:value-type="string">
            <text:p>524623.43</text:p>
          </table:table-cell>
          <table:table-cell office:value-type="string">
            <text:p>4623054.0</text:p>
          </table:table-cell>
          <table:table-cell office:value-type="string">
            <text:p>41.7582000</text:p>
          </table:table-cell>
          <table:table-cell office:value-type="string">
            <text:p>3.2961888</text:p>
          </table:table-cell>
          <table:table-cell office:value-type="string">
            <text:p><text:s text:c="2"/>-7.807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9:00.938061</text:p>
          </table:table-cell>
          <table:table-cell office:value-type="string">
            <text:p>nt</text:p>
          </table:table-cell>
          <table:table-cell office:value-type="string">
            <text:p>512751.15</text:p>
          </table:table-cell>
          <table:table-cell office:value-type="string">
            <text:p>4626606.3</text:p>
          </table:table-cell>
          <table:table-cell office:value-type="string">
            <text:p>41.7904740</text:p>
          </table:table-cell>
          <table:table-cell office:value-type="string">
            <text:p>3.1534572</text:p>
          </table:table-cell>
          <table:table-cell office:value-type="string">
            <text:p><text:s text:c="2"/>14.3560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9:00.962667</text:p>
          </table:table-cell>
          <table:table-cell office:value-type="string">
            <text:p>nt</text:p>
          </table:table-cell>
          <table:table-cell office:value-type="string">
            <text:p>521367.31</text:p>
          </table:table-cell>
          <table:table-cell office:value-type="string">
            <text:p>4621168.2</text:p>
          </table:table-cell>
          <table:table-cell office:value-type="string">
            <text:p>41.7413100</text:p>
          </table:table-cell>
          <table:table-cell office:value-type="string">
            <text:p>3.2569544</text:p>
          </table:table-cell>
          <table:table-cell table:style-name="ce2" office:value-type="string">
            <text:p><text:s text:c="2"/>11.692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29:01.457833</text:p>
          </table:table-cell>
          <table:table-cell office:value-type="string">
            <text:p>nt</text:p>
          </table:table-cell>
          <table:table-cell office:value-type="string">
            <text:p>521032.56</text:p>
          </table:table-cell>
          <table:table-cell office:value-type="string">
            <text:p>4619219.0</text:p>
          </table:table-cell>
          <table:table-cell office:value-type="string">
            <text:p>41.7237630</text:p>
          </table:table-cell>
          <table:table-cell office:value-type="string">
            <text:p>3.2528600</text:p>
          </table:table-cell>
          <table:table-cell office:value-type="string">
            <text:p><text:s/>-14.61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3:11.386328</text:p>
          </table:table-cell>
          <table:table-cell office:value-type="string">
            <text:p>nt</text:p>
          </table:table-cell>
          <table:table-cell office:value-type="string">
            <text:p>517618.78</text:p>
          </table:table-cell>
          <table:table-cell office:value-type="string">
            <text:p>4624730.6</text:p>
          </table:table-cell>
          <table:table-cell office:value-type="string">
            <text:p>41.7734870</text:p>
          </table:table-cell>
          <table:table-cell office:value-type="string">
            <text:p>3.2119820</text:p>
          </table:table-cell>
          <table:table-cell office:value-type="string">
            <text:p>-107.726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4:01.368648</text:p>
          </table:table-cell>
          <table:table-cell office:value-type="string">
            <text:p>nt</text:p>
          </table:table-cell>
          <table:table-cell office:value-type="string">
            <text:p>526947.78</text:p>
          </table:table-cell>
          <table:table-cell office:value-type="string">
            <text:p>4626104.9</text:p>
          </table:table-cell>
          <table:table-cell office:value-type="string">
            <text:p>41.7856030</text:p>
          </table:table-cell>
          <table:table-cell office:value-type="string">
            <text:p>3.3242857</text:p>
          </table:table-cell>
          <table:table-cell table:style-name="ce2" office:value-type="string">
            <text:p><text:s text:c="3"/>8.769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4:01.371424</text:p>
          </table:table-cell>
          <table:table-cell office:value-type="string">
            <text:p>nt</text:p>
          </table:table-cell>
          <table:table-cell office:value-type="string">
            <text:p>515458.95</text:p>
          </table:table-cell>
          <table:table-cell office:value-type="string">
            <text:p>4623806.9</text:p>
          </table:table-cell>
          <table:table-cell office:value-type="string">
            <text:p>41.7652130</text:p>
          </table:table-cell>
          <table:table-cell office:value-type="string">
            <text:p>3.1859720</text:p>
          </table:table-cell>
          <table:table-cell table:style-name="ce2" office:value-type="string">
            <text:p><text:s text:c="3"/>8.8615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5:44.898602</text:p>
          </table:table-cell>
          <table:table-cell office:value-type="string">
            <text:p>nt</text:p>
          </table:table-cell>
          <table:table-cell office:value-type="string">
            <text:p>504886.37</text:p>
          </table:table-cell>
          <table:table-cell office:value-type="string">
            <text:p>4626302.7</text:p>
          </table:table-cell>
          <table:table-cell office:value-type="string">
            <text:p>41.7878270</text:p>
          </table:table-cell>
          <table:table-cell office:value-type="string">
            <text:p>3.0588040</text:p>
          </table:table-cell>
          <table:table-cell table:style-name="ce2" office:value-type="string">
            <text:p><text:s text:c="3"/>8.6765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5:44.906485</text:p>
          </table:table-cell>
          <table:table-cell office:value-type="string">
            <text:p>nt</text:p>
          </table:table-cell>
          <table:table-cell office:value-type="string">
            <text:p>519214.53</text:p>
          </table:table-cell>
          <table:table-cell office:value-type="string">
            <text:p>4624506.0</text:p>
          </table:table-cell>
          <table:table-cell office:value-type="string">
            <text:p>41.7714270</text:p>
          </table:table-cell>
          <table:table-cell office:value-type="string">
            <text:p>3.2311740</text:p>
          </table:table-cell>
          <table:table-cell table:style-name="ce2" office:value-type="string">
            <text:p><text:s text:c="3"/>7.067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6:30.851368</text:p>
          </table:table-cell>
          <table:table-cell office:value-type="string">
            <text:p>nt</text:p>
          </table:table-cell>
          <table:table-cell office:value-type="string">
            <text:p>511222.06</text:p>
          </table:table-cell>
          <table:table-cell office:value-type="string">
            <text:p>4625058.2</text:p>
          </table:table-cell>
          <table:table-cell office:value-type="string">
            <text:p>41.7765540</text:p>
          </table:table-cell>
          <table:table-cell office:value-type="string">
            <text:p>3.1350257</text:p>
          </table:table-cell>
          <table:table-cell office:value-type="string">
            <text:p><text:s text:c="2"/>-9.23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37:36.476472</text:p>
          </table:table-cell>
          <table:table-cell office:value-type="string">
            <text:p>nt</text:p>
          </table:table-cell>
          <table:table-cell office:value-type="string">
            <text:p>517397.08</text:p>
          </table:table-cell>
          <table:table-cell office:value-type="string">
            <text:p>4628331.0</text:p>
          </table:table-cell>
          <table:table-cell office:value-type="string">
            <text:p>41.8059200</text:p>
          </table:table-cell>
          <table:table-cell office:value-type="string">
            <text:p>3.2094202</text:p>
          </table:table-cell>
          <table:table-cell office:value-type="string">
            <text:p><text:s text:c="2"/>13.782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0:02.201121</text:p>
          </table:table-cell>
          <table:table-cell office:value-type="string">
            <text:p>nt</text:p>
          </table:table-cell>
          <table:table-cell office:value-type="string">
            <text:p>128438.34</text:p>
          </table:table-cell>
          <table:table-cell office:value-type="string">
            <text:p>4061731.3</text:p>
          </table:table-cell>
          <table:table-cell office:value-type="string">
            <text:p>36.6281240</text:p>
          </table:table-cell>
          <table:table-cell office:value-type="string">
            <text:p>-1.1545805</text:p>
          </table:table-cell>
          <table:table-cell office:value-type="string">
            <text:p><text:s text:c="3"/>200.559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0:26.325512</text:p>
          </table:table-cell>
          <table:table-cell office:value-type="string">
            <text:p>nt</text:p>
          </table:table-cell>
          <table:table-cell office:value-type="string">
            <text:p>525479.52</text:p>
          </table:table-cell>
          <table:table-cell office:value-type="string">
            <text:p>4617523.6</text:p>
          </table:table-cell>
          <table:table-cell office:value-type="string">
            <text:p>41.7083630</text:p>
          </table:table-cell>
          <table:table-cell office:value-type="string">
            <text:p>3.3062496</text:p>
          </table:table-cell>
          <table:table-cell office:value-type="string">
            <text:p><text:s/>-12.54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0:26.50675</text:p>
          </table:table-cell>
          <table:table-cell office:value-type="string">
            <text:p>nt</text:p>
          </table:table-cell>
          <table:table-cell office:value-type="string">
            <text:p>520499.65</text:p>
          </table:table-cell>
          <table:table-cell office:value-type="string">
            <text:p>4616636.4</text:p>
          </table:table-cell>
          <table:table-cell office:value-type="string">
            <text:p>41.7005160</text:p>
          </table:table-cell>
          <table:table-cell office:value-type="string">
            <text:p>3.2463644</text:p>
          </table:table-cell>
          <table:table-cell office:value-type="string">
            <text:p><text:s/>-11.081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1:24.78906</text:p>
          </table:table-cell>
          <table:table-cell office:value-type="string">
            <text:p>nt</text:p>
          </table:table-cell>
          <table:table-cell office:value-type="string">
            <text:p>511953.04</text:p>
          </table:table-cell>
          <table:table-cell office:value-type="string">
            <text:p>4630518.0</text:p>
          </table:table-cell>
          <table:table-cell office:value-type="string">
            <text:p>41.8257180</text:p>
          </table:table-cell>
          <table:table-cell office:value-type="string">
            <text:p>3.1439310</text:p>
          </table:table-cell>
          <table:table-cell office:value-type="string">
            <text:p>-109.613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2:12.766072</text:p>
          </table:table-cell>
          <table:table-cell office:value-type="string">
            <text:p>nt</text:p>
          </table:table-cell>
          <table:table-cell office:value-type="string">
            <text:p>510535.52</text:p>
          </table:table-cell>
          <table:table-cell office:value-type="string">
            <text:p>4629140.3</text:p>
          </table:table-cell>
          <table:table-cell office:value-type="string">
            <text:p>41.8133300</text:p>
          </table:table-cell>
          <table:table-cell office:value-type="string">
            <text:p>3.1268377</text:p>
          </table:table-cell>
          <table:table-cell office:value-type="string">
            <text:p><text:s text:c="2"/>-9.823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3:30.535196</text:p>
          </table:table-cell>
          <table:table-cell office:value-type="string">
            <text:p>nt</text:p>
          </table:table-cell>
          <table:table-cell office:value-type="string">
            <text:p>506792.94</text:p>
          </table:table-cell>
          <table:table-cell office:value-type="string">
            <text:p>4629232.2</text:p>
          </table:table-cell>
          <table:table-cell office:value-type="string">
            <text:p>41.8141980</text:p>
          </table:table-cell>
          <table:table-cell office:value-type="string">
            <text:p>3.0817816</text:p>
          </table:table-cell>
          <table:table-cell office:value-type="string">
            <text:p><text:s/>-10.656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3:30.578199</text:p>
          </table:table-cell>
          <table:table-cell office:value-type="string">
            <text:p>nt</text:p>
          </table:table-cell>
          <table:table-cell office:value-type="string">
            <text:p>510836.45</text:p>
          </table:table-cell>
          <table:table-cell office:value-type="string">
            <text:p>4628969.8</text:p>
          </table:table-cell>
          <table:table-cell office:value-type="string">
            <text:p>41.8117900</text:p>
          </table:table-cell>
          <table:table-cell office:value-type="string">
            <text:p>3.1304574</text:p>
          </table:table-cell>
          <table:table-cell office:value-type="string">
            <text:p><text:s text:c="2"/>-9.17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8:30.323151</text:p>
          </table:table-cell>
          <table:table-cell office:value-type="string">
            <text:p>nt</text:p>
          </table:table-cell>
          <table:table-cell office:value-type="string">
            <text:p>503312.02</text:p>
          </table:table-cell>
          <table:table-cell office:value-type="string">
            <text:p>4631310.1</text:p>
          </table:table-cell>
          <table:table-cell office:value-type="string">
            <text:p>41.8329350</text:p>
          </table:table-cell>
          <table:table-cell office:value-type="string">
            <text:p>3.0398858</text:p>
          </table:table-cell>
          <table:table-cell office:value-type="string">
            <text:p>-204.333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49:48.149475</text:p>
          </table:table-cell>
          <table:table-cell office:value-type="string">
            <text:p>nt</text:p>
          </table:table-cell>
          <table:table-cell office:value-type="string">
            <text:p>517084.19</text:p>
          </table:table-cell>
          <table:table-cell office:value-type="string">
            <text:p>4619279.3</text:p>
          </table:table-cell>
          <table:table-cell office:value-type="string">
            <text:p>41.7244000</text:p>
          </table:table-cell>
          <table:table-cell office:value-type="string">
            <text:p>3.2053936</text:p>
          </table:table-cell>
          <table:table-cell table:style-name="ce2" office:value-type="string">
            <text:p><text:s text:c="3"/>8.14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515696</text:p>
          </table:table-cell>
          <table:table-cell office:value-type="string">
            <text:p>nt</text:p>
          </table:table-cell>
          <table:table-cell office:value-type="string">
            <text:p>524478.92</text:p>
          </table:table-cell>
          <table:table-cell office:value-type="string">
            <text:p>4622851.6</text:p>
          </table:table-cell>
          <table:table-cell office:value-type="string">
            <text:p>41.7563820</text:p>
          </table:table-cell>
          <table:table-cell office:value-type="string">
            <text:p>3.2944422</text:p>
          </table:table-cell>
          <table:table-cell office:value-type="string">
            <text:p>-117.660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535776</text:p>
          </table:table-cell>
          <table:table-cell office:value-type="string">
            <text:p>nt</text:p>
          </table:table-cell>
          <table:table-cell office:value-type="string">
            <text:p>527449.71</text:p>
          </table:table-cell>
          <table:table-cell office:value-type="string">
            <text:p>4625269.3</text:p>
          </table:table-cell>
          <table:table-cell office:value-type="string">
            <text:p>41.7780600</text:p>
          </table:table-cell>
          <table:table-cell office:value-type="string">
            <text:p>3.3302872</text:p>
          </table:table-cell>
          <table:table-cell office:value-type="string">
            <text:p><text:s/>-16.0025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575347</text:p>
          </table:table-cell>
          <table:table-cell office:value-type="string">
            <text:p>nt</text:p>
          </table:table-cell>
          <table:table-cell office:value-type="string">
            <text:p>531047.27</text:p>
          </table:table-cell>
          <table:table-cell office:value-type="string">
            <text:p>4623071.5</text:p>
          </table:table-cell>
          <table:table-cell office:value-type="string">
            <text:p>41.7581330</text:p>
          </table:table-cell>
          <table:table-cell office:value-type="string">
            <text:p>3.3734589</text:p>
          </table:table-cell>
          <table:table-cell office:value-type="string">
            <text:p><text:s/>-15.87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610598</text:p>
          </table:table-cell>
          <table:table-cell office:value-type="string">
            <text:p>nt</text:p>
          </table:table-cell>
          <table:table-cell office:value-type="string">
            <text:p>530196.91</text:p>
          </table:table-cell>
          <table:table-cell office:value-type="string">
            <text:p>4622820.0</text:p>
          </table:table-cell>
          <table:table-cell office:value-type="string">
            <text:p>41.7559000</text:p>
          </table:table-cell>
          <table:table-cell office:value-type="string">
            <text:p>3.3632176</text:p>
          </table:table-cell>
          <table:table-cell office:value-type="string">
            <text:p><text:s/>-12.17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662988</text:p>
          </table:table-cell>
          <table:table-cell office:value-type="string">
            <text:p>nt</text:p>
          </table:table-cell>
          <table:table-cell office:value-type="string">
            <text:p>525558.36</text:p>
          </table:table-cell>
          <table:table-cell office:value-type="string">
            <text:p>4622308.9</text:p>
          </table:table-cell>
          <table:table-cell office:value-type="string">
            <text:p>41.7514600</text:p>
          </table:table-cell>
          <table:table-cell office:value-type="string">
            <text:p>3.3074026</text:p>
          </table:table-cell>
          <table:table-cell office:value-type="string">
            <text:p><text:s/>-10.52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2:36.797775</text:p>
          </table:table-cell>
          <table:table-cell office:value-type="string">
            <text:p>nt</text:p>
          </table:table-cell>
          <table:table-cell office:value-type="string">
            <text:p>527270.25</text:p>
          </table:table-cell>
          <table:table-cell office:value-type="string">
            <text:p>4622905.4</text:p>
          </table:table-cell>
          <table:table-cell office:value-type="string">
            <text:p>41.7567750</text:p>
          </table:table-cell>
          <table:table-cell office:value-type="string">
            <text:p>3.3280194</text:p>
          </table:table-cell>
          <table:table-cell office:value-type="string">
            <text:p><text:s/>-11.84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4:59.326638</text:p>
          </table:table-cell>
          <table:table-cell office:value-type="string">
            <text:p>nt</text:p>
          </table:table-cell>
          <table:table-cell office:value-type="string">
            <text:p>524053.44</text:p>
          </table:table-cell>
          <table:table-cell office:value-type="string">
            <text:p>4624010.7</text:p>
          </table:table-cell>
          <table:table-cell office:value-type="string">
            <text:p>41.7668340</text:p>
          </table:table-cell>
          <table:table-cell office:value-type="string">
            <text:p>3.2893713</text:p>
          </table:table-cell>
          <table:table-cell office:value-type="string">
            <text:p><text:s text:c="2"/>-9.93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4:59.345966</text:p>
          </table:table-cell>
          <table:table-cell office:value-type="string">
            <text:p>nt</text:p>
          </table:table-cell>
          <table:table-cell office:value-type="string">
            <text:p>527234.45</text:p>
          </table:table-cell>
          <table:table-cell office:value-type="string">
            <text:p>4624286.4</text:p>
          </table:table-cell>
          <table:table-cell office:value-type="string">
            <text:p>41.7692150</text:p>
          </table:table-cell>
          <table:table-cell office:value-type="string">
            <text:p>3.3276520</text:p>
          </table:table-cell>
          <table:table-cell office:value-type="string">
            <text:p><text:s/>-13.098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4:59.357888</text:p>
          </table:table-cell>
          <table:table-cell office:value-type="string">
            <text:p>nt</text:p>
          </table:table-cell>
          <table:table-cell office:value-type="string">
            <text:p>526939.74</text:p>
          </table:table-cell>
          <table:table-cell office:value-type="string">
            <text:p>4624305.2</text:p>
          </table:table-cell>
          <table:table-cell office:value-type="string">
            <text:p>41.7693940</text:p>
          </table:table-cell>
          <table:table-cell office:value-type="string">
            <text:p>3.3241074</text:p>
          </table:table-cell>
          <table:table-cell office:value-type="string">
            <text:p><text:s text:c="2"/>-9.490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6:58:20.588656</text:p>
          </table:table-cell>
          <table:table-cell office:value-type="string">
            <text:p>nt</text:p>
          </table:table-cell>
          <table:table-cell office:value-type="string">
            <text:p>503781.06</text:p>
          </table:table-cell>
          <table:table-cell office:value-type="string">
            <text:p>4628721.2</text:p>
          </table:table-cell>
          <table:table-cell office:value-type="string">
            <text:p>41.8096160</text:p>
          </table:table-cell>
          <table:table-cell office:value-type="string">
            <text:p>3.0455177</text:p>
          </table:table-cell>
          <table:table-cell office:value-type="string">
            <text:p><text:s/>-11.47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04:43.664877</text:p>
          </table:table-cell>
          <table:table-cell office:value-type="string">
            <text:p>nt</text:p>
          </table:table-cell>
          <table:table-cell office:value-type="string">
            <text:p>503393.88</text:p>
          </table:table-cell>
          <table:table-cell office:value-type="string">
            <text:p>4638222.2</text:p>
          </table:table-cell>
          <table:table-cell office:value-type="string">
            <text:p>41.8951900</text:p>
          </table:table-cell>
          <table:table-cell office:value-type="string">
            <text:p>3.0409112</text:p>
          </table:table-cell>
          <table:table-cell table:style-name="ce2" office:value-type="string">
            <text:p><text:s text:c="3"/>8.066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05:00.912299</text:p>
          </table:table-cell>
          <table:table-cell office:value-type="string">
            <text:p>nt</text:p>
          </table:table-cell>
          <table:table-cell office:value-type="string">
            <text:p>347896.61</text:p>
          </table:table-cell>
          <table:table-cell office:value-type="string">
            <text:p>4549015.8</text:p>
          </table:table-cell>
          <table:table-cell office:value-type="string">
            <text:p>41.0774700</text:p>
          </table:table-cell>
          <table:table-cell office:value-type="string">
            <text:p>1.1894337</text:p>
          </table:table-cell>
          <table:table-cell office:value-type="string">
            <text:p><text:s/>-70.3925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08:37.92535</text:p>
          </table:table-cell>
          <table:table-cell office:value-type="string">
            <text:p>nt</text:p>
          </table:table-cell>
          <table:table-cell office:value-type="string">
            <text:p>503909.29</text:p>
          </table:table-cell>
          <table:table-cell office:value-type="string">
            <text:p>4644148.5</text:p>
          </table:table-cell>
          <table:table-cell office:value-type="string">
            <text:p>41.9485630</text:p>
          </table:table-cell>
          <table:table-cell office:value-type="string">
            <text:p>3.0471635</text:p>
          </table:table-cell>
          <table:table-cell office:value-type="string">
            <text:p><text:s text:c="2"/>14.4485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09:26.238521</text:p>
          </table:table-cell>
          <table:table-cell office:value-type="string">
            <text:p>nt</text:p>
          </table:table-cell>
          <table:table-cell office:value-type="string">
            <text:p>348983.41</text:p>
          </table:table-cell>
          <table:table-cell office:value-type="string">
            <text:p>4547468.3</text:p>
          </table:table-cell>
          <table:table-cell office:value-type="string">
            <text:p>41.0637400</text:p>
          </table:table-cell>
          <table:table-cell office:value-type="string">
            <text:p>1.2027439</text:p>
          </table:table-cell>
          <table:table-cell table:style-name="ce2" office:value-type="string">
            <text:p><text:s text:c="3"/>6.197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09:26.238994</text:p>
          </table:table-cell>
          <table:table-cell office:value-type="string">
            <text:p>nt</text:p>
          </table:table-cell>
          <table:table-cell office:value-type="string">
            <text:p>347552.69</text:p>
          </table:table-cell>
          <table:table-cell office:value-type="string">
            <text:p>4544318.0</text:p>
          </table:table-cell>
          <table:table-cell office:value-type="string">
            <text:p>41.0351100</text:p>
          </table:table-cell>
          <table:table-cell office:value-type="string">
            <text:p>1.1865042</text:p>
          </table:table-cell>
          <table:table-cell table:style-name="ce2" office:value-type="string">
            <text:p><text:s text:c="2"/>12.210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3:23.98432</text:p>
          </table:table-cell>
          <table:table-cell office:value-type="string">
            <text:p>nt</text:p>
          </table:table-cell>
          <table:table-cell office:value-type="string">
            <text:p>494880.05</text:p>
          </table:table-cell>
          <table:table-cell office:value-type="string">
            <text:p>4650306.8</text:p>
          </table:table-cell>
          <table:table-cell office:value-type="string">
            <text:p>42.0040200</text:p>
          </table:table-cell>
          <table:table-cell office:value-type="string">
            <text:p>2.9381770</text:p>
          </table:table-cell>
          <table:table-cell office:value-type="string">
            <text:p><text:s text:c="2"/>-8.343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3:24.097215</text:p>
          </table:table-cell>
          <table:table-cell office:value-type="string">
            <text:p>nt</text:p>
          </table:table-cell>
          <table:table-cell office:value-type="string">
            <text:p>496878.10</text:p>
          </table:table-cell>
          <table:table-cell office:value-type="string">
            <text:p>4642873.2</text:p>
          </table:table-cell>
          <table:table-cell office:value-type="string">
            <text:p>41.9370800</text:p>
          </table:table-cell>
          <table:table-cell office:value-type="string">
            <text:p>2.9623427</text:p>
          </table:table-cell>
          <table:table-cell office:value-type="string">
            <text:p><text:s text:c="2"/>-9.823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5:49.295289</text:p>
          </table:table-cell>
          <table:table-cell office:value-type="string">
            <text:p>nt</text:p>
          </table:table-cell>
          <table:table-cell office:value-type="string">
            <text:p>345225.94</text:p>
          </table:table-cell>
          <table:table-cell office:value-type="string">
            <text:p>4550816.0</text:p>
          </table:table-cell>
          <table:table-cell office:value-type="string">
            <text:p>41.0931740</text:p>
          </table:table-cell>
          <table:table-cell office:value-type="string">
            <text:p>1.1572060</text:p>
          </table:table-cell>
          <table:table-cell table:style-name="ce2" office:value-type="string">
            <text:p><text:s text:c="3"/>8.269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5:49.296835</text:p>
          </table:table-cell>
          <table:table-cell office:value-type="string">
            <text:p>nt</text:p>
          </table:table-cell>
          <table:table-cell office:value-type="string">
            <text:p>345260.55</text:p>
          </table:table-cell>
          <table:table-cell office:value-type="string">
            <text:p>4553261.3</text:p>
          </table:table-cell>
          <table:table-cell office:value-type="string">
            <text:p>41.1151960</text:p>
          </table:table-cell>
          <table:table-cell office:value-type="string">
            <text:p>1.1570023</text:p>
          </table:table-cell>
          <table:table-cell table:style-name="ce2" office:value-type="string">
            <text:p><text:s text:c="3"/>8.935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8:41.195004</text:p>
          </table:table-cell>
          <table:table-cell office:value-type="string">
            <text:p>nt</text:p>
          </table:table-cell>
          <table:table-cell office:value-type="string">
            <text:p>346194.40</text:p>
          </table:table-cell>
          <table:table-cell office:value-type="string">
            <text:p>4543621.9</text:p>
          </table:table-cell>
          <table:table-cell office:value-type="string">
            <text:p>41.0285870</text:p>
          </table:table-cell>
          <table:table-cell office:value-type="string">
            <text:p>1.1705275</text:p>
          </table:table-cell>
          <table:table-cell table:style-name="ce2" office:value-type="string">
            <text:p><text:s text:c="2"/>10.249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32:08.639268</text:p>
          </table:table-cell>
          <table:table-cell office:value-type="string">
            <text:p>nt</text:p>
          </table:table-cell>
          <table:table-cell office:value-type="string">
            <text:p>490624.08</text:p>
          </table:table-cell>
          <table:table-cell office:value-type="string">
            <text:p>4651776.8</text:p>
          </table:table-cell>
          <table:table-cell office:value-type="string">
            <text:p>42.0172200</text:p>
          </table:table-cell>
          <table:table-cell office:value-type="string">
            <text:p>2.8867630</text:p>
          </table:table-cell>
          <table:table-cell office:value-type="string">
            <text:p><text:s/>-10.45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32:08.688079</text:p>
          </table:table-cell>
          <table:table-cell office:value-type="string">
            <text:p>nt</text:p>
          </table:table-cell>
          <table:table-cell office:value-type="string">
            <text:p>493641.49</text:p>
          </table:table-cell>
          <table:table-cell office:value-type="string">
            <text:p>4653088.5</text:p>
          </table:table-cell>
          <table:table-cell office:value-type="string">
            <text:p>42.0290640</text:p>
          </table:table-cell>
          <table:table-cell office:value-type="string">
            <text:p>2.9231913</text:p>
          </table:table-cell>
          <table:table-cell office:value-type="string">
            <text:p><text:s/>-10.748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32:08.72437</text:p>
          </table:table-cell>
          <table:table-cell office:value-type="string">
            <text:p>nt</text:p>
          </table:table-cell>
          <table:table-cell office:value-type="string">
            <text:p>491879.97</text:p>
          </table:table-cell>
          <table:table-cell office:value-type="string">
            <text:p>4652506.9</text:p>
          </table:table-cell>
          <table:table-cell office:value-type="string">
            <text:p>42.0238100</text:p>
          </table:table-cell>
          <table:table-cell office:value-type="string">
            <text:p>2.9019208</text:p>
          </table:table-cell>
          <table:table-cell office:value-type="string">
            <text:p><text:s text:c="2"/>-9.268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2:18.415438</text:p>
          </table:table-cell>
          <table:table-cell office:value-type="string">
            <text:p>nt</text:p>
          </table:table-cell>
          <table:table-cell office:value-type="string">
            <text:p>505701.37</text:p>
          </table:table-cell>
          <table:table-cell office:value-type="string">
            <text:p>4638813.3</text:p>
          </table:table-cell>
          <table:table-cell office:value-type="string">
            <text:p>41.9005000</text:p>
          </table:table-cell>
          <table:table-cell office:value-type="string">
            <text:p>3.0687323</text:p>
          </table:table-cell>
          <table:table-cell office:value-type="string">
            <text:p><text:s text:c="2"/>-8.08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5:21.624944</text:p>
          </table:table-cell>
          <table:table-cell office:value-type="string">
            <text:p>nt</text:p>
          </table:table-cell>
          <table:table-cell office:value-type="string">
            <text:p>471948.11</text:p>
          </table:table-cell>
          <table:table-cell office:value-type="string">
            <text:p>4655681.8</text:p>
          </table:table-cell>
          <table:table-cell office:value-type="string">
            <text:p>42.0519450</text:p>
          </table:table-cell>
          <table:table-cell office:value-type="string">
            <text:p>2.6610210</text:p>
          </table:table-cell>
          <table:table-cell office:value-type="string">
            <text:p><text:s text:c="2"/>-6.567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5:21.647278</text:p>
          </table:table-cell>
          <table:table-cell office:value-type="string">
            <text:p>nt</text:p>
          </table:table-cell>
          <table:table-cell office:value-type="string">
            <text:p>471693.46</text:p>
          </table:table-cell>
          <table:table-cell office:value-type="string">
            <text:p>4656010.9</text:p>
          </table:table-cell>
          <table:table-cell office:value-type="string">
            <text:p>42.0549000</text:p>
          </table:table-cell>
          <table:table-cell office:value-type="string">
            <text:p>2.6579280</text:p>
          </table:table-cell>
          <table:table-cell office:value-type="string">
            <text:p><text:s/>-10.93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5:21.657806</text:p>
          </table:table-cell>
          <table:table-cell office:value-type="string">
            <text:p>nt</text:p>
          </table:table-cell>
          <table:table-cell office:value-type="string">
            <text:p>472532.24</text:p>
          </table:table-cell>
          <table:table-cell office:value-type="string">
            <text:p>4656651.6</text:p>
          </table:table-cell>
          <table:table-cell office:value-type="string">
            <text:p>42.0607000</text:p>
          </table:table-cell>
          <table:table-cell office:value-type="string">
            <text:p>2.6680340</text:p>
          </table:table-cell>
          <table:table-cell office:value-type="string">
            <text:p><text:s/>-11.19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6:39.423389</text:p>
          </table:table-cell>
          <table:table-cell office:value-type="string">
            <text:p>nt</text:p>
          </table:table-cell>
          <table:table-cell office:value-type="string">
            <text:p>507247.20</text:p>
          </table:table-cell>
          <table:table-cell office:value-type="string">
            <text:p>4642643.0</text:p>
          </table:table-cell>
          <table:table-cell office:value-type="string">
            <text:p>41.9349800</text:p>
          </table:table-cell>
          <table:table-cell office:value-type="string">
            <text:p>3.0874150</text:p>
          </table:table-cell>
          <table:table-cell office:value-type="string">
            <text:p><text:s/>-15.299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6:39.459534</text:p>
          </table:table-cell>
          <table:table-cell office:value-type="string">
            <text:p>nt</text:p>
          </table:table-cell>
          <table:table-cell office:value-type="string">
            <text:p>525717.04</text:p>
          </table:table-cell>
          <table:table-cell office:value-type="string">
            <text:p>4651050.5</text:p>
          </table:table-cell>
          <table:table-cell office:value-type="string">
            <text:p>42.0103150</text:p>
          </table:table-cell>
          <table:table-cell office:value-type="string">
            <text:p>3.3105620</text:p>
          </table:table-cell>
          <table:table-cell table:style-name="ce2" office:value-type="string">
            <text:p><text:s text:c="3"/>8.066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56:42.066877</text:p>
          </table:table-cell>
          <table:table-cell office:value-type="string">
            <text:p>nt</text:p>
          </table:table-cell>
          <table:table-cell office:value-type="string">
            <text:p>591516.62</text:p>
          </table:table-cell>
          <table:table-cell office:value-type="string">
            <text:p>4547448.5</text:p>
          </table:table-cell>
          <table:table-cell office:value-type="string">
            <text:p>41.0724300</text:p>
          </table:table-cell>
          <table:table-cell office:value-type="string">
            <text:p>4.0893030</text:p>
          </table:table-cell>
          <table:table-cell office:value-type="string">
            <text:p><text:s text:c="2"/>21.941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16:07.143347</text:p>
          </table:table-cell>
          <table:table-cell office:value-type="string">
            <text:p>nt</text:p>
          </table:table-cell>
          <table:table-cell office:value-type="string">
            <text:p>523593.27</text:p>
          </table:table-cell>
          <table:table-cell office:value-type="string">
            <text:p>4644260.7</text:p>
          </table:table-cell>
          <table:table-cell office:value-type="string">
            <text:p>41.9492300</text:p>
          </table:table-cell>
          <table:table-cell office:value-type="string">
            <text:p>3.2846430</text:p>
          </table:table-cell>
          <table:table-cell table:style-name="ce2" office:value-type="string">
            <text:p><text:s text:c="2"/>11.322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19:19.928979</text:p>
          </table:table-cell>
          <table:table-cell office:value-type="string">
            <text:p>nt</text:p>
          </table:table-cell>
          <table:table-cell office:value-type="string">
            <text:p>468103.63</text:p>
          </table:table-cell>
          <table:table-cell office:value-type="string">
            <text:p>4661343.4</text:p>
          </table:table-cell>
          <table:table-cell office:value-type="string">
            <text:p>42.1027870</text:p>
          </table:table-cell>
          <table:table-cell office:value-type="string">
            <text:p>2.6142566</text:p>
          </table:table-cell>
          <table:table-cell office:value-type="string">
            <text:p><text:s/>-11.525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19:19.987699</text:p>
          </table:table-cell>
          <table:table-cell office:value-type="string">
            <text:p>nt</text:p>
          </table:table-cell>
          <table:table-cell office:value-type="string">
            <text:p>476013.03</text:p>
          </table:table-cell>
          <table:table-cell office:value-type="string">
            <text:p>4670596.2</text:p>
          </table:table-cell>
          <table:table-cell office:value-type="string">
            <text:p>42.1864000</text:p>
          </table:table-cell>
          <table:table-cell office:value-type="string">
            <text:p>2.7095280</text:p>
          </table:table-cell>
          <table:table-cell office:value-type="string">
            <text:p><text:s/>-11.581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24:31.103804</text:p>
          </table:table-cell>
          <table:table-cell office:value-type="string">
            <text:p>nt</text:p>
          </table:table-cell>
          <table:table-cell office:value-type="string">
            <text:p>502129.15</text:p>
          </table:table-cell>
          <table:table-cell office:value-type="string">
            <text:p>4655429.4</text:p>
          </table:table-cell>
          <table:table-cell office:value-type="string">
            <text:p>42.0501700</text:p>
          </table:table-cell>
          <table:table-cell office:value-type="string">
            <text:p>3.0257280</text:p>
          </table:table-cell>
          <table:table-cell office:value-type="string">
            <text:p>-104.544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26:23.132532</text:p>
          </table:table-cell>
          <table:table-cell office:value-type="string">
            <text:p>nt</text:p>
          </table:table-cell>
          <table:table-cell office:value-type="string">
            <text:p>477488.38</text:p>
          </table:table-cell>
          <table:table-cell office:value-type="string">
            <text:p>4676433.0</text:p>
          </table:table-cell>
          <table:table-cell office:value-type="string">
            <text:p>42.2390100</text:p>
          </table:table-cell>
          <table:table-cell office:value-type="string">
            <text:p>2.7271676</text:p>
          </table:table-cell>
          <table:table-cell office:value-type="string">
            <text:p><text:s/>-11.76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27:15.758201</text:p>
          </table:table-cell>
          <table:table-cell office:value-type="string">
            <text:p>nt</text:p>
          </table:table-cell>
          <table:table-cell office:value-type="string">
            <text:p>499813.33</text:p>
          </table:table-cell>
          <table:table-cell office:value-type="string">
            <text:p>4656668.6</text:p>
          </table:table-cell>
          <table:table-cell office:value-type="string">
            <text:p>42.0613330</text:p>
          </table:table-cell>
          <table:table-cell office:value-type="string">
            <text:p>2.9977440</text:p>
          </table:table-cell>
          <table:table-cell office:value-type="string">
            <text:p><text:s text:c="2"/>-8.806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27:15.801884</text:p>
          </table:table-cell>
          <table:table-cell office:value-type="string">
            <text:p>nt</text:p>
          </table:table-cell>
          <table:table-cell office:value-type="string">
            <text:p>500186.91</text:p>
          </table:table-cell>
          <table:table-cell office:value-type="string">
            <text:p>4656897.3</text:p>
          </table:table-cell>
          <table:table-cell office:value-type="string">
            <text:p>42.0633930</text:p>
          </table:table-cell>
          <table:table-cell office:value-type="string">
            <text:p>3.0022590</text:p>
          </table:table-cell>
          <table:table-cell office:value-type="string">
            <text:p><text:s/>-12.931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27:15.873846</text:p>
          </table:table-cell>
          <table:table-cell office:value-type="string">
            <text:p>nt</text:p>
          </table:table-cell>
          <table:table-cell office:value-type="string">
            <text:p>501798.04</text:p>
          </table:table-cell>
          <table:table-cell office:value-type="string">
            <text:p>4655336.6</text:p>
          </table:table-cell>
          <table:table-cell office:value-type="string">
            <text:p>42.0493350</text:p>
          </table:table-cell>
          <table:table-cell office:value-type="string">
            <text:p>3.0217266</text:p>
          </table:table-cell>
          <table:table-cell office:value-type="string">
            <text:p><text:s text:c="2"/>14.1525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2:28.25112</text:p>
          </table:table-cell>
          <table:table-cell office:value-type="string">
            <text:p>nt</text:p>
          </table:table-cell>
          <table:table-cell office:value-type="string">
            <text:p>487316.50</text:p>
          </table:table-cell>
          <table:table-cell office:value-type="string">
            <text:p>4666334.6</text:p>
          </table:table-cell>
          <table:table-cell office:value-type="string">
            <text:p>42.1482850</text:p>
          </table:table-cell>
          <table:table-cell office:value-type="string">
            <text:p>2.8465004</text:p>
          </table:table-cell>
          <table:table-cell table:style-name="ce2" office:value-type="string">
            <text:p><text:s text:c="3"/>9.139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6:26.905326</text:p>
          </table:table-cell>
          <table:table-cell office:value-type="string">
            <text:p>nt</text:p>
          </table:table-cell>
          <table:table-cell office:value-type="string">
            <text:p>462098.20</text:p>
          </table:table-cell>
          <table:table-cell office:value-type="string">
            <text:p>4666353.0</text:p>
          </table:table-cell>
          <table:table-cell office:value-type="string">
            <text:p>42.1476360</text:p>
          </table:table-cell>
          <table:table-cell office:value-type="string">
            <text:p>2.5413058</text:p>
          </table:table-cell>
          <table:table-cell office:value-type="string">
            <text:p><text:s text:c="2"/>-6.364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6:49.997763</text:p>
          </table:table-cell>
          <table:table-cell office:value-type="string">
            <text:p>nt</text:p>
          </table:table-cell>
          <table:table-cell office:value-type="string">
            <text:p>491391.08</text:p>
          </table:table-cell>
          <table:table-cell office:value-type="string">
            <text:p>4661883.5</text:p>
          </table:table-cell>
          <table:table-cell office:value-type="string">
            <text:p>42.1082530</text:p>
          </table:table-cell>
          <table:table-cell office:value-type="string">
            <text:p>2.8958778</text:p>
          </table:table-cell>
          <table:table-cell office:value-type="string">
            <text:p><text:s/>-95.6265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6:50.024096</text:p>
          </table:table-cell>
          <table:table-cell office:value-type="string">
            <text:p>nt</text:p>
          </table:table-cell>
          <table:table-cell office:value-type="string">
            <text:p>496478.92</text:p>
          </table:table-cell>
          <table:table-cell office:value-type="string">
            <text:p>4663927.4</text:p>
          </table:table-cell>
          <table:table-cell office:value-type="string">
            <text:p>42.1267000</text:p>
          </table:table-cell>
          <table:table-cell office:value-type="string">
            <text:p>2.9574013</text:p>
          </table:table-cell>
          <table:table-cell office:value-type="string">
            <text:p><text:s/>-14.24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8:00.933677</text:p>
          </table:table-cell>
          <table:table-cell office:value-type="string">
            <text:p>nt</text:p>
          </table:table-cell>
          <table:table-cell office:value-type="string">
            <text:p>490020.95</text:p>
          </table:table-cell>
          <table:table-cell office:value-type="string">
            <text:p>4658397.0</text:p>
          </table:table-cell>
          <table:table-cell office:value-type="string">
            <text:p>42.0768360</text:p>
          </table:table-cell>
          <table:table-cell office:value-type="string">
            <text:p>2.8793660</text:p>
          </table:table-cell>
          <table:table-cell table:style-name="ce2" office:value-type="string">
            <text:p><text:s text:c="3"/>7.4370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8:00.933853</text:p>
          </table:table-cell>
          <table:table-cell office:value-type="string">
            <text:p>nt</text:p>
          </table:table-cell>
          <table:table-cell office:value-type="string">
            <text:p>513919.52</text:p>
          </table:table-cell>
          <table:table-cell office:value-type="string">
            <text:p>4673790.9</text:p>
          </table:table-cell>
          <table:table-cell office:value-type="string">
            <text:p>42.2154160</text:p>
          </table:table-cell>
          <table:table-cell office:value-type="string">
            <text:p>3.1686366</text:p>
          </table:table-cell>
          <table:table-cell office:value-type="string">
            <text:p><text:s text:c="2"/>-9.8975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8:01.51326</text:p>
          </table:table-cell>
          <table:table-cell office:value-type="string">
            <text:p>nt</text:p>
          </table:table-cell>
          <table:table-cell office:value-type="string">
            <text:p>500873.23</text:p>
          </table:table-cell>
          <table:table-cell office:value-type="string">
            <text:p>4673091.5</text:p>
          </table:table-cell>
          <table:table-cell office:value-type="string">
            <text:p>42.2092400</text:p>
          </table:table-cell>
          <table:table-cell office:value-type="string">
            <text:p>3.0105782</text:p>
          </table:table-cell>
          <table:table-cell table:style-name="ce2" office:value-type="string">
            <text:p><text:s text:c="3"/>8.49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8:53.606205</text:p>
          </table:table-cell>
          <table:table-cell office:value-type="string">
            <text:p>nt</text:p>
          </table:table-cell>
          <table:table-cell office:value-type="string">
            <text:p>476682.59</text:p>
          </table:table-cell>
          <table:table-cell office:value-type="string">
            <text:p>4681660.0</text:p>
          </table:table-cell>
          <table:table-cell office:value-type="string">
            <text:p>42.2860600</text:p>
          </table:table-cell>
          <table:table-cell office:value-type="string">
            <text:p>2.7171915</text:p>
          </table:table-cell>
          <table:table-cell office:value-type="string">
            <text:p><text:s text:c="2"/>-9.36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38:53.793687</text:p>
          </table:table-cell>
          <table:table-cell office:value-type="string">
            <text:p>nt</text:p>
          </table:table-cell>
          <table:table-cell office:value-type="string">
            <text:p>466518.96</text:p>
          </table:table-cell>
          <table:table-cell office:value-type="string">
            <text:p>4676557.9</text:p>
          </table:table-cell>
          <table:table-cell office:value-type="string">
            <text:p>42.2397420</text:p>
          </table:table-cell>
          <table:table-cell office:value-type="string">
            <text:p>2.5942178</text:p>
          </table:table-cell>
          <table:table-cell office:value-type="string">
            <text:p><text:s text:c="2"/>16.613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18:41.197735</text:p>
          </table:table-cell>
          <table:table-cell office:value-type="string">
            <text:p>nt</text:p>
          </table:table-cell>
          <table:table-cell office:value-type="string">
            <text:p>339019.86</text:p>
          </table:table-cell>
          <table:table-cell office:value-type="string">
            <text:p>4547547.4</text:p>
          </table:table-cell>
          <table:table-cell office:value-type="string">
            <text:p>41.0625420</text:p>
          </table:table-cell>
          <table:table-cell office:value-type="string">
            <text:p>1.0842079</text:p>
          </table:table-cell>
          <table:table-cell table:style-name="ce2" office:value-type="string">
            <text:p><text:s text:c="3"/>5.124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20:16.856561</text:p>
          </table:table-cell>
          <table:table-cell office:value-type="string">
            <text:p>nt</text:p>
          </table:table-cell>
          <table:table-cell office:value-type="string">
            <text:p>350991.48</text:p>
          </table:table-cell>
          <table:table-cell office:value-type="string">
            <text:p>4548776.7</text:p>
          </table:table-cell>
          <table:table-cell office:value-type="string">
            <text:p>41.0758900</text:p>
          </table:table-cell>
          <table:table-cell office:value-type="string">
            <text:p>1.2263144</text:p>
          </table:table-cell>
          <table:table-cell table:style-name="ce2" office:value-type="string">
            <text:p><text:s text:c="3"/>6.6600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20:16.857189</text:p>
          </table:table-cell>
          <table:table-cell office:value-type="string">
            <text:p>nt</text:p>
          </table:table-cell>
          <table:table-cell office:value-type="string">
            <text:p>338210.58</text:p>
          </table:table-cell>
          <table:table-cell office:value-type="string">
            <text:p>4537603.7</text:p>
          </table:table-cell>
          <table:table-cell office:value-type="string">
            <text:p>40.9728600</text:p>
          </table:table-cell>
          <table:table-cell office:value-type="string">
            <text:p>1.0771880</text:p>
          </table:table-cell>
          <table:table-cell table:style-name="ce2" office:value-type="string">
            <text:p><text:s text:c="3"/>5.124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22:05.91373</text:p>
          </table:table-cell>
          <table:table-cell office:value-type="string">
            <text:p>nt</text:p>
          </table:table-cell>
          <table:table-cell office:value-type="string">
            <text:p>445558.21</text:p>
          </table:table-cell>
          <table:table-cell office:value-type="string">
            <text:p>4638127.3</text:p>
          </table:table-cell>
          <table:table-cell office:value-type="string">
            <text:p>41.8924670</text:p>
          </table:table-cell>
          <table:table-cell office:value-type="string">
            <text:p>2.3437657</text:p>
          </table:table-cell>
          <table:table-cell office:value-type="string">
            <text:p><text:s text:c="2"/>-4.569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7:26:43.866529</text:p>
          </table:table-cell>
          <table:table-cell office:value-type="string">
            <text:p>nt</text:p>
          </table:table-cell>
          <table:table-cell office:value-type="string">
            <text:p>337755.11</text:p>
          </table:table-cell>
          <table:table-cell office:value-type="string">
            <text:p>4542779.6</text:p>
          </table:table-cell>
          <table:table-cell office:value-type="string">
            <text:p>41.0193670</text:p>
          </table:table-cell>
          <table:table-cell office:value-type="string">
            <text:p>1.0704190</text:p>
          </table:table-cell>
          <table:table-cell office:value-type="string">
            <text:p><text:s text:c="2"/>14.7630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2:53.538191</text:p>
          </table:table-cell>
          <table:table-cell office:value-type="string">
            <text:p>nt</text:p>
          </table:table-cell>
          <table:table-cell office:value-type="string">
            <text:p>485696.25</text:p>
          </table:table-cell>
          <table:table-cell office:value-type="string">
            <text:p>4673237.3</text:p>
          </table:table-cell>
          <table:table-cell office:value-type="string">
            <text:p>42.2104230</text:p>
          </table:table-cell>
          <table:table-cell office:value-type="string">
            <text:p>2.8267220</text:p>
          </table:table-cell>
          <table:table-cell office:value-type="string">
            <text:p><text:s/>-15.928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3:54.185193</text:p>
          </table:table-cell>
          <table:table-cell office:value-type="string">
            <text:p>nt</text:p>
          </table:table-cell>
          <table:table-cell office:value-type="string">
            <text:p>330105.71</text:p>
          </table:table-cell>
          <table:table-cell office:value-type="string">
            <text:p>4537281.2</text:p>
          </table:table-cell>
          <table:table-cell office:value-type="string">
            <text:p>40.9683100</text:p>
          </table:table-cell>
          <table:table-cell office:value-type="string">
            <text:p>0.9810087</text:p>
          </table:table-cell>
          <table:table-cell office:value-type="string">
            <text:p><text:s/>-13.1165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3:54.200272</text:p>
          </table:table-cell>
          <table:table-cell office:value-type="string">
            <text:p>nt</text:p>
          </table:table-cell>
          <table:table-cell office:value-type="string">
            <text:p>330187.79</text:p>
          </table:table-cell>
          <table:table-cell office:value-type="string">
            <text:p>4537553.7</text:p>
          </table:table-cell>
          <table:table-cell office:value-type="string">
            <text:p>40.9707800</text:p>
          </table:table-cell>
          <table:table-cell office:value-type="string">
            <text:p>0.9819087</text:p>
          </table:table-cell>
          <table:table-cell office:value-type="string">
            <text:p><text:s text:c="2"/>-9.67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4:23.719084</text:p>
          </table:table-cell>
          <table:table-cell office:value-type="string">
            <text:p>nt</text:p>
          </table:table-cell>
          <table:table-cell office:value-type="string">
            <text:p>440740.53</text:p>
          </table:table-cell>
          <table:table-cell office:value-type="string">
            <text:p>4682308.1</text:p>
          </table:table-cell>
          <table:table-cell office:value-type="string">
            <text:p>42.2899930</text:p>
          </table:table-cell>
          <table:table-cell office:value-type="string">
            <text:p>2.2812200</text:p>
          </table:table-cell>
          <table:table-cell office:value-type="string">
            <text:p><text:s text:c="2"/>79.2355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4:24.086387</text:p>
          </table:table-cell>
          <table:table-cell office:value-type="string">
            <text:p>nt</text:p>
          </table:table-cell>
          <table:table-cell office:value-type="string">
            <text:p>410809.15</text:p>
          </table:table-cell>
          <table:table-cell office:value-type="string">
            <text:p>4674901.9</text:p>
          </table:table-cell>
          <table:table-cell office:value-type="string">
            <text:p>42.2204550</text:p>
          </table:table-cell>
          <table:table-cell office:value-type="string">
            <text:p>1.9193627</text:p>
          </table:table-cell>
          <table:table-cell table:style-name="ce2" office:value-type="string">
            <text:p><text:s text:c="3"/>9.342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0:09.615604</text:p>
          </table:table-cell>
          <table:table-cell office:value-type="string">
            <text:p>nt</text:p>
          </table:table-cell>
          <table:table-cell office:value-type="string">
            <text:p>496842.79</text:p>
          </table:table-cell>
          <table:table-cell office:value-type="string">
            <text:p>4665589.9</text:p>
          </table:table-cell>
          <table:table-cell office:value-type="string">
            <text:p>42.1416740</text:p>
          </table:table-cell>
          <table:table-cell office:value-type="string">
            <text:p>2.9617944</text:p>
          </table:table-cell>
          <table:table-cell office:value-type="string">
            <text:p><text:s text:c="2"/>-7.69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1:33.96905</text:p>
          </table:table-cell>
          <table:table-cell office:value-type="string">
            <text:p>nt</text:p>
          </table:table-cell>
          <table:table-cell office:value-type="string">
            <text:p>496251.66</text:p>
          </table:table-cell>
          <table:table-cell office:value-type="string">
            <text:p>4663993.0</text:p>
          </table:table-cell>
          <table:table-cell office:value-type="string">
            <text:p>42.1272900</text:p>
          </table:table-cell>
          <table:table-cell office:value-type="string">
            <text:p>2.9546514</text:p>
          </table:table-cell>
          <table:table-cell office:value-type="string">
            <text:p><text:s/>-10.619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2:48.837287</text:p>
          </table:table-cell>
          <table:table-cell office:value-type="string">
            <text:p>nt</text:p>
          </table:table-cell>
          <table:table-cell office:value-type="string">
            <text:p>469101.80</text:p>
          </table:table-cell>
          <table:table-cell office:value-type="string">
            <text:p>4676854.1</text:p>
          </table:table-cell>
          <table:table-cell office:value-type="string">
            <text:p>42.2425160</text:p>
          </table:table-cell>
          <table:table-cell office:value-type="string">
            <text:p>2.6255047</text:p>
          </table:table-cell>
          <table:table-cell office:value-type="string">
            <text:p><text:s text:c="2"/>-8.32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2:49.12701</text:p>
          </table:table-cell>
          <table:table-cell office:value-type="string">
            <text:p>nt</text:p>
          </table:table-cell>
          <table:table-cell office:value-type="string">
            <text:p>451773.57</text:p>
          </table:table-cell>
          <table:table-cell office:value-type="string">
            <text:p>4685714.5</text:p>
          </table:table-cell>
          <table:table-cell office:value-type="string">
            <text:p>42.3214300</text:p>
          </table:table-cell>
          <table:table-cell office:value-type="string">
            <text:p>2.4147522</text:p>
          </table:table-cell>
          <table:table-cell office:value-type="string">
            <text:p><text:s text:c="2"/>56.6285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4:17.34047</text:p>
          </table:table-cell>
          <table:table-cell office:value-type="string">
            <text:p>nt</text:p>
          </table:table-cell>
          <table:table-cell office:value-type="string">
            <text:p>492310.68</text:p>
          </table:table-cell>
          <table:table-cell office:value-type="string">
            <text:p>4671833.3</text:p>
          </table:table-cell>
          <table:table-cell office:value-type="string">
            <text:p>42.1978720</text:p>
          </table:table-cell>
          <table:table-cell office:value-type="string">
            <text:p>2.9068687</text:p>
          </table:table-cell>
          <table:table-cell office:value-type="string">
            <text:p><text:s/>-11.84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7:12.663975</text:p>
          </table:table-cell>
          <table:table-cell office:value-type="string">
            <text:p>nt</text:p>
          </table:table-cell>
          <table:table-cell office:value-type="string">
            <text:p>479752.21</text:p>
          </table:table-cell>
          <table:table-cell office:value-type="string">
            <text:p>4679907.9</text:p>
          </table:table-cell>
          <table:table-cell office:value-type="string">
            <text:p>42.2703670</text:p>
          </table:table-cell>
          <table:table-cell office:value-type="string">
            <text:p>2.7544827</text:p>
          </table:table-cell>
          <table:table-cell office:value-type="string">
            <text:p><text:s/>-10.286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7:13.135998</text:p>
          </table:table-cell>
          <table:table-cell office:value-type="string">
            <text:p>nt</text:p>
          </table:table-cell>
          <table:table-cell office:value-type="string">
            <text:p>463783.72</text:p>
          </table:table-cell>
          <table:table-cell office:value-type="string">
            <text:p>4674622.5</text:p>
          </table:table-cell>
          <table:table-cell office:value-type="string">
            <text:p>42.2221900</text:p>
          </table:table-cell>
          <table:table-cell office:value-type="string">
            <text:p>2.5611890</text:p>
          </table:table-cell>
          <table:table-cell office:value-type="string">
            <text:p><text:s text:c="2"/>-6.697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7:25.002104</text:p>
          </table:table-cell>
          <table:table-cell office:value-type="string">
            <text:p>nt</text:p>
          </table:table-cell>
          <table:table-cell office:value-type="string">
            <text:p>486831.33</text:p>
          </table:table-cell>
          <table:table-cell office:value-type="string">
            <text:p>4670257.9</text:p>
          </table:table-cell>
          <table:table-cell office:value-type="string">
            <text:p>42.1836100</text:p>
          </table:table-cell>
          <table:table-cell office:value-type="string">
            <text:p>2.8405400</text:p>
          </table:table-cell>
          <table:table-cell office:value-type="string">
            <text:p><text:s/>-14.596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7:25.011527</text:p>
          </table:table-cell>
          <table:table-cell office:value-type="string">
            <text:p>nt</text:p>
          </table:table-cell>
          <table:table-cell office:value-type="string">
            <text:p>491056.67</text:p>
          </table:table-cell>
          <table:table-cell office:value-type="string">
            <text:p>4671823.5</text:p>
          </table:table-cell>
          <table:table-cell office:value-type="string">
            <text:p>42.1977700</text:p>
          </table:table-cell>
          <table:table-cell office:value-type="string">
            <text:p>2.8916807</text:p>
          </table:table-cell>
          <table:table-cell office:value-type="string">
            <text:p><text:s/>-11.766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8:36.718503</text:p>
          </table:table-cell>
          <table:table-cell office:value-type="string">
            <text:p>nt</text:p>
          </table:table-cell>
          <table:table-cell office:value-type="string">
            <text:p>481334.51</text:p>
          </table:table-cell>
          <table:table-cell office:value-type="string">
            <text:p>4683474.9</text:p>
          </table:table-cell>
          <table:table-cell office:value-type="string">
            <text:p>42.3025300</text:p>
          </table:table-cell>
          <table:table-cell office:value-type="string">
            <text:p>2.7735540</text:p>
          </table:table-cell>
          <table:table-cell office:value-type="string">
            <text:p><text:s text:c="2"/>-8.08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8:42.918649</text:p>
          </table:table-cell>
          <table:table-cell office:value-type="string">
            <text:p>nt</text:p>
          </table:table-cell>
          <table:table-cell office:value-type="string">
            <text:p>325545.00</text:p>
          </table:table-cell>
          <table:table-cell office:value-type="string">
            <text:p>4537261.4</text:p>
          </table:table-cell>
          <table:table-cell office:value-type="string">
            <text:p>40.9671700</text:p>
          </table:table-cell>
          <table:table-cell office:value-type="string">
            <text:p>0.9268490</text:p>
          </table:table-cell>
          <table:table-cell office:value-type="string">
            <text:p><text:s/>-11.41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9:25.473242</text:p>
          </table:table-cell>
          <table:table-cell office:value-type="string">
            <text:p>nt</text:p>
          </table:table-cell>
          <table:table-cell office:value-type="string">
            <text:p>487974.01</text:p>
          </table:table-cell>
          <table:table-cell office:value-type="string">
            <text:p>4673379.5</text:p>
          </table:table-cell>
          <table:table-cell office:value-type="string">
            <text:p>42.2117420</text:p>
          </table:table-cell>
          <table:table-cell office:value-type="string">
            <text:p>2.8543122</text:p>
          </table:table-cell>
          <table:table-cell office:value-type="string">
            <text:p><text:s text:c="2"/>-8.380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9:25.520378</text:p>
          </table:table-cell>
          <table:table-cell office:value-type="string">
            <text:p>nt</text:p>
          </table:table-cell>
          <table:table-cell office:value-type="string">
            <text:p>488342.01</text:p>
          </table:table-cell>
          <table:table-cell office:value-type="string">
            <text:p>4675003.1</text:p>
          </table:table-cell>
          <table:table-cell office:value-type="string">
            <text:p>42.2263700</text:p>
          </table:table-cell>
          <table:table-cell office:value-type="string">
            <text:p>2.8587377</text:p>
          </table:table-cell>
          <table:table-cell office:value-type="string">
            <text:p><text:s/>-16.631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9:25.55843</text:p>
          </table:table-cell>
          <table:table-cell office:value-type="string">
            <text:p>nt</text:p>
          </table:table-cell>
          <table:table-cell office:value-type="string">
            <text:p>487548.87</text:p>
          </table:table-cell>
          <table:table-cell office:value-type="string">
            <text:p>4672032.0</text:p>
          </table:table-cell>
          <table:table-cell office:value-type="string">
            <text:p>42.1996000</text:p>
          </table:table-cell>
          <table:table-cell office:value-type="string">
            <text:p>2.8491907</text:p>
          </table:table-cell>
          <table:table-cell office:value-type="string">
            <text:p><text:s/>-14.689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49:57.231947</text:p>
          </table:table-cell>
          <table:table-cell office:value-type="string">
            <text:p>nt</text:p>
          </table:table-cell>
          <table:table-cell office:value-type="string">
            <text:p>469658.37</text:p>
          </table:table-cell>
          <table:table-cell office:value-type="string">
            <text:p>4687736.3</text:p>
          </table:table-cell>
          <table:table-cell office:value-type="string">
            <text:p>42.3405400</text:p>
          </table:table-cell>
          <table:table-cell office:value-type="string">
            <text:p>2.6316798</text:p>
          </table:table-cell>
          <table:table-cell office:value-type="string">
            <text:p><text:s text:c="2"/>14.892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0:26.847766</text:p>
          </table:table-cell>
          <table:table-cell office:value-type="string">
            <text:p>nt</text:p>
          </table:table-cell>
          <table:table-cell office:value-type="string">
            <text:p>325855.07</text:p>
          </table:table-cell>
          <table:table-cell office:value-type="string">
            <text:p>4538807.6</text:p>
          </table:table-cell>
          <table:table-cell office:value-type="string">
            <text:p>40.9811550</text:p>
          </table:table-cell>
          <table:table-cell office:value-type="string">
            <text:p>0.9300963</text:p>
          </table:table-cell>
          <table:table-cell office:value-type="string">
            <text:p><text:s text:c="2"/>14.596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0:26.858582</text:p>
          </table:table-cell>
          <table:table-cell office:value-type="string">
            <text:p>nt</text:p>
          </table:table-cell>
          <table:table-cell office:value-type="string">
            <text:p>325347.58</text:p>
          </table:table-cell>
          <table:table-cell office:value-type="string">
            <text:p>4537443.8</text:p>
          </table:table-cell>
          <table:table-cell office:value-type="string">
            <text:p>40.9687700</text:p>
          </table:table-cell>
          <table:table-cell office:value-type="string">
            <text:p>0.9244530</text:p>
          </table:table-cell>
          <table:table-cell office:value-type="string">
            <text:p><text:s/>-10.73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6:48.276987</text:p>
          </table:table-cell>
          <table:table-cell office:value-type="string">
            <text:p>nt</text:p>
          </table:table-cell>
          <table:table-cell office:value-type="string">
            <text:p>320897.51</text:p>
          </table:table-cell>
          <table:table-cell office:value-type="string">
            <text:p>4536625.5</text:p>
          </table:table-cell>
          <table:table-cell office:value-type="string">
            <text:p>40.9604400</text:p>
          </table:table-cell>
          <table:table-cell office:value-type="string">
            <text:p>0.8718401</text:p>
          </table:table-cell>
          <table:table-cell office:value-type="string">
            <text:p><text:s/>-15.096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7:08.665284</text:p>
          </table:table-cell>
          <table:table-cell office:value-type="string">
            <text:p>nt</text:p>
          </table:table-cell>
          <table:table-cell office:value-type="string">
            <text:p>481782.47</text:p>
          </table:table-cell>
          <table:table-cell office:value-type="string">
            <text:p>4673731.7</text:p>
          </table:table-cell>
          <table:table-cell office:value-type="string">
            <text:p>42.2147940</text:p>
          </table:table-cell>
          <table:table-cell office:value-type="string">
            <text:p>2.7792947</text:p>
          </table:table-cell>
          <table:table-cell office:value-type="string">
            <text:p><text:s/>-10.69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7:55.369575</text:p>
          </table:table-cell>
          <table:table-cell office:value-type="string">
            <text:p>nt</text:p>
          </table:table-cell>
          <table:table-cell office:value-type="string">
            <text:p>491694.00</text:p>
          </table:table-cell>
          <table:table-cell office:value-type="string">
            <text:p>4679790.7</text:p>
          </table:table-cell>
          <table:table-cell office:value-type="string">
            <text:p>42.2695300</text:p>
          </table:table-cell>
          <table:table-cell office:value-type="string">
            <text:p>2.8992858</text:p>
          </table:table-cell>
          <table:table-cell office:value-type="string">
            <text:p><text:s/>-10.41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7:55.798542</text:p>
          </table:table-cell>
          <table:table-cell office:value-type="string">
            <text:p>nt</text:p>
          </table:table-cell>
          <table:table-cell office:value-type="string">
            <text:p>479965.92</text:p>
          </table:table-cell>
          <table:table-cell office:value-type="string">
            <text:p>4678974.9</text:p>
          </table:table-cell>
          <table:table-cell office:value-type="string">
            <text:p>42.2619700</text:p>
          </table:table-cell>
          <table:table-cell office:value-type="string">
            <text:p>2.7571063</text:p>
          </table:table-cell>
          <table:table-cell office:value-type="string">
            <text:p><text:s/>-20.720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7:55.902435</text:p>
          </table:table-cell>
          <table:table-cell office:value-type="string">
            <text:p>nt</text:p>
          </table:table-cell>
          <table:table-cell office:value-type="string">
            <text:p>479253.73</text:p>
          </table:table-cell>
          <table:table-cell office:value-type="string">
            <text:p>4678063.2</text:p>
          </table:table-cell>
          <table:table-cell office:value-type="string">
            <text:p>42.2537400</text:p>
          </table:table-cell>
          <table:table-cell office:value-type="string">
            <text:p>2.7485044</text:p>
          </table:table-cell>
          <table:table-cell office:value-type="string">
            <text:p><text:s/>-12.617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8:59:01.882237</text:p>
          </table:table-cell>
          <table:table-cell office:value-type="string">
            <text:p>nt</text:p>
          </table:table-cell>
          <table:table-cell office:value-type="string">
            <text:p>493904.84</text:p>
          </table:table-cell>
          <table:table-cell office:value-type="string">
            <text:p>4680623.0</text:p>
          </table:table-cell>
          <table:table-cell office:value-type="string">
            <text:p>42.2770460</text:p>
          </table:table-cell>
          <table:table-cell office:value-type="string">
            <text:p>2.9260845</text:p>
          </table:table-cell>
          <table:table-cell office:value-type="string">
            <text:p><text:s/>-11.47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0:38.281589</text:p>
          </table:table-cell>
          <table:table-cell office:value-type="string">
            <text:p>nt</text:p>
          </table:table-cell>
          <table:table-cell office:value-type="string">
            <text:p>322353.93</text:p>
          </table:table-cell>
          <table:table-cell office:value-type="string">
            <text:p>4541939.6</text:p>
          </table:table-cell>
          <table:table-cell office:value-type="string">
            <text:p>41.0085950</text:p>
          </table:table-cell>
          <table:table-cell office:value-type="string">
            <text:p>0.8876079</text:p>
          </table:table-cell>
          <table:table-cell office:value-type="string">
            <text:p>-223.517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2:43.827974</text:p>
          </table:table-cell>
          <table:table-cell office:value-type="string">
            <text:p>nt</text:p>
          </table:table-cell>
          <table:table-cell office:value-type="string">
            <text:p>321323.42</text:p>
          </table:table-cell>
          <table:table-cell office:value-type="string">
            <text:p>4543583.0</text:p>
          </table:table-cell>
          <table:table-cell office:value-type="string">
            <text:p>41.0231630</text:p>
          </table:table-cell>
          <table:table-cell office:value-type="string">
            <text:p>0.8748866</text:p>
          </table:table-cell>
          <table:table-cell office:value-type="string">
            <text:p><text:s/>-10.06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4:11.93949</text:p>
          </table:table-cell>
          <table:table-cell office:value-type="string">
            <text:p>nt</text:p>
          </table:table-cell>
          <table:table-cell office:value-type="string">
            <text:p>323217.32</text:p>
          </table:table-cell>
          <table:table-cell office:value-type="string">
            <text:p>4543750.6</text:p>
          </table:table-cell>
          <table:table-cell office:value-type="string">
            <text:p>41.0250850</text:p>
          </table:table-cell>
          <table:table-cell office:value-type="string">
            <text:p>0.8973494</text:p>
          </table:table-cell>
          <table:table-cell office:value-type="string">
            <text:p><text:s text:c="2"/>-7.936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07.278578</text:p>
          </table:table-cell>
          <table:table-cell office:value-type="string">
            <text:p>nt</text:p>
          </table:table-cell>
          <table:table-cell office:value-type="string">
            <text:p>322043.62</text:p>
          </table:table-cell>
          <table:table-cell office:value-type="string">
            <text:p>4541757.3</text:p>
          </table:table-cell>
          <table:table-cell office:value-type="string">
            <text:p>41.0068860</text:p>
          </table:table-cell>
          <table:table-cell office:value-type="string">
            <text:p>0.8839730</text:p>
          </table:table-cell>
          <table:table-cell office:value-type="string">
            <text:p><text:s/>-14.282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204292</text:p>
          </table:table-cell>
          <table:table-cell office:value-type="string">
            <text:p>nt</text:p>
          </table:table-cell>
          <table:table-cell office:value-type="string">
            <text:p>322035.96</text:p>
          </table:table-cell>
          <table:table-cell office:value-type="string">
            <text:p>4542739.7</text:p>
          </table:table-cell>
          <table:table-cell office:value-type="string">
            <text:p>41.0157280</text:p>
          </table:table-cell>
          <table:table-cell office:value-type="string">
            <text:p>0.8835989</text:p>
          </table:table-cell>
          <table:table-cell office:value-type="string">
            <text:p><text:s/>-12.95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228727</text:p>
          </table:table-cell>
          <table:table-cell office:value-type="string">
            <text:p>nt</text:p>
          </table:table-cell>
          <table:table-cell office:value-type="string">
            <text:p>318215.48</text:p>
          </table:table-cell>
          <table:table-cell office:value-type="string">
            <text:p>4539469.4</text:p>
          </table:table-cell>
          <table:table-cell office:value-type="string">
            <text:p>40.9854470</text:p>
          </table:table-cell>
          <table:table-cell office:value-type="string">
            <text:p>0.8391572</text:p>
          </table:table-cell>
          <table:table-cell office:value-type="string">
            <text:p><text:s text:c="2"/>-7.215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250392</text:p>
          </table:table-cell>
          <table:table-cell office:value-type="string">
            <text:p>nt</text:p>
          </table:table-cell>
          <table:table-cell office:value-type="string">
            <text:p>318736.16</text:p>
          </table:table-cell>
          <table:table-cell office:value-type="string">
            <text:p>4538852.2</text:p>
          </table:table-cell>
          <table:table-cell office:value-type="string">
            <text:p>40.9800070</text:p>
          </table:table-cell>
          <table:table-cell office:value-type="string">
            <text:p>0.8455232</text:p>
          </table:table-cell>
          <table:table-cell office:value-type="string">
            <text:p><text:s/>-13.486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27399</text:p>
          </table:table-cell>
          <table:table-cell office:value-type="string">
            <text:p>nt</text:p>
          </table:table-cell>
          <table:table-cell office:value-type="string">
            <text:p>321869.59</text:p>
          </table:table-cell>
          <table:table-cell office:value-type="string">
            <text:p>4542016.6</text:p>
          </table:table-cell>
          <table:table-cell office:value-type="string">
            <text:p>41.0091820</text:p>
          </table:table-cell>
          <table:table-cell office:value-type="string">
            <text:p>0.8818302</text:p>
          </table:table-cell>
          <table:table-cell office:value-type="string">
            <text:p><text:s text:c="2"/>-9.638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317184</text:p>
          </table:table-cell>
          <table:table-cell office:value-type="string">
            <text:p>nt</text:p>
          </table:table-cell>
          <table:table-cell office:value-type="string">
            <text:p>320915.78</text:p>
          </table:table-cell>
          <table:table-cell office:value-type="string">
            <text:p>4540195.9</text:p>
          </table:table-cell>
          <table:table-cell office:value-type="string">
            <text:p>40.9925840</text:p>
          </table:table-cell>
          <table:table-cell office:value-type="string">
            <text:p>0.8710235</text:p>
          </table:table-cell>
          <table:table-cell office:value-type="string">
            <text:p><text:s/>-10.63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5:53.377402</text:p>
          </table:table-cell>
          <table:table-cell office:value-type="string">
            <text:p>nt</text:p>
          </table:table-cell>
          <table:table-cell office:value-type="string">
            <text:p>321952.81</text:p>
          </table:table-cell>
          <table:table-cell office:value-type="string">
            <text:p>4542136.5</text:p>
          </table:table-cell>
          <table:table-cell office:value-type="string">
            <text:p>41.0102800</text:p>
          </table:table-cell>
          <table:table-cell office:value-type="string">
            <text:p>0.8827846</text:p>
          </table:table-cell>
          <table:table-cell office:value-type="string">
            <text:p><text:s text:c="2"/>-7.603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6:57.976603</text:p>
          </table:table-cell>
          <table:table-cell office:value-type="string">
            <text:p>nt</text:p>
          </table:table-cell>
          <table:table-cell office:value-type="string">
            <text:p>482154.07</text:p>
          </table:table-cell>
          <table:table-cell office:value-type="string">
            <text:p>4681103.5</text:p>
          </table:table-cell>
          <table:table-cell office:value-type="string">
            <text:p>42.2811930</text:p>
          </table:table-cell>
          <table:table-cell office:value-type="string">
            <text:p>2.7835698</text:p>
          </table:table-cell>
          <table:table-cell office:value-type="string">
            <text:p><text:s/>-15.281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6:58.227623</text:p>
          </table:table-cell>
          <table:table-cell office:value-type="string">
            <text:p>nt</text:p>
          </table:table-cell>
          <table:table-cell office:value-type="string">
            <text:p>480759.27</text:p>
          </table:table-cell>
          <table:table-cell office:value-type="string">
            <text:p>4679812.7</text:p>
          </table:table-cell>
          <table:table-cell office:value-type="string">
            <text:p>42.2695350</text:p>
          </table:table-cell>
          <table:table-cell office:value-type="string">
            <text:p>2.7666970</text:p>
          </table:table-cell>
          <table:table-cell office:value-type="string">
            <text:p><text:s text:c="2"/>-7.733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07:23.995969</text:p>
          </table:table-cell>
          <table:table-cell office:value-type="string">
            <text:p>nt</text:p>
          </table:table-cell>
          <table:table-cell office:value-type="string">
            <text:p>569135.51</text:p>
          </table:table-cell>
          <table:table-cell office:value-type="string">
            <text:p>4611296.4</text:p>
          </table:table-cell>
          <table:table-cell office:value-type="string">
            <text:p>41.6496850</text:p>
          </table:table-cell>
          <table:table-cell office:value-type="string">
            <text:p>3.8302128</text:p>
          </table:table-cell>
          <table:table-cell office:value-type="string">
            <text:p><text:s/>-12.635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0:07.029736</text:p>
          </table:table-cell>
          <table:table-cell office:value-type="string">
            <text:p>nt</text:p>
          </table:table-cell>
          <table:table-cell office:value-type="string">
            <text:p>320355.07</text:p>
          </table:table-cell>
          <table:table-cell office:value-type="string">
            <text:p>4544402.5</text:p>
          </table:table-cell>
          <table:table-cell office:value-type="string">
            <text:p>41.0303270</text:p>
          </table:table-cell>
          <table:table-cell office:value-type="string">
            <text:p>0.8631384</text:p>
          </table:table-cell>
          <table:table-cell office:value-type="string">
            <text:p><text:s text:c="2"/>-5.143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0:50.574656</text:p>
          </table:table-cell>
          <table:table-cell office:value-type="string">
            <text:p>nt</text:p>
          </table:table-cell>
          <table:table-cell office:value-type="string">
            <text:p>395495.08</text:p>
          </table:table-cell>
          <table:table-cell office:value-type="string">
            <text:p>4192684.2</text:p>
          </table:table-cell>
          <table:table-cell office:value-type="string">
            <text:p>37.8750300</text:p>
          </table:table-cell>
          <table:table-cell office:value-type="string">
            <text:p>1.8117907</text:p>
          </table:table-cell>
          <table:table-cell office:value-type="string">
            <text:p><text:s/>101.269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1:14.01608</text:p>
          </table:table-cell>
          <table:table-cell office:value-type="string">
            <text:p>nt</text:p>
          </table:table-cell>
          <table:table-cell office:value-type="string">
            <text:p>487827.88</text:p>
          </table:table-cell>
          <table:table-cell office:value-type="string">
            <text:p>4688234.6</text:p>
          </table:table-cell>
          <table:table-cell office:value-type="string">
            <text:p>42.3455240</text:p>
          </table:table-cell>
          <table:table-cell office:value-type="string">
            <text:p>2.8522296</text:p>
          </table:table-cell>
          <table:table-cell office:value-type="string">
            <text:p><text:s text:c="2"/>14.911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2:03.872506</text:p>
          </table:table-cell>
          <table:table-cell office:value-type="string">
            <text:p>nt</text:p>
          </table:table-cell>
          <table:table-cell office:value-type="string">
            <text:p>578322.68</text:p>
          </table:table-cell>
          <table:table-cell office:value-type="string">
            <text:p>4615337.3</text:p>
          </table:table-cell>
          <table:table-cell office:value-type="string">
            <text:p>41.6852260</text:p>
          </table:table-cell>
          <table:table-cell office:value-type="string">
            <text:p>3.9410532</text:p>
          </table:table-cell>
          <table:table-cell office:value-type="string">
            <text:p><text:s/>-11.692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2:21.327239</text:p>
          </table:table-cell>
          <table:table-cell office:value-type="string">
            <text:p>nt</text:p>
          </table:table-cell>
          <table:table-cell office:value-type="string">
            <text:p>321354.49</text:p>
          </table:table-cell>
          <table:table-cell office:value-type="string">
            <text:p>4544428.1</text:p>
          </table:table-cell>
          <table:table-cell office:value-type="string">
            <text:p>41.0307770</text:p>
          </table:table-cell>
          <table:table-cell office:value-type="string">
            <text:p>0.8750113</text:p>
          </table:table-cell>
          <table:table-cell office:value-type="string">
            <text:p><text:s/>-17.131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2:21.666355</text:p>
          </table:table-cell>
          <table:table-cell office:value-type="string">
            <text:p>nt</text:p>
          </table:table-cell>
          <table:table-cell office:value-type="string">
            <text:p>316794.12</text:p>
          </table:table-cell>
          <table:table-cell office:value-type="string">
            <text:p>4547068.9</text:p>
          </table:table-cell>
          <table:table-cell office:value-type="string">
            <text:p>41.0535350</text:p>
          </table:table-cell>
          <table:table-cell office:value-type="string">
            <text:p>0.8200181</text:p>
          </table:table-cell>
          <table:table-cell office:value-type="string">
            <text:p><text:s text:c="2"/>-7.21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2:21.823079</text:p>
          </table:table-cell>
          <table:table-cell office:value-type="string">
            <text:p>nt</text:p>
          </table:table-cell>
          <table:table-cell office:value-type="string">
            <text:p>313950.80</text:p>
          </table:table-cell>
          <table:table-cell office:value-type="string">
            <text:p>4543297.6</text:p>
          </table:table-cell>
          <table:table-cell office:value-type="string">
            <text:p>41.0189440</text:p>
          </table:table-cell>
          <table:table-cell office:value-type="string">
            <text:p>0.7873467</text:p>
          </table:table-cell>
          <table:table-cell office:value-type="string">
            <text:p><text:s text:c="2"/>-6.900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3:29.023337</text:p>
          </table:table-cell>
          <table:table-cell office:value-type="string">
            <text:p>nt</text:p>
          </table:table-cell>
          <table:table-cell office:value-type="string">
            <text:p>430008.75</text:p>
          </table:table-cell>
          <table:table-cell office:value-type="string">
            <text:p>4570735.4</text:p>
          </table:table-cell>
          <table:table-cell office:value-type="string">
            <text:p>41.2843060</text:p>
          </table:table-cell>
          <table:table-cell office:value-type="string">
            <text:p>2.1642168</text:p>
          </table:table-cell>
          <table:table-cell office:value-type="string">
            <text:p><text:s text:c="2"/>-9.157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3:29.037121</text:p>
          </table:table-cell>
          <table:table-cell office:value-type="string">
            <text:p>nt</text:p>
          </table:table-cell>
          <table:table-cell office:value-type="string">
            <text:p>429727.55</text:p>
          </table:table-cell>
          <table:table-cell office:value-type="string">
            <text:p>4571622.3</text:p>
          </table:table-cell>
          <table:table-cell office:value-type="string">
            <text:p>41.2922700</text:p>
          </table:table-cell>
          <table:table-cell office:value-type="string">
            <text:p>2.1607570</text:p>
          </table:table-cell>
          <table:table-cell office:value-type="string">
            <text:p><text:s/>-24.3645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4:13.478038</text:p>
          </table:table-cell>
          <table:table-cell office:value-type="string">
            <text:p>nt</text:p>
          </table:table-cell>
          <table:table-cell office:value-type="string">
            <text:p>580217.52</text:p>
          </table:table-cell>
          <table:table-cell office:value-type="string">
            <text:p>4616964.4</text:p>
          </table:table-cell>
          <table:table-cell office:value-type="string">
            <text:p>41.6996900</text:p>
          </table:table-cell>
          <table:table-cell office:value-type="string">
            <text:p>3.9640355</text:p>
          </table:table-cell>
          <table:table-cell office:value-type="string">
            <text:p><text:s/>-11.95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4:13.654831</text:p>
          </table:table-cell>
          <table:table-cell office:value-type="string">
            <text:p>nt</text:p>
          </table:table-cell>
          <table:table-cell office:value-type="string">
            <text:p>577063.10</text:p>
          </table:table-cell>
          <table:table-cell office:value-type="string">
            <text:p>4619295.3</text:p>
          </table:table-cell>
          <table:table-cell office:value-type="string">
            <text:p>41.7209930</text:p>
          </table:table-cell>
          <table:table-cell office:value-type="string">
            <text:p>3.9264326</text:p>
          </table:table-cell>
          <table:table-cell office:value-type="string">
            <text:p><text:s/>-11.67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4:30.292711</text:p>
          </table:table-cell>
          <table:table-cell office:value-type="string">
            <text:p>nt</text:p>
          </table:table-cell>
          <table:table-cell office:value-type="string">
            <text:p>394003.14</text:p>
          </table:table-cell>
          <table:table-cell office:value-type="string">
            <text:p>4203442.5</text:p>
          </table:table-cell>
          <table:table-cell office:value-type="string">
            <text:p>37.9717980</text:p>
          </table:table-cell>
          <table:table-cell office:value-type="string">
            <text:p>1.7932476</text:p>
          </table:table-cell>
          <table:table-cell office:value-type="string">
            <text:p><text:s text:c="2"/>88.171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5:42.030824</text:p>
          </table:table-cell>
          <table:table-cell office:value-type="string">
            <text:p>nt</text:p>
          </table:table-cell>
          <table:table-cell office:value-type="string">
            <text:p>563965.11</text:p>
          </table:table-cell>
          <table:table-cell office:value-type="string">
            <text:p>4625484.7</text:p>
          </table:table-cell>
          <table:table-cell office:value-type="string">
            <text:p>41.7778970</text:p>
          </table:table-cell>
          <table:table-cell office:value-type="string">
            <text:p>3.7696526</text:p>
          </table:table-cell>
          <table:table-cell office:value-type="string">
            <text:p><text:s/>-10.69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6:04.328074</text:p>
          </table:table-cell>
          <table:table-cell office:value-type="string">
            <text:p>nt</text:p>
          </table:table-cell>
          <table:table-cell office:value-type="string">
            <text:p>482322.83</text:p>
          </table:table-cell>
          <table:table-cell office:value-type="string">
            <text:p>4688343.0</text:p>
          </table:table-cell>
          <table:table-cell office:value-type="string">
            <text:p>42.3463940</text:p>
          </table:table-cell>
          <table:table-cell office:value-type="string">
            <text:p>2.7853950</text:p>
          </table:table-cell>
          <table:table-cell office:value-type="string">
            <text:p><text:s/>-72.982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6:04.340983</text:p>
          </table:table-cell>
          <table:table-cell office:value-type="string">
            <text:p>nt</text:p>
          </table:table-cell>
          <table:table-cell office:value-type="string">
            <text:p>482389.11</text:p>
          </table:table-cell>
          <table:table-cell office:value-type="string">
            <text:p>4689086.3</text:p>
          </table:table-cell>
          <table:table-cell office:value-type="string">
            <text:p>42.3530900</text:p>
          </table:table-cell>
          <table:table-cell office:value-type="string">
            <text:p>2.7861770</text:p>
          </table:table-cell>
          <table:table-cell office:value-type="string">
            <text:p><text:s/>-18.13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8:02.165126</text:p>
          </table:table-cell>
          <table:table-cell office:value-type="string">
            <text:p>nt</text:p>
          </table:table-cell>
          <table:table-cell office:value-type="string">
            <text:p>578931.17</text:p>
          </table:table-cell>
          <table:table-cell office:value-type="string">
            <text:p>4629431.1</text:p>
          </table:table-cell>
          <table:table-cell office:value-type="string">
            <text:p>41.8120880</text:p>
          </table:table-cell>
          <table:table-cell office:value-type="string">
            <text:p>3.9502332</text:p>
          </table:table-cell>
          <table:table-cell office:value-type="string">
            <text:p><text:s/>-12.54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8:02.311968</text:p>
          </table:table-cell>
          <table:table-cell office:value-type="string">
            <text:p>nt</text:p>
          </table:table-cell>
          <table:table-cell office:value-type="string">
            <text:p>608555.30</text:p>
          </table:table-cell>
          <table:table-cell office:value-type="string">
            <text:p>4633657.9</text:p>
          </table:table-cell>
          <table:table-cell office:value-type="string">
            <text:p>41.8466450</text:p>
          </table:table-cell>
          <table:table-cell office:value-type="string">
            <text:p>4.3075680</text:p>
          </table:table-cell>
          <table:table-cell office:value-type="string">
            <text:p><text:s/>-12.284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19:59.007398</text:p>
          </table:table-cell>
          <table:table-cell office:value-type="string">
            <text:p>nt</text:p>
          </table:table-cell>
          <table:table-cell office:value-type="string">
            <text:p>576966.80</text:p>
          </table:table-cell>
          <table:table-cell office:value-type="string">
            <text:p>4631050.6</text:p>
          </table:table-cell>
          <table:table-cell office:value-type="string">
            <text:p>41.8268660</text:p>
          </table:table-cell>
          <table:table-cell office:value-type="string">
            <text:p>3.9267979</text:p>
          </table:table-cell>
          <table:table-cell office:value-type="string">
            <text:p><text:s/>-13.22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20:35.498438</text:p>
          </table:table-cell>
          <table:table-cell office:value-type="string">
            <text:p>nt</text:p>
          </table:table-cell>
          <table:table-cell office:value-type="string">
            <text:p>479724.81</text:p>
          </table:table-cell>
          <table:table-cell office:value-type="string">
            <text:p>4691827.5</text:p>
          </table:table-cell>
          <table:table-cell office:value-type="string">
            <text:p>42.3777120</text:p>
          </table:table-cell>
          <table:table-cell office:value-type="string">
            <text:p>2.7537322</text:p>
          </table:table-cell>
          <table:table-cell office:value-type="string">
            <text:p>-119.4730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23:22.740256</text:p>
          </table:table-cell>
          <table:table-cell office:value-type="string">
            <text:p>nt</text:p>
          </table:table-cell>
          <table:table-cell office:value-type="string">
            <text:p>483599.90</text:p>
          </table:table-cell>
          <table:table-cell office:value-type="string">
            <text:p>4692963.7</text:p>
          </table:table-cell>
          <table:table-cell office:value-type="string">
            <text:p>42.3880350</text:p>
          </table:table-cell>
          <table:table-cell office:value-type="string">
            <text:p>2.8007674</text:p>
          </table:table-cell>
          <table:table-cell office:value-type="string">
            <text:p><text:s/>-19.18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29:16.396154</text:p>
          </table:table-cell>
          <table:table-cell office:value-type="string">
            <text:p>nt</text:p>
          </table:table-cell>
          <table:table-cell office:value-type="string">
            <text:p>479929.19</text:p>
          </table:table-cell>
          <table:table-cell office:value-type="string">
            <text:p>4694551.9</text:p>
          </table:table-cell>
          <table:table-cell office:value-type="string">
            <text:p>42.4022520</text:p>
          </table:table-cell>
          <table:table-cell office:value-type="string">
            <text:p>2.7561197</text:p>
          </table:table-cell>
          <table:table-cell office:value-type="string">
            <text:p><text:s/>-28.527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32:48.081239</text:p>
          </table:table-cell>
          <table:table-cell office:value-type="string">
            <text:p>nt</text:p>
          </table:table-cell>
          <table:table-cell office:value-type="string">
            <text:p>539657.71</text:p>
          </table:table-cell>
          <table:table-cell office:value-type="string">
            <text:p>4652804.0</text:p>
          </table:table-cell>
          <table:table-cell office:value-type="string">
            <text:p>42.0255280</text:p>
          </table:table-cell>
          <table:table-cell office:value-type="string">
            <text:p>3.4790250</text:p>
          </table:table-cell>
          <table:table-cell office:value-type="string">
            <text:p><text:s/>-14.633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33:47.888778</text:p>
          </table:table-cell>
          <table:table-cell office:value-type="string">
            <text:p>nt</text:p>
          </table:table-cell>
          <table:table-cell office:value-type="string">
            <text:p>358053.74</text:p>
          </table:table-cell>
          <table:table-cell office:value-type="string">
            <text:p>4190851.6</text:p>
          </table:table-cell>
          <table:table-cell office:value-type="string">
            <text:p>37.8534550</text:p>
          </table:table-cell>
          <table:table-cell office:value-type="string">
            <text:p>1.3865817</text:p>
          </table:table-cell>
          <table:table-cell office:value-type="string">
            <text:p><text:s/>104.303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38:02.619573</text:p>
          </table:table-cell>
          <table:table-cell office:value-type="string">
            <text:p>nt</text:p>
          </table:table-cell>
          <table:table-cell office:value-type="string">
            <text:p>547776.65</text:p>
          </table:table-cell>
          <table:table-cell office:value-type="string">
            <text:p>4652114.8</text:p>
          </table:table-cell>
          <table:table-cell office:value-type="string">
            <text:p>42.0188700</text:p>
          </table:table-cell>
          <table:table-cell office:value-type="string">
            <text:p>3.5770330</text:p>
          </table:table-cell>
          <table:table-cell office:value-type="string">
            <text:p><text:s/>-13.30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1:48.708366</text:p>
          </table:table-cell>
          <table:table-cell office:value-type="string">
            <text:p>nt</text:p>
          </table:table-cell>
          <table:table-cell office:value-type="string">
            <text:p>398150.91</text:p>
          </table:table-cell>
          <table:table-cell office:value-type="string">
            <text:p>4578090.2</text:p>
          </table:table-cell>
          <table:table-cell office:value-type="string">
            <text:p>41.3471500</text:p>
          </table:table-cell>
          <table:table-cell office:value-type="string">
            <text:p>1.7826319</text:p>
          </table:table-cell>
          <table:table-cell office:value-type="string">
            <text:p><text:s/>-10.545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1:48.738261</text:p>
          </table:table-cell>
          <table:table-cell office:value-type="string">
            <text:p>nt</text:p>
          </table:table-cell>
          <table:table-cell office:value-type="string">
            <text:p>399637.37</text:p>
          </table:table-cell>
          <table:table-cell office:value-type="string">
            <text:p>4578975.6</text:p>
          </table:table-cell>
          <table:table-cell office:value-type="string">
            <text:p>41.3553100</text:p>
          </table:table-cell>
          <table:table-cell office:value-type="string">
            <text:p>1.8002489</text:p>
          </table:table-cell>
          <table:table-cell office:value-type="string">
            <text:p><text:s text:c="2"/>-7.048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1:48.765718</text:p>
          </table:table-cell>
          <table:table-cell office:value-type="string">
            <text:p>nt</text:p>
          </table:table-cell>
          <table:table-cell office:value-type="string">
            <text:p>398101.16</text:p>
          </table:table-cell>
          <table:table-cell office:value-type="string">
            <text:p>4578077.3</text:p>
          </table:table-cell>
          <table:table-cell office:value-type="string">
            <text:p>41.3470270</text:p>
          </table:table-cell>
          <table:table-cell office:value-type="string">
            <text:p>1.7820395</text:p>
          </table:table-cell>
          <table:table-cell office:value-type="string">
            <text:p><text:s/>-11.599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1:48.787829</text:p>
          </table:table-cell>
          <table:table-cell office:value-type="string">
            <text:p>nt</text:p>
          </table:table-cell>
          <table:table-cell office:value-type="string">
            <text:p>397938.17</text:p>
          </table:table-cell>
          <table:table-cell office:value-type="string">
            <text:p>4578051.0</text:p>
          </table:table-cell>
          <table:table-cell office:value-type="string">
            <text:p>41.3467700</text:p>
          </table:table-cell>
          <table:table-cell office:value-type="string">
            <text:p>1.7800962</text:p>
          </table:table-cell>
          <table:table-cell office:value-type="string">
            <text:p><text:s/>-17.963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1:48.81376</text:p>
          </table:table-cell>
          <table:table-cell office:value-type="string">
            <text:p>nt</text:p>
          </table:table-cell>
          <table:table-cell office:value-type="string">
            <text:p>397827.03</text:p>
          </table:table-cell>
          <table:table-cell office:value-type="string">
            <text:p>4578144.8</text:p>
          </table:table-cell>
          <table:table-cell office:value-type="string">
            <text:p>41.3476000</text:p>
          </table:table-cell>
          <table:table-cell office:value-type="string">
            <text:p>1.7787523</text:p>
          </table:table-cell>
          <table:table-cell office:value-type="string">
            <text:p><text:s text:c="2"/>-7.418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4:54.467831</text:p>
          </table:table-cell>
          <table:table-cell office:value-type="string">
            <text:p>nt</text:p>
          </table:table-cell>
          <table:table-cell office:value-type="string">
            <text:p>418124.38</text:p>
          </table:table-cell>
          <table:table-cell office:value-type="string">
            <text:p>4576063.8</text:p>
          </table:table-cell>
          <table:table-cell office:value-type="string">
            <text:p>41.3311770</text:p>
          </table:table-cell>
          <table:table-cell office:value-type="string">
            <text:p>2.0216038</text:p>
          </table:table-cell>
          <table:table-cell office:value-type="string">
            <text:p><text:s/>-18.703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9:54:54.49142</text:p>
          </table:table-cell>
          <table:table-cell office:value-type="string">
            <text:p>nt</text:p>
          </table:table-cell>
          <table:table-cell office:value-type="string">
            <text:p>417646.78</text:p>
          </table:table-cell>
          <table:table-cell office:value-type="string">
            <text:p>4576376.6</text:p>
          </table:table-cell>
          <table:table-cell office:value-type="string">
            <text:p>41.3339460</text:p>
          </table:table-cell>
          <table:table-cell office:value-type="string">
            <text:p>2.0158550</text:p>
          </table:table-cell>
          <table:table-cell office:value-type="string">
            <text:p><text:s text:c="2"/>-4.310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0:29.756523</text:p>
          </table:table-cell>
          <table:table-cell office:value-type="string">
            <text:p>nt</text:p>
          </table:table-cell>
          <table:table-cell office:value-type="string">
            <text:p>579592.59</text:p>
          </table:table-cell>
          <table:table-cell office:value-type="string">
            <text:p>4622987.4</text:p>
          </table:table-cell>
          <table:table-cell office:value-type="string">
            <text:p>41.7539940</text:p>
          </table:table-cell>
          <table:table-cell office:value-type="string">
            <text:p>3.9573312</text:p>
          </table:table-cell>
          <table:table-cell office:value-type="string">
            <text:p><text:s/>-15.558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0:29.814566</text:p>
          </table:table-cell>
          <table:table-cell office:value-type="string">
            <text:p>nt</text:p>
          </table:table-cell>
          <table:table-cell office:value-type="string">
            <text:p>583562.59</text:p>
          </table:table-cell>
          <table:table-cell office:value-type="string">
            <text:p>4624688.0</text:p>
          </table:table-cell>
          <table:table-cell office:value-type="string">
            <text:p>41.7689000</text:p>
          </table:table-cell>
          <table:table-cell office:value-type="string">
            <text:p>4.0053140</text:p>
          </table:table-cell>
          <table:table-cell office:value-type="string">
            <text:p><text:s/>-13.727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0:29.876342</text:p>
          </table:table-cell>
          <table:table-cell office:value-type="string">
            <text:p>nt</text:p>
          </table:table-cell>
          <table:table-cell office:value-type="string">
            <text:p>582245.72</text:p>
          </table:table-cell>
          <table:table-cell office:value-type="string">
            <text:p>4624650.5</text:p>
          </table:table-cell>
          <table:table-cell office:value-type="string">
            <text:p>41.7687000</text:p>
          </table:table-cell>
          <table:table-cell office:value-type="string">
            <text:p>3.9894683</text:p>
          </table:table-cell>
          <table:table-cell office:value-type="string">
            <text:p><text:s/>-13.72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3:08.256199</text:p>
          </table:table-cell>
          <table:table-cell office:value-type="string">
            <text:p>nt</text:p>
          </table:table-cell>
          <table:table-cell office:value-type="string">
            <text:p>576847.88</text:p>
          </table:table-cell>
          <table:table-cell office:value-type="string">
            <text:p>4622779.1</text:p>
          </table:table-cell>
          <table:table-cell office:value-type="string">
            <text:p>41.7523880</text:p>
          </table:table-cell>
          <table:table-cell office:value-type="string">
            <text:p>3.9242954</text:p>
          </table:table-cell>
          <table:table-cell office:value-type="string">
            <text:p>-110.093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4:22.468129</text:p>
          </table:table-cell>
          <table:table-cell office:value-type="string">
            <text:p>nt</text:p>
          </table:table-cell>
          <table:table-cell office:value-type="string">
            <text:p>565592.38</text:p>
          </table:table-cell>
          <table:table-cell office:value-type="string">
            <text:p>4620605.9</text:p>
          </table:table-cell>
          <table:table-cell office:value-type="string">
            <text:p>41.7338260</text:p>
          </table:table-cell>
          <table:table-cell office:value-type="string">
            <text:p>3.7886927</text:p>
          </table:table-cell>
          <table:table-cell office:value-type="string">
            <text:p><text:s/>-12.69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5:49.745688</text:p>
          </table:table-cell>
          <table:table-cell office:value-type="string">
            <text:p>nt</text:p>
          </table:table-cell>
          <table:table-cell office:value-type="string">
            <text:p>579526.33</text:p>
          </table:table-cell>
          <table:table-cell office:value-type="string">
            <text:p>4623533.1</text:p>
          </table:table-cell>
          <table:table-cell office:value-type="string">
            <text:p>41.7589150</text:p>
          </table:table-cell>
          <table:table-cell office:value-type="string">
            <text:p>3.9566073</text:p>
          </table:table-cell>
          <table:table-cell office:value-type="string">
            <text:p><text:s/>-12.802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6:39.347816</text:p>
          </table:table-cell>
          <table:table-cell office:value-type="string">
            <text:p>nt</text:p>
          </table:table-cell>
          <table:table-cell office:value-type="string">
            <text:p>573557.71</text:p>
          </table:table-cell>
          <table:table-cell office:value-type="string">
            <text:p>4625035.3</text:p>
          </table:table-cell>
          <table:table-cell office:value-type="string">
            <text:p>41.7730180</text:p>
          </table:table-cell>
          <table:table-cell office:value-type="string">
            <text:p>3.8850064</text:p>
          </table:table-cell>
          <table:table-cell office:value-type="string">
            <text:p>-124.172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6:39.581649</text:p>
          </table:table-cell>
          <table:table-cell office:value-type="string">
            <text:p>nt</text:p>
          </table:table-cell>
          <table:table-cell office:value-type="string">
            <text:p>569527.69</text:p>
          </table:table-cell>
          <table:table-cell office:value-type="string">
            <text:p>4623842.6</text:p>
          </table:table-cell>
          <table:table-cell office:value-type="string">
            <text:p>41.7626400</text:p>
          </table:table-cell>
          <table:table-cell office:value-type="string">
            <text:p>3.8363850</text:p>
          </table:table-cell>
          <table:table-cell office:value-type="string">
            <text:p><text:s/>-12.43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6:39.646041</text:p>
          </table:table-cell>
          <table:table-cell office:value-type="string">
            <text:p>nt</text:p>
          </table:table-cell>
          <table:table-cell office:value-type="string">
            <text:p>565136.37</text:p>
          </table:table-cell>
          <table:table-cell office:value-type="string">
            <text:p>4623689.6</text:p>
          </table:table-cell>
          <table:table-cell office:value-type="string">
            <text:p>41.7616350</text:p>
          </table:table-cell>
          <table:table-cell office:value-type="string">
            <text:p>3.7835476</text:p>
          </table:table-cell>
          <table:table-cell office:value-type="string">
            <text:p><text:s/>-11.266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6:58.137875</text:p>
          </table:table-cell>
          <table:table-cell office:value-type="string">
            <text:p>nt</text:p>
          </table:table-cell>
          <table:table-cell office:value-type="string">
            <text:p>694112.64</text:p>
          </table:table-cell>
          <table:table-cell office:value-type="string">
            <text:p>4464156.6</text:p>
          </table:table-cell>
          <table:table-cell office:value-type="string">
            <text:p>40.3046950</text:p>
          </table:table-cell>
          <table:table-cell office:value-type="string">
            <text:p>5.2840366</text:p>
          </table:table-cell>
          <table:table-cell office:value-type="string">
            <text:p><text:s text:c="2"/>91.33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6:59.452962</text:p>
          </table:table-cell>
          <table:table-cell office:value-type="string">
            <text:p>nt</text:p>
          </table:table-cell>
          <table:table-cell office:value-type="string">
            <text:p>675050.27</text:p>
          </table:table-cell>
          <table:table-cell office:value-type="string">
            <text:p>4486936.3</text:p>
          </table:table-cell>
          <table:table-cell office:value-type="string">
            <text:p>40.5139920</text:p>
          </table:table-cell>
          <table:table-cell office:value-type="string">
            <text:p>5.0661483</text:p>
          </table:table-cell>
          <table:table-cell office:value-type="string">
            <text:p>-131.960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8:43.385853</text:p>
          </table:table-cell>
          <table:table-cell office:value-type="string">
            <text:p>nt</text:p>
          </table:table-cell>
          <table:table-cell office:value-type="string">
            <text:p>630127.85</text:p>
          </table:table-cell>
          <table:table-cell office:value-type="string">
            <text:p>4630795.6</text:p>
          </table:table-cell>
          <table:table-cell office:value-type="string">
            <text:p>41.8176230</text:p>
          </table:table-cell>
          <table:table-cell office:value-type="string">
            <text:p>4.5666986</text:p>
          </table:table-cell>
          <table:table-cell office:value-type="string">
            <text:p><text:s text:c="2"/>29.193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8:43.388099</text:p>
          </table:table-cell>
          <table:table-cell office:value-type="string">
            <text:p>nt</text:p>
          </table:table-cell>
          <table:table-cell office:value-type="string">
            <text:p>568965.18</text:p>
          </table:table-cell>
          <table:table-cell office:value-type="string">
            <text:p>4622730.5</text:p>
          </table:table-cell>
          <table:table-cell office:value-type="string">
            <text:p>41.7526740</text:p>
          </table:table-cell>
          <table:table-cell office:value-type="string">
            <text:p>3.8294900</text:p>
          </table:table-cell>
          <table:table-cell office:value-type="string">
            <text:p>-153.180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08:43.414214</text:p>
          </table:table-cell>
          <table:table-cell office:value-type="string">
            <text:p>nt</text:p>
          </table:table-cell>
          <table:table-cell office:value-type="string">
            <text:p>590276.14</text:p>
          </table:table-cell>
          <table:table-cell office:value-type="string">
            <text:p>4622825.8</text:p>
          </table:table-cell>
          <table:table-cell office:value-type="string">
            <text:p>41.7513960</text:p>
          </table:table-cell>
          <table:table-cell office:value-type="string">
            <text:p>4.0857863</text:p>
          </table:table-cell>
          <table:table-cell office:value-type="string">
            <text:p><text:s/>-12.672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10:18.032247</text:p>
          </table:table-cell>
          <table:table-cell office:value-type="string">
            <text:p>nt</text:p>
          </table:table-cell>
          <table:table-cell office:value-type="string">
            <text:p>568602.20</text:p>
          </table:table-cell>
          <table:table-cell office:value-type="string">
            <text:p>4622985.8</text:p>
          </table:table-cell>
          <table:table-cell office:value-type="string">
            <text:p>41.7550050</text:p>
          </table:table-cell>
          <table:table-cell office:value-type="string">
            <text:p>3.8251540</text:p>
          </table:table-cell>
          <table:table-cell office:value-type="string">
            <text:p>-117.38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10:18.110063</text:p>
          </table:table-cell>
          <table:table-cell office:value-type="string">
            <text:p>nt</text:p>
          </table:table-cell>
          <table:table-cell office:value-type="string">
            <text:p>573354.73</text:p>
          </table:table-cell>
          <table:table-cell office:value-type="string">
            <text:p>4622492.8</text:p>
          </table:table-cell>
          <table:table-cell office:value-type="string">
            <text:p>41.7501400</text:p>
          </table:table-cell>
          <table:table-cell office:value-type="string">
            <text:p>3.8822508</text:p>
          </table:table-cell>
          <table:table-cell office:value-type="string">
            <text:p><text:s/>-16.77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13:04.374615</text:p>
          </table:table-cell>
          <table:table-cell office:value-type="string">
            <text:p>nt</text:p>
          </table:table-cell>
          <table:table-cell office:value-type="string">
            <text:p>562855.79</text:p>
          </table:table-cell>
          <table:table-cell office:value-type="string">
            <text:p>4623632.0</text:p>
          </table:table-cell>
          <table:table-cell office:value-type="string">
            <text:p>41.7613000</text:p>
          </table:table-cell>
          <table:table-cell office:value-type="string">
            <text:p>3.7561100</text:p>
          </table:table-cell>
          <table:table-cell office:value-type="string">
            <text:p>-142.56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18:28.256894</text:p>
          </table:table-cell>
          <table:table-cell office:value-type="string">
            <text:p>nt</text:p>
          </table:table-cell>
          <table:table-cell office:value-type="string">
            <text:p>477227.41</text:p>
          </table:table-cell>
          <table:table-cell office:value-type="string">
            <text:p>4496561.7</text:p>
          </table:table-cell>
          <table:table-cell office:value-type="string">
            <text:p>40.6188660</text:p>
          </table:table-cell>
          <table:table-cell office:value-type="string">
            <text:p>2.7307823</text:p>
          </table:table-cell>
          <table:table-cell office:value-type="string">
            <text:p><text:s/>153.939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18:28.93023</text:p>
          </table:table-cell>
          <table:table-cell office:value-type="string">
            <text:p>nt</text:p>
          </table:table-cell>
          <table:table-cell office:value-type="string">
            <text:p>465541.88</text:p>
          </table:table-cell>
          <table:table-cell office:value-type="string">
            <text:p>4500707.4</text:p>
          </table:table-cell>
          <table:table-cell office:value-type="string">
            <text:p>40.6558070</text:p>
          </table:table-cell>
          <table:table-cell office:value-type="string">
            <text:p>2.5924115</text:p>
          </table:table-cell>
          <table:table-cell office:value-type="string">
            <text:p><text:s text:c="2"/>18.759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30:47.587001</text:p>
          </table:table-cell>
          <table:table-cell office:value-type="string">
            <text:p>nt</text:p>
          </table:table-cell>
          <table:table-cell office:value-type="string">
            <text:p>579479.73</text:p>
          </table:table-cell>
          <table:table-cell office:value-type="string">
            <text:p>4637727.4</text:p>
          </table:table-cell>
          <table:table-cell office:value-type="string">
            <text:p>41.8867450</text:p>
          </table:table-cell>
          <table:table-cell office:value-type="string">
            <text:p>3.9579504</text:p>
          </table:table-cell>
          <table:table-cell office:value-type="string">
            <text:p><text:s/>-17.242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51:34.196025</text:p>
          </table:table-cell>
          <table:table-cell office:value-type="string">
            <text:p>nt</text:p>
          </table:table-cell>
          <table:table-cell office:value-type="string">
            <text:p>757776.00</text:p>
          </table:table-cell>
          <table:table-cell office:value-type="string">
            <text:p>4425812.7</text:p>
          </table:table-cell>
          <table:table-cell office:value-type="string">
            <text:p>39.9425200</text:p>
          </table:table-cell>
          <table:table-cell office:value-type="string">
            <text:p>6.0169670</text:p>
          </table:table-cell>
          <table:table-cell office:value-type="string">
            <text:p><text:s/>148.629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54:22.553497</text:p>
          </table:table-cell>
          <table:table-cell office:value-type="string">
            <text:p>nt</text:p>
          </table:table-cell>
          <table:table-cell office:value-type="string">
            <text:p>687920.38</text:p>
          </table:table-cell>
          <table:table-cell office:value-type="string">
            <text:p>4471567.5</text:p>
          </table:table-cell>
          <table:table-cell office:value-type="string">
            <text:p>40.3728260</text:p>
          </table:table-cell>
          <table:table-cell office:value-type="string">
            <text:p>5.2134075</text:p>
          </table:table-cell>
          <table:table-cell office:value-type="string">
            <text:p><text:s/>100.566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57:14.962149</text:p>
          </table:table-cell>
          <table:table-cell office:value-type="string">
            <text:p>nt</text:p>
          </table:table-cell>
          <table:table-cell office:value-type="string">
            <text:p>417220.66</text:p>
          </table:table-cell>
          <table:table-cell office:value-type="string">
            <text:p>4518290.7</text:p>
          </table:table-cell>
          <table:table-cell office:value-type="string">
            <text:p>40.8107500</text:p>
          </table:table-cell>
          <table:table-cell office:value-type="string">
            <text:p>2.0185750</text:p>
          </table:table-cell>
          <table:table-cell table:style-name="ce2" office:value-type="string">
            <text:p><text:s text:c="3"/>8.1585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0:57:15.003103</text:p>
          </table:table-cell>
          <table:table-cell office:value-type="string">
            <text:p>nt</text:p>
          </table:table-cell>
          <table:table-cell office:value-type="string">
            <text:p>421819.10</text:p>
          </table:table-cell>
          <table:table-cell office:value-type="string">
            <text:p>4523559.6</text:p>
          </table:table-cell>
          <table:table-cell office:value-type="string">
            <text:p>40.8586580</text:p>
          </table:table-cell>
          <table:table-cell office:value-type="string">
            <text:p>2.0724254</text:p>
          </table:table-cell>
          <table:table-cell office:value-type="string">
            <text:p><text:s/>184.556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04:11.939345</text:p>
          </table:table-cell>
          <table:table-cell office:value-type="string">
            <text:p>nt</text:p>
          </table:table-cell>
          <table:table-cell office:value-type="string">
            <text:p>844323.99</text:p>
          </table:table-cell>
          <table:table-cell office:value-type="string">
            <text:p>4333711.8</text:p>
          </table:table-cell>
          <table:table-cell office:value-type="string">
            <text:p>39.0839420</text:p>
          </table:table-cell>
          <table:table-cell office:value-type="string">
            <text:p>6.9802730</text:p>
          </table:table-cell>
          <table:table-cell office:value-type="string">
            <text:p>-154.6600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04:18.385615</text:p>
          </table:table-cell>
          <table:table-cell office:value-type="string">
            <text:p>nt</text:p>
          </table:table-cell>
          <table:table-cell office:value-type="string">
            <text:p>414800.47</text:p>
          </table:table-cell>
          <table:table-cell office:value-type="string">
            <text:p>4527506.8</text:p>
          </table:table-cell>
          <table:table-cell office:value-type="string">
            <text:p>40.8935100</text:p>
          </table:table-cell>
          <table:table-cell office:value-type="string">
            <text:p>1.9886240</text:p>
          </table:table-cell>
          <table:table-cell office:value-type="string">
            <text:p><text:s text:c="2"/>18.7220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04:18.405042</text:p>
          </table:table-cell>
          <table:table-cell office:value-type="string">
            <text:p>nt</text:p>
          </table:table-cell>
          <table:table-cell office:value-type="string">
            <text:p>417336.83</text:p>
          </table:table-cell>
          <table:table-cell office:value-type="string">
            <text:p>4525114.2</text:p>
          </table:table-cell>
          <table:table-cell office:value-type="string">
            <text:p>40.8722200</text:p>
          </table:table-cell>
          <table:table-cell office:value-type="string">
            <text:p>2.0190463</text:p>
          </table:table-cell>
          <table:table-cell office:value-type="string">
            <text:p><text:s text:c="2"/>99.6225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3-11-17 01:05:26.280343</text:p>
          </table:table-cell>
          <table:table-cell office:value-type="string">
            <text:p>nt</text:p>
          </table:table-cell>
          <table:table-cell office:value-type="string">
            <text:p>850154.47</text:p>
          </table:table-cell>
          <table:table-cell office:value-type="string">
            <text:p>4329424.8</text:p>
          </table:table-cell>
          <table:table-cell office:value-type="string">
            <text:p>39.0430900</text:p>
          </table:table-cell>
          <table:table-cell office:value-type="string">
            <text:p>7.0453124</text:p>
          </table:table-cell>
          <table:table-cell office:value-type="string">
            <text:p><text:s text:c="2"/>94.6090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6T15:11:55</dc:date>
    <dc:creator>roger </dc:creator>
    <meta:document-statistic meta:table-count="1" meta:cell-count="2780" meta:object-count="0"/>
    <meta:generator>LibreOffice/3.5$Linux_X86_64 LibreOffice_project/350m1$Build-2</meta:generator>
  </office:meta>
</office:document-meta>
</file>